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style>
    <style:style style:name="P3" style:parent-style-name="Textbody" style:family="paragraph">
      <style:paragraph-properties fo:margin-top="0in" fo:margin-bottom="0in" fo:line-height="150%"/>
    </style:style>
    <style:style style:name="P4" style:parent-style-name="Textbody" style:family="paragraph">
      <style:paragraph-properties fo:margin-top="0in" fo:margin-bottom="0in" fo:line-height="150%"/>
    </style:style>
    <style:style style:name="P5" style:parent-style-name="Textbody" style:family="paragraph">
      <style:paragraph-properties fo:margin-top="0in" fo:margin-bottom="0in" fo:line-height="150%"/>
    </style:style>
    <style:style style:name="P6" style:parent-style-name="Textbody" style:family="paragraph">
      <style:paragraph-properties fo:margin-top="0in" fo:margin-bottom="0in" fo:line-height="150%"/>
    </style:style>
    <style:style style:name="P7" style:parent-style-name="Textbody" style:family="paragraph">
      <style:paragraph-properties fo:margin-top="0in" fo:margin-bottom="0in" fo:line-height="150%"/>
    </style:style>
    <style:style style:name="P8" style:parent-style-name="Textbody" style:family="paragraph">
      <style:paragraph-properties fo:margin-top="0in" fo:margin-bottom="0in" fo:line-height="150%"/>
    </style:style>
    <style:style style:name="P9" style:parent-style-name="Textbody" style:family="paragraph">
      <style:paragraph-properties fo:margin-top="0in" fo:margin-bottom="0in" fo:line-height="150%"/>
    </style:style>
    <style:style style:name="P10" style:parent-style-name="Textbody" style:family="paragraph">
      <style:paragraph-properties fo:margin-top="0in" fo:margin-bottom="0in" fo:line-height="150%"/>
    </style:style>
    <style:style style:name="P11" style:parent-style-name="Textbody" style:family="paragraph">
      <style:paragraph-properties fo:margin-top="0in" fo:margin-bottom="0in" fo:line-height="150%"/>
    </style:style>
    <style:style style:name="P12" style:parent-style-name="Textbody" style:family="paragraph">
      <style:paragraph-properties fo:margin-top="0in" fo:margin-bottom="0in" fo:line-height="150%"/>
    </style:style>
    <style:style style:name="P13" style:parent-style-name="Textbody" style:family="paragraph">
      <style:paragraph-properties fo:margin-top="0in" fo:margin-bottom="0in" fo:line-height="150%"/>
    </style:style>
    <style:style style:name="P14" style:parent-style-name="Textbody" style:family="paragraph">
      <style:paragraph-properties fo:margin-top="0in" fo:margin-bottom="0in" fo:line-height="150%"/>
    </style:style>
    <style:style style:name="P15" style:parent-style-name="Textbody" style:family="paragraph">
      <style:paragraph-properties fo:margin-top="0in" fo:margin-bottom="0in" fo:line-height="150%"/>
    </style:style>
    <style:style style:name="P16" style:parent-style-name="Textbody" style:family="paragraph">
      <style:paragraph-properties fo:margin-top="0in" fo:margin-bottom="0in" fo:line-height="150%"/>
    </style:style>
    <style:style style:name="P17" style:parent-style-name="Textbody" style:family="paragraph">
      <style:paragraph-properties fo:margin-top="0in" fo:margin-bottom="0in" fo:line-height="150%"/>
    </style:style>
    <style:style style:name="P18" style:parent-style-name="Textbody" style:family="paragraph">
      <style:paragraph-properties fo:margin-top="0in" fo:margin-bottom="0in" fo:line-height="150%"/>
    </style:style>
    <style:style style:name="P19" style:parent-style-name="Textbody" style:family="paragraph">
      <style:paragraph-properties fo:margin-top="0in" fo:margin-bottom="0in" fo:line-height="150%"/>
    </style:style>
    <style:style style:name="P20" style:parent-style-name="Textbody" style:family="paragraph">
      <style:paragraph-properties fo:margin-top="0in" fo:margin-bottom="0in" fo:line-height="150%"/>
    </style:style>
    <style:style style:name="P21" style:parent-style-name="Textbody" style:family="paragraph">
      <style:paragraph-properties fo:margin-top="0in" fo:margin-bottom="0in" fo:line-height="150%"/>
    </style:style>
    <style:style style:name="P22" style:parent-style-name="Textbody" style:family="paragraph">
      <style:paragraph-properties fo:margin-top="0in" fo:margin-bottom="0in" fo:line-height="150%"/>
    </style:style>
    <style:style style:name="P23" style:parent-style-name="Textbody" style:family="paragraph">
      <style:paragraph-properties fo:margin-top="0in" fo:margin-bottom="0in" fo:line-height="150%"/>
    </style:style>
    <style:style style:name="P24" style:parent-style-name="Textbody" style:family="paragraph">
      <style:paragraph-properties fo:margin-top="0in" fo:margin-bottom="0in" fo:line-height="150%"/>
    </style:style>
    <style:style style:name="P25" style:parent-style-name="Textbody" style:family="paragraph">
      <style:paragraph-properties fo:margin-top="0in" fo:margin-bottom="0in" fo:line-height="150%"/>
    </style:style>
    <style:style style:name="P26" style:parent-style-name="Textbody" style:family="paragraph">
      <style:paragraph-properties fo:margin-top="0in" fo:margin-bottom="0in" fo:line-height="150%"/>
    </style:style>
    <style:style style:name="P27" style:parent-style-name="Textbody" style:family="paragraph">
      <style:paragraph-properties fo:margin-top="0in" fo:margin-bottom="0in" fo:line-height="150%"/>
    </style:style>
    <style:style style:name="P28" style:parent-style-name="Textbody" style:family="paragraph">
      <style:paragraph-properties fo:margin-top="0in" fo:margin-bottom="0in" fo:line-height="150%"/>
    </style:style>
    <style:style style:name="P29" style:parent-style-name="Textbody" style:family="paragraph">
      <style:paragraph-properties fo:margin-top="0in" fo:margin-bottom="0in" fo:line-height="150%"/>
    </style:style>
    <style:style style:name="P30" style:parent-style-name="Textbody" style:family="paragraph">
      <style:paragraph-properties fo:margin-top="0in" fo:margin-bottom="0in" fo:line-height="150%"/>
    </style:style>
    <style:style style:name="P31" style:parent-style-name="Textbody" style:family="paragraph">
      <style:paragraph-properties fo:margin-top="0in" fo:margin-bottom="0in" fo:line-height="150%"/>
    </style:style>
    <style:style style:name="P32" style:parent-style-name="Textbody" style:family="paragraph">
      <style:paragraph-properties fo:margin-top="0in" fo:margin-bottom="0in" fo:line-height="150%"/>
    </style:style>
    <style:style style:name="P33" style:parent-style-name="Textbody" style:family="paragraph">
      <style:paragraph-properties fo:margin-top="0in" fo:margin-bottom="0in" fo:line-height="150%"/>
    </style:style>
    <style:style style:name="P34" style:parent-style-name="Textbody" style:family="paragraph">
      <style:paragraph-properties fo:margin-top="0in" fo:margin-bottom="0in" fo:line-height="150%"/>
    </style:style>
    <style:style style:name="P35" style:parent-style-name="Textbody" style:family="paragraph">
      <style:paragraph-properties fo:margin-top="0in" fo:margin-bottom="0in" fo:line-height="150%"/>
    </style:style>
    <style:style style:name="P36" style:parent-style-name="Textbody" style:family="paragraph">
      <style:paragraph-properties fo:margin-top="0in" fo:margin-bottom="0in" fo:line-height="150%"/>
    </style:style>
    <style:style style:name="P37" style:parent-style-name="Textbody" style:family="paragraph">
      <style:paragraph-properties fo:margin-top="0in" fo:margin-bottom="0in" fo:line-height="150%"/>
    </style:style>
    <style:style style:name="P38" style:parent-style-name="Heading1" style:family="paragraph">
      <style:paragraph-properties fo:line-height="150%"/>
    </style:style>
    <style:style style:name="P39" style:parent-style-name="Heading1" style:family="paragraph">
      <style:paragraph-properties fo:break-before="page" fo:line-height="150%"/>
    </style:style>
    <style:style style:name="P40" style:parent-style-name="Heading2" style:family="paragraph">
      <style:paragraph-properties fo:line-height="150%"/>
    </style:style>
    <style:style style:name="P41" style:parent-style-name="PreformattedText" style:family="paragraph">
      <style:paragraph-properties fo:line-height="150%"/>
    </style:style>
    <style:style style:name="T42" style:parent-style-name="CommentReference" style:family="text">
      <style:text-properties style:font-name="Times New Roman" style:font-name-asian="Lucida Sans Unicode" style:font-name-complex="Tahoma"/>
    </style:style>
    <style:style style:name="P43" style:parent-style-name="PreformattedText" style:family="paragraph">
      <style:paragraph-properties fo:line-height="150%"/>
    </style:style>
    <style:style style:name="T44" style:parent-style-name="CommentReference" style:family="text">
      <style:text-properties style:font-name="Times New Roman" style:font-name-asian="Lucida Sans Unicode" style:font-name-complex="Tahoma"/>
    </style:style>
    <style:style style:name="T45" style:parent-style-name="CommentReference" style:family="text">
      <style:text-properties style:font-name="Times New Roman" style:font-name-asian="Lucida Sans Unicode" style:font-name-complex="Tahoma"/>
    </style:style>
    <style:style style:name="P46" style:parent-style-name="PreformattedText" style:family="paragraph">
      <style:paragraph-properties fo:line-height="150%"/>
    </style:style>
    <style:style style:name="P47" style:parent-style-name="Heading2" style:family="paragraph">
      <style:paragraph-properties fo:line-height="150%"/>
    </style:style>
    <style:style style:name="P48" style:parent-style-name="Heading2" style:family="paragraph">
      <style:paragraph-properties fo:line-height="150%"/>
    </style:style>
    <style:style style:name="P49" style:parent-style-name="Firstparagraph" style:family="paragraph">
      <style:paragraph-properties fo:line-height="150%"/>
      <style:text-properties fo:color="#000000"/>
    </style:style>
    <style:style style:name="P50" style:parent-style-name="Textbody" style:family="paragraph">
      <style:paragraph-properties fo:line-height="150%"/>
      <style:text-properties fo:color="#000000"/>
    </style:style>
    <style:style style:name="P51" style:parent-style-name="Textbody" style:family="paragraph">
      <style:paragraph-properties fo:line-height="15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CommentReference" style:family="text">
      <style:text-properties style:font-name="Times New Roman" style:font-name-asian="Lucida Sans Unicode" style:font-name-complex="Tahoma"/>
    </style:style>
    <style:style style:name="P55" style:parent-style-name="HorizontalLine" style:family="paragraph">
      <style:paragraph-properties fo:line-height="150%"/>
    </style:style>
    <style:style style:name="P56" style:parent-style-name="Heading2" style:family="paragraph">
      <style:paragraph-properties fo:line-height="150%"/>
    </style:style>
    <style:style style:name="P57" style:parent-style-name="Firstparagraph" style:family="paragraph">
      <style:paragraph-properties fo:line-height="150%"/>
    </style:style>
    <style:style style:name="T58" style:parent-style-name="CommentReference" style:family="text">
      <style:text-properties style:font-name="Times New Roman" style:font-name-asian="Lucida Sans Unicode" style:font-name-complex="Tahoma"/>
    </style:style>
    <style:style style:name="P59" style:parent-style-name="Textbody" style:family="paragraph">
      <style:paragraph-properties fo:line-height="150%"/>
    </style:style>
    <style:style style:name="T60" style:parent-style-name="DefaultParagraphFont" style:family="text">
      <style:text-properties fo:font-style="italic" style:font-style-asian="italic" style:font-style-complex="italic"/>
    </style:style>
    <style:style style:name="T61" style:parent-style-name="CommentReference" style:family="text">
      <style:text-properties style:font-name="Times New Roman" style:font-name-asian="Lucida Sans Unicode" style:font-name-complex="Tahoma"/>
    </style:style>
    <style:style style:name="P62" style:parent-style-name="Textbody" style:family="paragraph">
      <style:paragraph-properties fo:line-height="150%"/>
    </style:style>
    <style:style style:name="T63" style:parent-style-name="CommentReference" style:family="text">
      <style:text-properties style:font-name="Times New Roman" style:font-name-asian="Lucida Sans Unicode" style:font-name-complex="Tahoma"/>
    </style:style>
    <style:style style:name="T64" style:parent-style-name="DefaultParagraphFont" style:family="text">
      <style:text-properties fo:font-style="italic" style:font-style-asian="italic" style:font-style-complex="italic"/>
    </style:style>
    <style:style style:name="T65" style:parent-style-name="CommentReference" style:family="text">
      <style:text-properties style:font-name="Times New Roman" style:font-name-asian="Lucida Sans Unicode" style:font-name-complex="Tahoma"/>
    </style:style>
    <style:style style:name="T66" style:parent-style-name="CommentReference" style:family="text">
      <style:text-properties style:font-name="Times New Roman" style:font-name-asian="Lucida Sans Unicode" style:font-name-complex="Tahoma"/>
    </style:style>
    <style:style style:name="T67" style:parent-style-name="CommentReference" style:family="text">
      <style:text-properties style:font-name="Times New Roman" style:font-name-asian="Lucida Sans Unicode" style:font-name-complex="Tahoma"/>
    </style:style>
    <style:style style:name="T68" style:parent-style-name="CommentReference" style:family="text">
      <style:text-properties style:font-name="Times New Roman" style:font-name-asian="Lucida Sans Unicode" style:font-name-complex="Tahoma"/>
    </style:style>
    <style:style style:name="P69" style:parent-style-name="Textbody" style:family="paragraph">
      <style:paragraph-properties fo:line-height="150%"/>
    </style:style>
    <style:style style:name="P70" style:parent-style-name="Heading3" style:family="paragraph">
      <style:paragraph-properties fo:line-height="150%"/>
    </style:style>
    <style:style style:name="T71" style:parent-style-name="CommentReference" style:family="text">
      <style:text-properties style:font-name="Times New Roman" style:font-name-asian="Lucida Sans Unicode" style:font-name-complex="Tahoma" fo:font-weight="normal" style:font-weight-asian="normal" style:font-weight-complex="normal"/>
    </style:style>
    <style:style style:name="P72" style:parent-style-name="Firstparagraph" style:family="paragraph">
      <style:paragraph-properties fo:line-height="150%"/>
    </style:style>
    <style:style style:name="T73" style:parent-style-name="CommentReference" style:family="text">
      <style:text-properties style:font-name="Times New Roman" style:font-name-asian="Lucida Sans Unicode" style:font-name-complex="Tahoma"/>
    </style:style>
    <style:style style:name="T74" style:parent-style-name="CommentReference" style:family="text">
      <style:text-properties style:font-name="Times New Roman" style:font-name-asian="Lucida Sans Unicode" style:font-name-complex="Tahoma"/>
    </style:style>
    <style:style style:name="T75" style:parent-style-name="CommentReference" style:family="text">
      <style:text-properties style:font-name="Times New Roman" style:font-name-asian="Lucida Sans Unicode" style:font-name-complex="Tahoma"/>
    </style:style>
    <style:style style:name="T76" style:parent-style-name="DefaultParagraphFont" style:family="text">
      <style:text-properties fo:font-style="italic" style:font-style-asian="italic" style:font-style-complex="italic"/>
    </style:style>
    <style:style style:name="T77" style:parent-style-name="CommentReference" style:family="text">
      <style:text-properties style:font-name="Times New Roman" style:font-name-asian="Lucida Sans Unicode" style:font-name-complex="Tahoma"/>
    </style:style>
    <style:style style:name="P78" style:parent-style-name="Textbody" style:family="paragraph">
      <style:paragraph-properties fo:line-height="150%"/>
    </style:style>
    <style:style style:name="T79" style:parent-style-name="CommentReference" style:family="text">
      <style:text-properties style:font-name="Times New Roman" style:font-name-asian="Lucida Sans Unicode" style:font-name-complex="Tahoma"/>
    </style:style>
    <style:style style:name="T80" style:parent-style-name="CommentReference" style:family="text">
      <style:text-properties style:font-name="Times New Roman" style:font-name-asian="Lucida Sans Unicode" style:font-name-complex="Tahoma"/>
    </style:style>
    <style:style style:name="T81" style:parent-style-name="CommentReference" style:family="text">
      <style:text-properties style:font-name="Times New Roman" style:font-name-asian="Lucida Sans Unicode" style:font-name-complex="Tahoma"/>
    </style:style>
    <style:style style:name="T82" style:parent-style-name="CommentReference" style:family="text">
      <style:text-properties style:font-name="Times New Roman" style:font-name-asian="Lucida Sans Unicode" style:font-name-complex="Tahoma"/>
    </style:style>
    <style:style style:name="P83" style:parent-style-name="Heading5" style:family="paragraph">
      <style:paragraph-properties fo:line-height="150%"/>
    </style:style>
    <style:style style:name="P84" style:parent-style-name="Firstparagraph" style:family="paragraph">
      <style:paragraph-properties fo:line-height="150%"/>
    </style:style>
    <style:style style:name="T85" style:parent-style-name="DefaultParagraphFont" style:family="text">
      <style:text-properties fo:font-style="italic" style:font-style-asian="italic" style:font-style-complex="italic"/>
    </style:style>
    <style:style style:name="T86" style:parent-style-name="CommentReference" style:family="text">
      <style:text-properties style:font-name="Times New Roman" style:font-name-asian="Lucida Sans Unicode" style:font-name-complex="Tahoma"/>
    </style:style>
    <style:style style:name="T87" style:parent-style-name="CommentReference" style:family="text">
      <style:text-properties style:font-name="Times New Roman" style:font-name-asian="Lucida Sans Unicode" style:font-name-complex="Tahoma"/>
    </style:style>
    <style:style style:name="T88" style:parent-style-name="CommentReference" style:family="text">
      <style:text-properties style:font-name="Times New Roman" style:font-name-asian="Lucida Sans Unicode" style:font-name-complex="Tahoma"/>
    </style:style>
    <style:style style:name="T89" style:parent-style-name="CommentReference" style:family="text">
      <style:text-properties style:font-name="Times New Roman" style:font-name-asian="Lucida Sans Unicode" style:font-name-complex="Tahoma"/>
    </style:style>
    <style:style style:name="T90" style:parent-style-name="CommentReference" style:family="text">
      <style:text-properties style:font-name="Times New Roman" style:font-name-asian="Lucida Sans Unicode" style:font-name-complex="Tahoma"/>
    </style:style>
    <style:style style:name="P91" style:parent-style-name="Textbody" style:family="paragraph">
      <style:paragraph-properties fo:line-height="150%"/>
    </style:style>
    <style:style style:name="T92" style:parent-style-name="CommentReference" style:family="text">
      <style:text-properties style:font-name="Times New Roman" style:font-name-asian="Lucida Sans Unicode" style:font-name-complex="Tahoma"/>
    </style:style>
    <style:style style:name="T93" style:parent-style-name="CommentReference" style:family="text">
      <style:text-properties style:font-name="Times New Roman" style:font-name-asian="Lucida Sans Unicode" style:font-name-complex="Tahoma"/>
    </style:style>
    <style:style style:name="T94" style:parent-style-name="CommentReference" style:family="text">
      <style:text-properties style:font-name="Times New Roman" style:font-name-asian="Lucida Sans Unicode" style:font-name-complex="Tahoma"/>
    </style:style>
    <style:style style:name="T95" style:parent-style-name="CommentReference" style:family="text">
      <style:text-properties style:font-name="Times New Roman" style:font-name-asian="Lucida Sans Unicode" style:font-name-complex="Tahoma"/>
    </style:style>
    <style:style style:name="T96" style:parent-style-name="CommentReference" style:family="text">
      <style:text-properties style:font-name="Times New Roman" style:font-name-asian="Lucida Sans Unicode" style:font-name-complex="Tahoma"/>
    </style:style>
    <style:style style:name="P97" style:parent-style-name="Heading5" style:family="paragraph">
      <style:paragraph-properties fo:line-height="150%"/>
    </style:style>
    <style:style style:name="P98" style:parent-style-name="Firstparagraph" style:family="paragraph">
      <style:paragraph-properties fo:line-height="150%"/>
    </style:style>
    <style:style style:name="T99" style:parent-style-name="CommentReference" style:family="text">
      <style:text-properties style:font-name="Times New Roman" style:font-name-asian="Lucida Sans Unicode" style:font-name-complex="Tahoma"/>
    </style:style>
    <style:style style:name="T100" style:parent-style-name="CommentReference" style:family="text">
      <style:text-properties style:font-name="Times New Roman" style:font-name-asian="Lucida Sans Unicode" style:font-name-complex="Tahoma"/>
    </style:style>
    <style:style style:name="P101" style:parent-style-name="Textbody" style:family="paragraph">
      <style:paragraph-properties fo:line-height="150%"/>
    </style:style>
    <style:style style:name="T102" style:parent-style-name="CommentReference" style:family="text">
      <style:text-properties style:font-name="Times New Roman" style:font-name-asian="Lucida Sans Unicode" style:font-name-complex="Tahoma"/>
    </style:style>
    <style:style style:name="T103" style:parent-style-name="CommentReference" style:family="text">
      <style:text-properties style:font-name="Times New Roman" style:font-name-asian="Lucida Sans Unicode" style:font-name-complex="Tahoma"/>
    </style:style>
    <style:style style:name="TableColumn105" style:family="table-column">
      <style:table-column-properties style:column-width="3.2722in" style:use-optimal-column-width="false"/>
    </style:style>
    <style:style style:name="TableColumn106" style:family="table-column">
      <style:table-column-properties style:column-width="1.4875in" style:use-optimal-column-width="false"/>
    </style:style>
    <style:style style:name="TableColumn107" style:family="table-column">
      <style:table-column-properties style:column-width="1.9333in" style:use-optimal-column-width="false"/>
    </style:style>
    <style:style style:name="Table104" style:family="table">
      <style:table-properties style:width="6.693in" style:rel-width="100%" fo:margin-left="0in" table:align="center"/>
    </style:style>
    <style:style style:name="TableRow108" style:family="table-row">
      <style:table-row-properties style:use-optimal-row-height="false"/>
    </style:style>
    <style:style style:name="TableCell109" style:family="table-cell">
      <style:table-cell-properties fo:border="none" style:writing-mode="lr-tb" fo:padding-top="0in" fo:padding-left="0in" fo:padding-bottom="0in" fo:padding-right="0in"/>
    </style:style>
    <style:style style:name="P110" style:parent-style-name="TableHeading" style:family="paragraph">
      <style:paragraph-properties fo:line-height="150%"/>
    </style:style>
    <style:style style:name="TableCell111" style:family="table-cell">
      <style:table-cell-properties fo:border="none" style:writing-mode="lr-tb" fo:padding-top="0in" fo:padding-left="0in" fo:padding-bottom="0in" fo:padding-right="0in"/>
    </style:style>
    <style:style style:name="P112" style:parent-style-name="TableHeading" style:family="paragraph">
      <style:paragraph-properties fo:line-height="150%"/>
    </style:style>
    <style:style style:name="T113" style:parent-style-name="CommentReference" style:family="text">
      <style:text-properties style:font-name="Times New Roman" style:font-name-asian="Lucida Sans Unicode" style:font-name-complex="Tahoma" fo:font-weight="normal" style:font-weight-asian="normal" style:font-weight-complex="normal"/>
    </style:style>
    <style:style style:name="TableCell114" style:family="table-cell">
      <style:table-cell-properties fo:border="none" style:writing-mode="lr-tb" fo:padding-top="0in" fo:padding-left="0in" fo:padding-bottom="0in" fo:padding-right="0in"/>
    </style:style>
    <style:style style:name="P115" style:parent-style-name="TableHeading" style:family="paragraph">
      <style:paragraph-properties fo:line-height="150%"/>
    </style:style>
    <style:style style:name="T116" style:parent-style-name="CommentReference" style:family="text">
      <style:text-properties style:font-name="Times New Roman" style:font-name-asian="Lucida Sans Unicode" style:font-name-complex="Tahoma" fo:font-weight="normal" style:font-weight-asian="normal" style:font-weight-complex="normal"/>
    </style:style>
    <style:style style:name="TableRow117" style:family="table-row">
      <style:table-row-properties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TableContents" style:family="paragraph">
      <style:paragraph-properties fo:line-height="150%"/>
      <style:text-properties fo:font-weight="bold" style:font-weight-asian="bold" style:font-weight-complex="bold"/>
    </style:style>
    <style:style style:name="TableCell120" style:family="table-cell">
      <style:table-cell-properties fo:border="none" style:writing-mode="lr-tb" fo:padding-top="0in" fo:padding-left="0in" fo:padding-bottom="0in" fo:padding-right="0in"/>
    </style:style>
    <style:style style:name="P121" style:parent-style-name="TableContents" style:family="paragraph">
      <style:paragraph-properties fo:line-height="150%"/>
    </style:style>
    <style:style style:name="TableCell122" style:family="table-cell">
      <style:table-cell-properties fo:border="none" style:writing-mode="lr-tb" fo:padding-top="0in" fo:padding-left="0in" fo:padding-bottom="0in" fo:padding-right="0in"/>
    </style:style>
    <style:style style:name="P123" style:parent-style-name="TableContents" style:family="paragraph">
      <style:paragraph-properties fo:line-height="150%"/>
    </style:style>
    <style:style style:name="TableRow124" style:family="table-row">
      <style:table-row-properties style:use-optimal-row-height="false"/>
    </style:style>
    <style:style style:name="TableCell125" style:family="table-cell">
      <style:table-cell-properties fo:border="none" style:writing-mode="lr-tb" fo:padding-top="0in" fo:padding-left="0in" fo:padding-bottom="0in" fo:padding-right="0in"/>
    </style:style>
    <style:style style:name="P126" style:parent-style-name="TableContents" style:family="paragraph">
      <style:paragraph-properties fo:line-height="150%"/>
      <style:text-properties fo:font-weight="bold" style:font-weight-asian="bold" style:font-weight-complex="bold"/>
    </style:style>
    <style:style style:name="TableCell127" style:family="table-cell">
      <style:table-cell-properties fo:border="none" style:writing-mode="lr-tb" fo:padding-top="0in" fo:padding-left="0in" fo:padding-bottom="0in" fo:padding-right="0in"/>
    </style:style>
    <style:style style:name="P128" style:parent-style-name="TableContents" style:family="paragraph">
      <style:paragraph-properties fo:line-height="150%"/>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line-height="150%"/>
    </style:style>
    <style:style style:name="TableRow131" style:family="table-row">
      <style:table-row-properties style:use-optimal-row-height="false"/>
    </style:style>
    <style:style style:name="TableCell132" style:family="table-cell">
      <style:table-cell-properties fo:border="none" style:writing-mode="lr-tb" fo:padding-top="0in" fo:padding-left="0in" fo:padding-bottom="0in" fo:padding-right="0in"/>
    </style:style>
    <style:style style:name="P133" style:parent-style-name="TableContents" style:family="paragraph">
      <style:paragraph-properties fo:line-height="150%"/>
      <style:text-properties fo:font-weight="bold" style:font-weight-asian="bold" style:font-weight-complex="bold"/>
    </style:style>
    <style:style style:name="TableCell134" style:family="table-cell">
      <style:table-cell-properties fo:border="none" style:writing-mode="lr-tb" fo:padding-top="0in" fo:padding-left="0in" fo:padding-bottom="0in" fo:padding-right="0in"/>
    </style:style>
    <style:style style:name="P135" style:parent-style-name="TableContents" style:family="paragraph">
      <style:paragraph-properties fo:line-height="150%"/>
    </style:style>
    <style:style style:name="TableCell136" style:family="table-cell">
      <style:table-cell-properties fo:border="none" style:writing-mode="lr-tb" fo:padding-top="0in" fo:padding-left="0in" fo:padding-bottom="0in" fo:padding-right="0in"/>
    </style:style>
    <style:style style:name="P137" style:parent-style-name="TableContents" style:family="paragraph">
      <style:paragraph-properties fo:line-height="150%"/>
    </style:style>
    <style:style style:name="TableRow138" style:family="table-row">
      <style:table-row-properties style:use-optimal-row-height="false"/>
    </style:style>
    <style:style style:name="TableCell139" style:family="table-cell">
      <style:table-cell-properties fo:border="none" style:writing-mode="lr-tb" fo:padding-top="0in" fo:padding-left="0in" fo:padding-bottom="0in" fo:padding-right="0in"/>
    </style:style>
    <style:style style:name="P140" style:parent-style-name="TableContents" style:family="paragraph">
      <style:paragraph-properties fo:line-height="150%"/>
      <style:text-properties fo:font-weight="bold" style:font-weight-asian="bold" style:font-weight-complex="bold"/>
    </style:style>
    <style:style style:name="TableCell141" style:family="table-cell">
      <style:table-cell-properties fo:border="none" style:writing-mode="lr-tb" fo:padding-top="0in" fo:padding-left="0in" fo:padding-bottom="0in" fo:padding-right="0in"/>
    </style:style>
    <style:style style:name="P142" style:parent-style-name="TableContents" style:family="paragraph">
      <style:paragraph-properties fo:line-height="150%"/>
    </style:style>
    <style:style style:name="TableCell143" style:family="table-cell">
      <style:table-cell-properties fo:border="none" style:writing-mode="lr-tb" fo:padding-top="0in" fo:padding-left="0in" fo:padding-bottom="0in" fo:padding-right="0in"/>
    </style:style>
    <style:style style:name="P144" style:parent-style-name="TableContents" style:family="paragraph">
      <style:paragraph-properties fo:line-height="150%"/>
    </style:style>
    <style:style style:name="P145" style:parent-style-name="Firstparagraph" style:family="paragraph">
      <style:paragraph-properties fo:line-height="150%"/>
    </style:style>
    <style:style style:name="P146" style:parent-style-name="Textbody" style:family="paragraph">
      <style:paragraph-properties fo:line-height="150%"/>
    </style:style>
    <style:style style:name="P147" style:parent-style-name="Textbody" style:family="paragraph">
      <style:paragraph-properties fo:line-height="150%"/>
    </style:style>
    <style:style style:name="T148" style:parent-style-name="CommentReference" style:family="text">
      <style:text-properties style:font-name="Times New Roman" style:font-name-asian="Lucida Sans Unicode" style:font-name-complex="Tahoma"/>
    </style:style>
    <style:style style:name="P149" style:parent-style-name="Heading5" style:family="paragraph">
      <style:paragraph-properties fo:line-height="150%"/>
    </style:style>
    <style:style style:name="P150" style:parent-style-name="Firstparagraph" style:family="paragraph">
      <style:paragraph-properties fo:line-height="150%"/>
    </style:style>
    <style:style style:name="T151" style:parent-style-name="CommentReference" style:family="text">
      <style:text-properties style:font-name="Times New Roman" style:font-name-asian="Lucida Sans Unicode" style:font-name-complex="Tahoma"/>
    </style:style>
    <style:style style:name="P152" style:parent-style-name="Textbody" style:family="paragraph">
      <style:paragraph-properties fo:line-height="150%"/>
    </style:style>
    <style:style style:name="T153" style:parent-style-name="CommentReference" style:family="text">
      <style:text-properties style:font-name="Times New Roman" style:font-name-asian="Lucida Sans Unicode" style:font-name-complex="Tahoma"/>
    </style:style>
    <style:style style:name="P154" style:parent-style-name="Textbody" style:family="paragraph">
      <style:paragraph-properties fo:line-height="150%"/>
    </style:style>
    <style:style style:name="T155" style:parent-style-name="CommentReference" style:family="text">
      <style:text-properties style:font-name="Times New Roman" style:font-name-asian="Lucida Sans Unicode" style:font-name-complex="Tahoma"/>
    </style:style>
    <style:style style:name="T156" style:parent-style-name="CommentReference" style:family="text">
      <style:text-properties style:font-name="Times New Roman" style:font-name-asian="Lucida Sans Unicode" style:font-name-complex="Tahoma"/>
    </style:style>
    <style:style style:name="T157" style:parent-style-name="CommentReference" style:family="text">
      <style:text-properties style:font-name="Times New Roman" style:font-name-asian="Lucida Sans Unicode" style:font-name-complex="Tahoma"/>
    </style:style>
    <style:style style:name="T158" style:parent-style-name="CommentReference" style:family="text">
      <style:text-properties style:font-name="Times New Roman" style:font-name-asian="Lucida Sans Unicode" style:font-name-complex="Tahoma"/>
    </style:style>
    <style:style style:name="P159" style:parent-style-name="Textbody" style:family="paragraph">
      <style:paragraph-properties fo:line-height="150%"/>
    </style:style>
    <style:style style:name="P160" style:parent-style-name="Heading3" style:family="paragraph">
      <style:paragraph-properties fo:line-height="150%"/>
    </style:style>
    <style:style style:name="P161" style:parent-style-name="Firstparagraph" style:family="paragraph">
      <style:paragraph-properties fo:line-height="150%"/>
    </style:style>
    <style:style style:name="T162" style:parent-style-name="CommentReference" style:family="text">
      <style:text-properties style:font-name="Times New Roman" style:font-name-asian="Lucida Sans Unicode" style:font-name-complex="Tahoma"/>
    </style:style>
    <style:style style:name="T163" style:parent-style-name="CommentReference" style:family="text">
      <style:text-properties style:font-name="Times New Roman" style:font-name-asian="Lucida Sans Unicode" style:font-name-complex="Tahoma"/>
    </style:style>
    <style:style style:name="T164" style:parent-style-name="CommentReference" style:family="text">
      <style:text-properties style:font-name="Times New Roman" style:font-name-asian="Lucida Sans Unicode" style:font-name-complex="Tahoma"/>
    </style:style>
    <style:style style:name="T165" style:parent-style-name="CommentReference" style:family="text">
      <style:text-properties style:font-name="Times New Roman" style:font-name-asian="Lucida Sans Unicode" style:font-name-complex="Tahoma"/>
    </style:style>
    <style:style style:name="T166" style:parent-style-name="CommentReference" style:family="text">
      <style:text-properties style:font-name="Times New Roman" style:font-name-asian="Lucida Sans Unicode" style:font-name-complex="Tahoma"/>
    </style:style>
    <style:style style:name="T167" style:parent-style-name="CommentReference" style:family="text">
      <style:text-properties style:font-name="Times New Roman" style:font-name-asian="Lucida Sans Unicode" style:font-name-complex="Tahoma"/>
    </style:style>
    <style:style style:name="P168" style:parent-style-name="Textbody" style:family="paragraph">
      <style:paragraph-properties fo:line-height="150%"/>
    </style:style>
    <style:style style:name="T169" style:parent-style-name="CommentReference" style:family="text">
      <style:text-properties style:font-name="Times New Roman" style:font-name-asian="Lucida Sans Unicode" style:font-name-complex="Tahoma"/>
    </style:style>
    <style:style style:name="T170" style:parent-style-name="CommentReference" style:family="text">
      <style:text-properties style:font-name="Times New Roman" style:font-name-asian="Lucida Sans Unicode" style:font-name-complex="Tahoma"/>
    </style:style>
    <style:style style:name="P171" style:parent-style-name="Textbody" style:family="paragraph">
      <style:paragraph-properties fo:line-height="150%"/>
    </style:style>
    <style:style style:name="T172" style:parent-style-name="CommentReference" style:family="text">
      <style:text-properties style:font-name="Times New Roman" style:font-name-asian="Lucida Sans Unicode" style:font-name-complex="Tahoma"/>
    </style:style>
    <style:style style:name="T173" style:parent-style-name="CommentReference" style:family="text">
      <style:text-properties style:font-name="Times New Roman" style:font-name-asian="Lucida Sans Unicode" style:font-name-complex="Tahoma"/>
    </style:style>
    <style:style style:name="T174" style:parent-style-name="CommentReference" style:family="text">
      <style:text-properties style:font-name="Times New Roman" style:font-name-asian="Lucida Sans Unicode" style:font-name-complex="Tahoma"/>
    </style:style>
    <style:style style:name="P175" style:parent-style-name="Textbody" style:family="paragraph">
      <style:paragraph-properties fo:line-height="150%"/>
    </style:style>
    <style:style style:name="T176" style:parent-style-name="CommentReference" style:family="text">
      <style:text-properties style:font-name="Times New Roman" style:font-name-asian="Lucida Sans Unicode" style:font-name-complex="Tahoma"/>
    </style:style>
    <style:style style:name="T177" style:parent-style-name="CommentReference" style:family="text">
      <style:text-properties style:font-name="Times New Roman" style:font-name-asian="Lucida Sans Unicode" style:font-name-complex="Tahoma"/>
    </style:style>
    <style:style style:name="P178" style:parent-style-name="Textbody" style:family="paragraph">
      <style:paragraph-properties fo:line-height="150%"/>
    </style:style>
    <style:style style:name="T179" style:parent-style-name="CommentReference" style:family="text">
      <style:text-properties style:font-name="Times New Roman" style:font-name-asian="Lucida Sans Unicode" style:font-name-complex="Tahoma"/>
    </style:style>
    <style:style style:name="T180" style:parent-style-name="CommentReference" style:family="text">
      <style:text-properties style:font-name="Times New Roman" style:font-name-asian="Lucida Sans Unicode" style:font-name-complex="Tahoma"/>
    </style:style>
    <style:style style:name="P181" style:parent-style-name="Textbody" style:family="paragraph">
      <style:paragraph-properties fo:line-height="150%"/>
    </style:style>
    <style:style style:name="T182" style:parent-style-name="CommentReference" style:family="text">
      <style:text-properties style:font-name="Times New Roman" style:font-name-asian="Lucida Sans Unicode" style:font-name-complex="Tahoma"/>
    </style:style>
    <style:style style:name="T183" style:parent-style-name="CommentReference" style:family="text">
      <style:text-properties style:font-name="Times New Roman" style:font-name-asian="Lucida Sans Unicode" style:font-name-complex="Tahoma"/>
    </style:style>
    <style:style style:name="P184" style:parent-style-name="Heading3" style:family="paragraph">
      <style:paragraph-properties fo:line-height="150%"/>
    </style:style>
    <style:style style:name="T185" style:parent-style-name="CommentReference" style:family="text">
      <style:text-properties style:font-name="Times New Roman" style:font-name-asian="Lucida Sans Unicode" style:font-name-complex="Tahoma" fo:font-weight="normal" style:font-weight-asian="normal" style:font-weight-complex="normal"/>
    </style:style>
    <style:style style:name="P186" style:parent-style-name="Firstparagraph" style:family="paragraph">
      <style:paragraph-properties fo:line-height="150%"/>
    </style:style>
    <style:style style:name="T187" style:parent-style-name="CommentReference" style:family="text">
      <style:text-properties style:font-name="Times New Roman" style:font-name-asian="Lucida Sans Unicode" style:font-name-complex="Tahoma"/>
    </style:style>
    <style:style style:name="T188" style:parent-style-name="CommentReference" style:family="text">
      <style:text-properties style:font-name="Times New Roman" style:font-name-asian="Lucida Sans Unicode" style:font-name-complex="Tahoma"/>
    </style:style>
    <style:style style:name="T189" style:parent-style-name="CommentReference" style:family="text">
      <style:text-properties style:font-name="Times New Roman" style:font-name-asian="Lucida Sans Unicode" style:font-name-complex="Tahoma"/>
    </style:style>
    <style:style style:name="T190" style:parent-style-name="CommentReference" style:family="text">
      <style:text-properties style:font-name="Times New Roman" style:font-name-asian="Lucida Sans Unicode" style:font-name-complex="Tahoma"/>
    </style:style>
    <style:style style:name="T191" style:parent-style-name="DefaultParagraphFont" style:family="text">
      <style:text-properties fo:font-style="italic" style:font-style-asian="italic" style:font-style-complex="italic"/>
    </style:style>
    <style:style style:name="T192" style:parent-style-name="CommentReference" style:family="text">
      <style:text-properties style:font-name="Times New Roman" style:font-name-asian="Lucida Sans Unicode" style:font-name-complex="Tahoma"/>
    </style:style>
    <style:style style:name="T193" style:parent-style-name="DefaultParagraphFont" style:family="text">
      <style:text-properties fo:font-style="italic" style:font-style-asian="italic" style:font-style-complex="italic"/>
    </style:style>
    <style:style style:name="T194" style:parent-style-name="CommentReference" style:family="text">
      <style:text-properties style:font-name="Times New Roman" style:font-name-asian="Lucida Sans Unicode" style:font-name-complex="Tahoma"/>
    </style:style>
    <style:style style:name="T195" style:parent-style-name="CommentReference" style:family="text">
      <style:text-properties style:font-name="Times New Roman" style:font-name-asian="Lucida Sans Unicode" style:font-name-complex="Tahoma"/>
    </style:style>
    <style:style style:name="P196" style:parent-style-name="Textbody" style:family="paragraph">
      <style:paragraph-properties fo:line-height="150%"/>
    </style:style>
    <style:style style:name="T197" style:parent-style-name="CommentReference" style:family="text">
      <style:text-properties style:font-name="Times New Roman" style:font-name-asian="Lucida Sans Unicode" style:font-name-complex="Tahoma"/>
    </style:style>
    <style:style style:name="T198" style:parent-style-name="CommentReference" style:family="text">
      <style:text-properties style:font-name="Times New Roman" style:font-name-asian="Lucida Sans Unicode" style:font-name-complex="Tahoma"/>
    </style:style>
    <style:style style:name="T199" style:parent-style-name="CommentReference" style:family="text">
      <style:text-properties style:font-name="Times New Roman" style:font-name-asian="Lucida Sans Unicode" style:font-name-complex="Tahoma"/>
    </style:style>
    <style:style style:name="P200" style:parent-style-name="Textbody" style:family="paragraph">
      <style:paragraph-properties fo:line-height="150%"/>
    </style:style>
    <style:style style:name="P201" style:parent-style-name="Heading2" style:family="paragraph">
      <style:paragraph-properties fo:line-height="150%"/>
    </style:style>
    <style:style style:name="P202" style:parent-style-name="Firstparagraph" style:family="paragraph">
      <style:paragraph-properties fo:line-height="150%"/>
    </style:style>
    <style:style style:name="T203" style:parent-style-name="CommentReference" style:family="text">
      <style:text-properties style:font-name="Times New Roman" style:font-name-asian="Lucida Sans Unicode" style:font-name-complex="Tahoma"/>
    </style:style>
    <style:style style:name="P204" style:parent-style-name="Textbody" style:family="paragraph">
      <style:paragraph-properties fo:line-height="150%"/>
    </style:style>
    <style:style style:name="P205" style:parent-style-name="Heading3" style:family="paragraph">
      <style:paragraph-properties fo:line-height="150%"/>
      <style:text-properties fo:color="#808080"/>
    </style:style>
    <style:style style:name="P206" style:parent-style-name="Firstparagraph" style:family="paragraph">
      <style:paragraph-properties fo:line-height="150%"/>
      <style:text-properties fo:color="#808080"/>
    </style:style>
    <style:style style:name="P207" style:parent-style-name="Textbody" style:family="paragraph">
      <style:paragraph-properties fo:line-height="150%"/>
      <style:text-properties fo:color="#808080"/>
    </style:style>
    <style:style style:name="P208" style:parent-style-name="Textbody" style:family="paragraph">
      <style:paragraph-properties fo:line-height="150%"/>
      <style:text-properties fo:color="#808080"/>
    </style:style>
    <style:style style:name="P209" style:parent-style-name="Textbody" style:family="paragraph">
      <style:paragraph-properties fo:line-height="150%"/>
      <style:text-properties fo:color="#808080"/>
    </style:style>
    <style:style style:name="P210" style:parent-style-name="Textbody" style:family="paragraph">
      <style:paragraph-properties fo:line-height="150%"/>
      <style:text-properties fo:color="#808080"/>
    </style:style>
    <style:style style:name="P211" style:parent-style-name="Textbody" style:family="paragraph">
      <style:paragraph-properties fo:line-height="150%"/>
      <style:text-properties fo:color="#808080"/>
    </style:style>
    <style:style style:name="P212" style:parent-style-name="Heading3" style:family="paragraph">
      <style:paragraph-properties fo:line-height="150%"/>
      <style:text-properties fo:color="#808080"/>
    </style:style>
    <style:style style:name="P213" style:parent-style-name="Firstparagraph" style:family="paragraph">
      <style:paragraph-properties fo:line-height="150%"/>
      <style:text-properties fo:color="#808080"/>
    </style:style>
    <style:style style:name="P214" style:parent-style-name="Textbody" style:family="paragraph">
      <style:paragraph-properties fo:line-height="150%"/>
      <style:text-properties fo:color="#808080"/>
    </style:style>
    <style:style style:name="P215" style:parent-style-name="Textbody" style:family="paragraph">
      <style:paragraph-properties fo:line-height="150%"/>
      <style:text-properties fo:color="#808080"/>
    </style:style>
    <style:style style:name="P216" style:parent-style-name="Textbody" style:family="paragraph">
      <style:paragraph-properties fo:line-height="150%"/>
      <style:text-properties fo:font-weight="bold" style:font-weight-asian="bold" style:font-weight-complex="bold" fo:color="#808080"/>
    </style:style>
    <style:style style:name="P217" style:parent-style-name="Textbody" style:family="paragraph">
      <style:paragraph-properties fo:line-height="150%"/>
      <style:text-properties fo:color="#808080"/>
    </style:style>
    <style:style style:name="P218" style:parent-style-name="Textbody" style:family="paragraph">
      <style:paragraph-properties fo:line-height="150%"/>
      <style:text-properties fo:color="#808080"/>
    </style:style>
    <style:style style:name="P219" style:parent-style-name="Textbody" style:family="paragraph">
      <style:paragraph-properties fo:line-height="150%"/>
      <style:text-properties fo:font-weight="bold" style:font-weight-asian="bold" style:font-weight-complex="bold" fo:color="#808080"/>
    </style:style>
    <style:style style:name="P220" style:parent-style-name="Textbody" style:family="paragraph">
      <style:paragraph-properties fo:line-height="150%"/>
      <style:text-properties fo:color="#808080"/>
    </style:style>
    <style:style style:name="P221" style:parent-style-name="Textbody" style:family="paragraph">
      <style:paragraph-properties fo:line-height="150%"/>
      <style:text-properties fo:color="#808080"/>
    </style:style>
    <style:style style:name="P222" style:parent-style-name="Textbody" style:family="paragraph">
      <style:paragraph-properties fo:line-height="150%"/>
      <style:text-properties fo:color="#808080"/>
    </style:style>
    <style:style style:name="P223" style:parent-style-name="Textbody" style:family="paragraph">
      <style:paragraph-properties fo:line-height="150%"/>
      <style:text-properties fo:color="#808080"/>
    </style:style>
    <style:style style:name="P224" style:parent-style-name="Heading3" style:family="paragraph">
      <style:paragraph-properties fo:line-height="150%"/>
    </style:style>
    <style:style style:name="P225" style:parent-style-name="Firstparagraph" style:family="paragraph">
      <style:paragraph-properties fo:line-height="150%"/>
    </style:style>
    <style:style style:name="P226" style:parent-style-name="Textbody" style:family="paragraph">
      <style:paragraph-properties fo:line-height="150%"/>
    </style:style>
    <style:style style:name="P227" style:parent-style-name="Textbody" style:family="paragraph">
      <style:paragraph-properties fo:line-height="150%"/>
    </style:style>
    <style:style style:name="T228" style:parent-style-name="CommentReference" style:family="text">
      <style:text-properties style:font-name="Times New Roman" style:font-name-asian="Lucida Sans Unicode" style:font-name-complex="Tahoma"/>
    </style:style>
    <style:style style:name="T229" style:parent-style-name="CommentReference" style:family="text">
      <style:text-properties style:font-name="Times New Roman" style:font-name-asian="Lucida Sans Unicode" style:font-name-complex="Tahoma"/>
    </style:style>
    <style:style style:name="P230" style:parent-style-name="Heading3" style:family="paragraph">
      <style:paragraph-properties fo:line-height="150%"/>
    </style:style>
    <style:style style:name="P231" style:parent-style-name="Firstparagraph" style:family="paragraph">
      <style:paragraph-properties fo:line-height="150%"/>
    </style:style>
    <style:style style:name="T232" style:parent-style-name="CommentReference" style:family="text">
      <style:text-properties style:font-name="Times New Roman" style:font-name-asian="Lucida Sans Unicode" style:font-name-complex="Tahoma"/>
    </style:style>
    <style:style style:name="P233" style:parent-style-name="Textbody" style:family="paragraph">
      <style:paragraph-properties fo:line-height="150%"/>
    </style:style>
    <style:style style:name="P234" style:parent-style-name="Textbody" style:family="paragraph">
      <style:paragraph-properties fo:line-height="150%"/>
    </style:style>
    <style:style style:name="T235" style:parent-style-name="CommentReference" style:family="text">
      <style:text-properties style:font-name="Times New Roman" style:font-name-asian="Lucida Sans Unicode" style:font-name-complex="Tahoma"/>
    </style:style>
    <style:style style:name="P236" style:parent-style-name="Textbody" style:family="paragraph">
      <style:paragraph-properties fo:line-height="150%"/>
    </style:style>
    <style:style style:name="T237" style:parent-style-name="CommentReference" style:family="text">
      <style:text-properties style:font-name="Times New Roman" style:font-name-asian="Lucida Sans Unicode" style:font-name-complex="Tahoma"/>
    </style:style>
    <style:style style:name="P238" style:parent-style-name="Heading3" style:family="paragraph">
      <style:paragraph-properties fo:line-height="150%"/>
    </style:style>
    <style:style style:name="P239" style:parent-style-name="Firstparagraph" style:family="paragraph">
      <style:paragraph-properties fo:line-height="150%"/>
    </style:style>
    <style:style style:name="P240" style:parent-style-name="Textbody" style:family="paragraph">
      <style:paragraph-properties fo:line-height="150%"/>
    </style:style>
    <style:style style:name="P241" style:parent-style-name="Textbody" style:family="paragraph">
      <style:paragraph-properties fo:line-height="150%"/>
    </style:style>
    <style:style style:name="P242" style:parent-style-name="Textbody" style:family="paragraph">
      <style:paragraph-properties fo:line-height="150%"/>
    </style:style>
    <style:style style:name="P243" style:parent-style-name="Heading4" style:family="paragraph">
      <style:paragraph-properties fo:line-height="150%"/>
      <style:text-properties fo:color="#808080"/>
    </style:style>
    <style:style style:name="P244" style:parent-style-name="Firstparagraph" style:family="paragraph">
      <style:paragraph-properties fo:line-height="150%"/>
      <style:text-properties fo:color="#808080"/>
    </style:style>
    <style:style style:name="P245" style:parent-style-name="Textbody" style:family="paragraph">
      <style:paragraph-properties fo:line-height="150%"/>
      <style:text-properties fo:color="#808080"/>
    </style:style>
    <style:style style:name="P246" style:parent-style-name="Textbody" style:family="paragraph">
      <style:paragraph-properties fo:line-height="150%"/>
      <style:text-properties fo:color="#808080"/>
    </style:style>
    <style:style style:name="P247" style:parent-style-name="Heading4" style:family="paragraph">
      <style:paragraph-properties fo:line-height="150%"/>
      <style:text-properties fo:color="#808080"/>
    </style:style>
    <style:style style:name="P248" style:parent-style-name="Firstparagraph" style:family="paragraph">
      <style:paragraph-properties fo:line-height="150%"/>
      <style:text-properties fo:color="#808080"/>
    </style:style>
    <style:style style:name="P249" style:parent-style-name="Textbody" style:family="paragraph">
      <style:paragraph-properties fo:line-height="150%"/>
      <style:text-properties fo:color="#808080"/>
    </style:style>
    <style:style style:name="P250" style:parent-style-name="Textbody" style:family="paragraph">
      <style:paragraph-properties fo:line-height="150%"/>
      <style:text-properties fo:color="#808080"/>
    </style:style>
    <style:style style:name="P251" style:parent-style-name="Heading4" style:family="paragraph">
      <style:paragraph-properties fo:line-height="150%"/>
      <style:text-properties fo:color="#808080"/>
    </style:style>
    <style:style style:name="P252" style:parent-style-name="Firstparagraph" style:family="paragraph">
      <style:paragraph-properties fo:line-height="150%"/>
      <style:text-properties fo:color="#808080"/>
    </style:style>
    <style:style style:name="P253" style:parent-style-name="Textbody" style:family="paragraph">
      <style:paragraph-properties fo:line-height="150%"/>
      <style:text-properties fo:color="#808080"/>
    </style:style>
    <style:style style:name="P254" style:parent-style-name="Heading4" style:family="paragraph">
      <style:paragraph-properties fo:line-height="150%"/>
      <style:text-properties fo:color="#808080"/>
    </style:style>
    <style:style style:name="P255" style:parent-style-name="Firstparagraph" style:family="paragraph">
      <style:paragraph-properties fo:line-height="150%"/>
      <style:text-properties fo:color="#808080"/>
    </style:style>
    <style:style style:name="P256" style:parent-style-name="Textbody" style:family="paragraph">
      <style:paragraph-properties fo:line-height="150%"/>
      <style:text-properties fo:color="#808080"/>
    </style:style>
    <style:style style:name="P257" style:parent-style-name="Textbody" style:family="paragraph">
      <style:paragraph-properties fo:line-height="150%"/>
      <style:text-properties fo:color="#808080"/>
    </style:style>
    <style:style style:name="P258" style:parent-style-name="Textbody" style:family="paragraph">
      <style:paragraph-properties fo:line-height="150%"/>
      <style:text-properties fo:color="#808080"/>
    </style:style>
    <style:style style:name="P259" style:parent-style-name="Textbody" style:family="paragraph">
      <style:paragraph-properties fo:line-height="150%"/>
      <style:text-properties fo:font-weight="bold" style:font-weight-asian="bold" style:font-weight-complex="bold" fo:color="#808080"/>
    </style:style>
    <style:style style:name="P260" style:parent-style-name="Textbody" style:family="paragraph">
      <style:paragraph-properties fo:line-height="150%"/>
      <style:text-properties fo:color="#808080"/>
    </style:style>
    <style:style style:name="P261" style:parent-style-name="Textbody" style:family="paragraph">
      <style:paragraph-properties fo:line-height="150%"/>
      <style:text-properties fo:color="#808080"/>
    </style:style>
    <style:style style:name="P262" style:parent-style-name="Textbody" style:family="paragraph">
      <style:paragraph-properties fo:line-height="150%"/>
      <style:text-properties fo:color="#808080"/>
    </style:style>
    <style:style style:name="P263" style:parent-style-name="Textbody" style:family="paragraph">
      <style:paragraph-properties fo:line-height="150%"/>
      <style:text-properties fo:color="#808080"/>
    </style:style>
    <style:style style:name="P264" style:parent-style-name="Textbody" style:family="paragraph">
      <style:paragraph-properties fo:line-height="150%"/>
      <style:text-properties fo:color="#808080"/>
    </style:style>
    <style:style style:name="P265" style:parent-style-name="Textbody" style:family="paragraph">
      <style:paragraph-properties fo:line-height="150%"/>
      <style:text-properties fo:color="#808080"/>
    </style:style>
    <style:style style:name="P266" style:parent-style-name="Heading4" style:family="paragraph">
      <style:paragraph-properties fo:line-height="150%"/>
      <style:text-properties fo:color="#808080"/>
    </style:style>
    <style:style style:name="P267" style:parent-style-name="Firstparagraph" style:family="paragraph">
      <style:paragraph-properties fo:line-height="150%"/>
      <style:text-properties fo:color="#808080"/>
    </style:style>
    <style:style style:name="P268" style:parent-style-name="Textbody" style:family="paragraph">
      <style:paragraph-properties fo:margin-top="0in" fo:margin-bottom="0in" fo:line-height="150%"/>
    </style:style>
    <style:style style:name="T269" style:parent-style-name="DefaultParagraphFont" style:family="text">
      <style:text-properties fo:font-weight="bold" style:font-weight-asian="bold" style:font-weight-complex="bold" fo:color="#808080"/>
    </style:style>
    <style:style style:name="T270" style:parent-style-name="DefaultParagraphFont" style:family="text">
      <style:text-properties fo:color="#808080"/>
    </style:style>
    <style:style style:name="T271" style:parent-style-name="DefaultParagraphFont" style:family="text">
      <style:text-properties fo:color="#808080"/>
    </style:style>
    <style:style style:name="P272" style:parent-style-name="Textbody" style:family="paragraph">
      <style:paragraph-properties fo:margin-top="0in" fo:margin-bottom="0in" fo:line-height="150%"/>
    </style:style>
    <style:style style:name="T273" style:parent-style-name="DefaultParagraphFont" style:family="text">
      <style:text-properties fo:font-weight="bold" style:font-weight-asian="bold" style:font-weight-complex="bold" fo:color="#808080"/>
    </style:style>
    <style:style style:name="T274" style:parent-style-name="DefaultParagraphFont" style:family="text">
      <style:text-properties fo:color="#808080"/>
    </style:style>
    <style:style style:name="P275" style:parent-style-name="Textbody" style:family="paragraph">
      <style:paragraph-properties fo:margin-top="0in" fo:margin-bottom="0in" fo:line-height="150%"/>
    </style:style>
    <style:style style:name="T276" style:parent-style-name="DefaultParagraphFont" style:family="text">
      <style:text-properties fo:font-weight="bold" style:font-weight-asian="bold" style:font-weight-complex="bold" fo:color="#808080"/>
    </style:style>
    <style:style style:name="T277" style:parent-style-name="DefaultParagraphFont" style:family="text">
      <style:text-properties fo:color="#808080"/>
    </style:style>
    <style:style style:name="P278" style:parent-style-name="Textbody" style:family="paragraph">
      <style:paragraph-properties fo:margin-top="0in" fo:margin-bottom="0in" fo:line-height="150%"/>
    </style:style>
    <style:style style:name="T279" style:parent-style-name="DefaultParagraphFont" style:family="text">
      <style:text-properties fo:font-weight="bold" style:font-weight-asian="bold" style:font-weight-complex="bold" fo:color="#808080"/>
    </style:style>
    <style:style style:name="T280" style:parent-style-name="DefaultParagraphFont" style:family="text">
      <style:text-properties fo:color="#808080"/>
    </style:style>
    <style:style style:name="P281" style:parent-style-name="Firstparagraph" style:family="paragraph">
      <style:paragraph-properties fo:line-height="150%"/>
      <style:text-properties fo:color="#808080"/>
    </style:style>
    <style:style style:name="P282" style:parent-style-name="Textbody" style:family="paragraph">
      <style:paragraph-properties fo:line-height="150%"/>
      <style:text-properties fo:color="#808080"/>
    </style:style>
    <style:style style:name="P283" style:parent-style-name="Textbody" style:family="paragraph">
      <style:paragraph-properties fo:line-height="150%"/>
      <style:text-properties fo:color="#808080"/>
    </style:style>
    <style:style style:name="P284" style:parent-style-name="Textbody" style:family="paragraph">
      <style:paragraph-properties fo:line-height="150%"/>
      <style:text-properties fo:color="#808080"/>
    </style:style>
    <style:style style:name="P285" style:parent-style-name="Heading4" style:family="paragraph">
      <style:paragraph-properties fo:line-height="150%"/>
      <style:text-properties fo:color="#808080"/>
    </style:style>
    <style:style style:name="P286" style:parent-style-name="Firstparagraph" style:family="paragraph">
      <style:paragraph-properties fo:line-height="150%"/>
      <style:text-properties fo:color="#808080"/>
    </style:style>
    <style:style style:name="P287" style:parent-style-name="Textbody" style:family="paragraph">
      <style:paragraph-properties fo:line-height="150%"/>
      <style:text-properties fo:color="#808080"/>
    </style:style>
    <style:style style:name="P288" style:parent-style-name="Textbody" style:family="paragraph">
      <style:paragraph-properties fo:line-height="150%"/>
      <style:text-properties fo:color="#808080"/>
    </style:style>
    <style:style style:name="P289" style:parent-style-name="Textbody" style:family="paragraph">
      <style:paragraph-properties fo:line-height="150%"/>
      <style:text-properties fo:color="#808080"/>
    </style:style>
    <style:style style:name="P290" style:parent-style-name="Textbody" style:family="paragraph">
      <style:paragraph-properties fo:line-height="150%"/>
      <style:text-properties fo:color="#808080"/>
    </style:style>
    <style:style style:name="P291" style:parent-style-name="Textbody" style:family="paragraph">
      <style:paragraph-properties fo:line-height="150%"/>
      <style:text-properties fo:color="#808080"/>
    </style:style>
    <style:style style:name="P292" style:parent-style-name="Textbody" style:family="paragraph">
      <style:paragraph-properties fo:line-height="150%"/>
      <style:text-properties fo:font-weight="bold" style:font-weight-asian="bold" style:font-weight-complex="bold" fo:color="#808080"/>
    </style:style>
    <style:style style:name="P293" style:parent-style-name="Textbody" style:family="paragraph">
      <style:paragraph-properties fo:line-height="150%"/>
      <style:text-properties fo:color="#808080"/>
    </style:style>
    <style:style style:name="P294" style:parent-style-name="Textbody" style:family="paragraph">
      <style:paragraph-properties fo:line-height="150%"/>
      <style:text-properties fo:color="#808080"/>
    </style:style>
    <style:style style:name="P295" style:parent-style-name="Textbody" style:family="paragraph">
      <style:paragraph-properties fo:line-height="150%"/>
      <style:text-properties fo:color="#808080"/>
    </style:style>
    <style:style style:name="P296" style:parent-style-name="Heading3" style:family="paragraph">
      <style:paragraph-properties fo:line-height="150%"/>
    </style:style>
    <style:style style:name="P297" style:parent-style-name="Firstparagraph" style:family="paragraph">
      <style:paragraph-properties fo:line-height="150%"/>
    </style:style>
    <style:style style:name="P298" style:parent-style-name="Heading4" style:family="paragraph">
      <style:paragraph-properties fo:line-height="150%"/>
    </style:style>
    <style:style style:name="P299" style:parent-style-name="Firstparagraph" style:family="paragraph">
      <style:paragraph-properties fo:line-height="150%"/>
    </style:style>
    <style:style style:name="P300" style:parent-style-name="Textbody" style:family="paragraph">
      <style:paragraph-properties fo:line-height="150%"/>
    </style:style>
    <style:style style:name="P301" style:parent-style-name="Textbody" style:family="paragraph">
      <style:paragraph-properties fo:line-height="150%"/>
    </style:style>
    <style:style style:name="P302" style:parent-style-name="Textbody" style:family="paragraph">
      <style:paragraph-properties fo:line-height="150%"/>
    </style:style>
    <style:style style:name="P303" style:parent-style-name="Textbody" style:family="paragraph">
      <style:paragraph-properties fo:line-height="150%"/>
    </style:style>
    <style:style style:name="P304" style:parent-style-name="Textbody" style:family="paragraph">
      <style:paragraph-properties fo:line-height="150%"/>
    </style:style>
    <style:style style:name="P305" style:parent-style-name="Heading4" style:family="paragraph">
      <style:paragraph-properties fo:line-height="150%"/>
    </style:style>
    <style:style style:name="P306" style:parent-style-name="Firstparagraph" style:family="paragraph">
      <style:paragraph-properties fo:line-height="150%"/>
    </style:style>
    <style:style style:name="P307" style:parent-style-name="Textbody" style:family="paragraph">
      <style:paragraph-properties fo:line-height="150%"/>
    </style:style>
    <style:style style:name="P308" style:parent-style-name="Textbody" style:family="paragraph">
      <style:paragraph-properties fo:line-height="150%"/>
    </style:style>
    <style:style style:name="P309" style:parent-style-name="Textbody" style:family="paragraph">
      <style:paragraph-properties fo:line-height="150%"/>
    </style:style>
    <style:style style:name="P310" style:parent-style-name="Textbody" style:family="paragraph">
      <style:paragraph-properties fo:line-height="150%"/>
    </style:style>
    <style:style style:name="P311" style:parent-style-name="Textbody" style:family="paragraph">
      <style:paragraph-properties fo:line-height="150%"/>
    </style:style>
    <style:style style:name="P312" style:parent-style-name="Textbody" style:family="paragraph">
      <style:paragraph-properties fo:line-height="150%"/>
    </style:style>
    <style:style style:name="TableColumn314" style:family="table-column">
      <style:table-column-properties style:column-width="3.3465in" style:use-optimal-column-width="false"/>
    </style:style>
    <style:style style:name="TableColumn315" style:family="table-column">
      <style:table-column-properties style:column-width="3.3465in" style:use-optimal-column-width="false"/>
    </style:style>
    <style:style style:name="Table313" style:family="table">
      <style:table-properties style:width="6.693in" fo:margin-left="0in" table:align="left"/>
    </style:style>
    <style:style style:name="TableRow316" style:family="table-row">
      <style:table-row-properties style:use-optimal-row-height="false"/>
    </style:style>
    <style:style style:name="TableCell317" style:family="table-cell">
      <style:table-cell-properties fo:border="none" style:writing-mode="lr-tb" fo:padding-top="0in" fo:padding-left="0in" fo:padding-bottom="0in" fo:padding-right="0in"/>
    </style:style>
    <style:style style:name="P318" style:parent-style-name="TableHeading" style:family="paragraph">
      <style:paragraph-properties fo:line-height="150%"/>
    </style:style>
    <style:style style:name="TableCell319" style:family="table-cell">
      <style:table-cell-properties fo:border="none" style:writing-mode="lr-tb" fo:padding-top="0in" fo:padding-left="0in" fo:padding-bottom="0in" fo:padding-right="0in"/>
    </style:style>
    <style:style style:name="P320" style:parent-style-name="TableHeading" style:family="paragraph">
      <style:paragraph-properties fo:line-height="150%"/>
    </style:style>
    <style:style style:name="TableRow321" style:family="table-row">
      <style:table-row-properties style:use-optimal-row-height="false"/>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paragraph-properties fo:line-height="150%"/>
    </style:style>
    <style:style style:name="TableCell324" style:family="table-cell">
      <style:table-cell-properties fo:border="none" style:writing-mode="lr-tb" fo:padding-top="0in" fo:padding-left="0in" fo:padding-bottom="0in" fo:padding-right="0in"/>
    </style:style>
    <style:style style:name="P325" style:parent-style-name="TableContents" style:family="paragraph">
      <style:paragraph-properties fo:line-height="150%"/>
    </style:style>
    <style:style style:name="TableRow326" style:family="table-row">
      <style:table-row-properties style:use-optimal-row-height="false"/>
    </style:style>
    <style:style style:name="TableCell327" style:family="table-cell">
      <style:table-cell-properties fo:border="none" style:writing-mode="lr-tb" fo:padding-top="0in" fo:padding-left="0in" fo:padding-bottom="0in" fo:padding-right="0in"/>
    </style:style>
    <style:style style:name="P328" style:parent-style-name="TableContents" style:family="paragraph">
      <style:paragraph-properties fo:line-height="150%"/>
    </style:style>
    <style:style style:name="TableCell329" style:family="table-cell">
      <style:table-cell-properties fo:border="none" style:writing-mode="lr-tb" fo:padding-top="0in" fo:padding-left="0in" fo:padding-bottom="0in" fo:padding-right="0in"/>
    </style:style>
    <style:style style:name="P330" style:parent-style-name="Standard" style:family="paragraph">
      <style:paragraph-properties fo:line-height="150%"/>
    </style:style>
    <style:style style:name="P331" style:parent-style-name="Firstparagraph" style:family="paragraph">
      <style:paragraph-properties fo:line-height="150%"/>
    </style:style>
    <style:style style:name="P332" style:parent-style-name="Textbody" style:family="paragraph">
      <style:paragraph-properties fo:line-height="150%"/>
    </style:style>
    <style:style style:name="P333" style:parent-style-name="Textbody" style:family="paragraph">
      <style:paragraph-properties fo:line-height="150%"/>
    </style:style>
    <style:style style:name="P334" style:parent-style-name="Heading2" style:family="paragraph">
      <style:paragraph-properties fo:line-height="150%"/>
      <style:text-properties fo:color="#808080"/>
    </style:style>
    <style:style style:name="P335" style:parent-style-name="Heading3" style:family="paragraph">
      <style:paragraph-properties fo:line-height="150%"/>
      <style:text-properties fo:color="#808080"/>
    </style:style>
    <style:style style:name="P336" style:parent-style-name="Firstparagraph" style:family="paragraph">
      <style:paragraph-properties fo:line-height="150%"/>
      <style:text-properties fo:color="#808080"/>
    </style:style>
    <style:style style:name="P337" style:parent-style-name="Textbody" style:family="paragraph">
      <style:paragraph-properties fo:line-height="150%"/>
      <style:text-properties fo:color="#808080"/>
    </style:style>
    <style:style style:name="P338" style:parent-style-name="Textbody" style:family="paragraph">
      <style:paragraph-properties fo:line-height="150%"/>
      <style:text-properties fo:color="#808080"/>
    </style:style>
    <style:style style:name="P339" style:parent-style-name="Textbody" style:family="paragraph">
      <style:paragraph-properties fo:line-height="150%"/>
      <style:text-properties fo:color="#808080"/>
    </style:style>
    <style:style style:name="P340" style:parent-style-name="Textbody" style:family="paragraph">
      <style:paragraph-properties fo:line-height="150%"/>
      <style:text-properties fo:color="#808080"/>
    </style:style>
    <style:style style:name="P341" style:parent-style-name="Textbody" style:family="paragraph">
      <style:paragraph-properties fo:line-height="150%"/>
      <style:text-properties fo:color="#808080"/>
    </style:style>
    <style:style style:name="P342" style:parent-style-name="Textbody" style:family="paragraph">
      <style:paragraph-properties fo:line-height="150%"/>
      <style:text-properties fo:color="#808080"/>
    </style:style>
    <style:style style:name="P343" style:parent-style-name="Heading3" style:family="paragraph">
      <style:paragraph-properties fo:line-height="150%"/>
      <style:text-properties fo:color="#808080"/>
    </style:style>
    <style:style style:name="P344" style:parent-style-name="Firstparagraph" style:family="paragraph">
      <style:paragraph-properties fo:line-height="150%"/>
      <style:text-properties fo:color="#808080"/>
    </style:style>
    <style:style style:name="P345" style:parent-style-name="Textbody" style:family="paragraph">
      <style:paragraph-properties fo:line-height="150%"/>
      <style:text-properties fo:color="#808080"/>
    </style:style>
    <style:style style:name="P346" style:parent-style-name="Textbody" style:family="paragraph">
      <style:paragraph-properties fo:line-height="150%"/>
      <style:text-properties fo:color="#808080"/>
    </style:style>
    <style:style style:name="P347" style:parent-style-name="Textbody" style:family="paragraph">
      <style:paragraph-properties fo:line-height="150%"/>
      <style:text-properties fo:color="#808080"/>
    </style:style>
    <style:style style:name="P348" style:parent-style-name="Textbody" style:family="paragraph">
      <style:paragraph-properties fo:line-height="150%"/>
      <style:text-properties fo:font-weight="bold" style:font-weight-asian="bold" style:font-weight-complex="bold" fo:color="#808080"/>
    </style:style>
    <style:style style:name="P349" style:parent-style-name="Textbody" style:family="paragraph">
      <style:paragraph-properties fo:line-height="150%"/>
      <style:text-properties fo:color="#808080"/>
    </style:style>
    <style:style style:name="P350" style:parent-style-name="Heading3" style:family="paragraph">
      <style:paragraph-properties fo:line-height="150%"/>
      <style:text-properties fo:color="#808080"/>
    </style:style>
    <style:style style:name="P351" style:parent-style-name="Firstparagraph" style:family="paragraph">
      <style:paragraph-properties fo:line-height="150%"/>
      <style:text-properties fo:color="#808080"/>
    </style:style>
    <style:style style:name="P352" style:parent-style-name="Textbody" style:family="paragraph">
      <style:paragraph-properties fo:line-height="150%"/>
      <style:text-properties fo:color="#808080"/>
    </style:style>
    <style:style style:name="P353" style:parent-style-name="Heading4" style:family="paragraph">
      <style:paragraph-properties fo:line-height="150%"/>
      <style:text-properties fo:color="#808080"/>
    </style:style>
    <style:style style:name="P354" style:parent-style-name="Firstparagraph" style:family="paragraph">
      <style:paragraph-properties fo:line-height="150%"/>
      <style:text-properties fo:color="#808080"/>
    </style:style>
    <style:style style:name="P355" style:parent-style-name="Textbody" style:family="paragraph">
      <style:paragraph-properties fo:line-height="150%"/>
      <style:text-properties fo:color="#808080"/>
    </style:style>
    <style:style style:name="P356" style:parent-style-name="Textbody" style:family="paragraph">
      <style:paragraph-properties fo:line-height="150%"/>
      <style:text-properties fo:color="#808080"/>
    </style:style>
    <style:style style:name="P357" style:parent-style-name="Textbody" style:family="paragraph">
      <style:paragraph-properties fo:line-height="150%"/>
      <style:text-properties fo:color="#808080"/>
    </style:style>
    <style:style style:name="P358" style:parent-style-name="Textbody" style:family="paragraph">
      <style:paragraph-properties fo:line-height="150%"/>
      <style:text-properties fo:font-weight="bold" style:font-weight-asian="bold" style:font-weight-complex="bold" fo:color="#808080"/>
    </style:style>
    <style:style style:name="P359" style:parent-style-name="Textbody" style:family="paragraph">
      <style:paragraph-properties fo:line-height="150%"/>
      <style:text-properties fo:color="#808080"/>
    </style:style>
    <style:style style:name="P360" style:parent-style-name="Textbody" style:family="paragraph">
      <style:paragraph-properties fo:line-height="150%"/>
      <style:text-properties fo:color="#808080"/>
    </style:style>
    <style:style style:name="P361" style:parent-style-name="Textbody" style:family="paragraph">
      <style:paragraph-properties fo:line-height="150%"/>
      <style:text-properties fo:color="#808080"/>
    </style:style>
    <style:style style:name="P362" style:parent-style-name="Textbody" style:family="paragraph">
      <style:paragraph-properties fo:line-height="150%"/>
      <style:text-properties fo:color="#808080"/>
    </style:style>
    <style:style style:name="P363" style:parent-style-name="Textbody" style:family="paragraph">
      <style:paragraph-properties fo:line-height="150%"/>
      <style:text-properties fo:color="#808080"/>
    </style:style>
    <style:style style:name="P364" style:parent-style-name="Textbody" style:family="paragraph">
      <style:paragraph-properties fo:line-height="150%"/>
      <style:text-properties fo:font-weight="bold" style:font-weight-asian="bold" style:font-weight-complex="bold" fo:color="#808080"/>
    </style:style>
    <style:style style:name="P365" style:parent-style-name="Textbody" style:family="paragraph">
      <style:paragraph-properties fo:line-height="150%"/>
      <style:text-properties fo:color="#808080"/>
    </style:style>
    <style:style style:name="P366" style:parent-style-name="Textbody" style:family="paragraph">
      <style:paragraph-properties fo:line-height="150%"/>
      <style:text-properties fo:color="#808080"/>
    </style:style>
    <style:style style:name="P367" style:parent-style-name="Textbody" style:family="paragraph">
      <style:paragraph-properties fo:line-height="150%"/>
      <style:text-properties fo:color="#808080"/>
    </style:style>
    <style:style style:name="P368" style:parent-style-name="Textbody" style:family="paragraph">
      <style:paragraph-properties fo:line-height="150%"/>
      <style:text-properties fo:color="#808080"/>
    </style:style>
    <style:style style:name="P369" style:parent-style-name="Textbody" style:family="paragraph">
      <style:paragraph-properties fo:line-height="150%"/>
      <style:text-properties fo:color="#808080"/>
    </style:style>
    <style:style style:name="P370" style:parent-style-name="Textbody" style:family="paragraph">
      <style:paragraph-properties fo:line-height="150%"/>
      <style:text-properties fo:color="#808080"/>
    </style:style>
    <style:style style:name="P371" style:parent-style-name="Textbody" style:family="paragraph">
      <style:paragraph-properties fo:line-height="150%"/>
      <style:text-properties fo:color="#808080"/>
    </style:style>
    <style:style style:name="P372" style:parent-style-name="Textbody" style:family="paragraph">
      <style:paragraph-properties fo:line-height="150%"/>
      <style:text-properties fo:font-weight="bold" style:font-weight-asian="bold" style:font-weight-complex="bold" fo:color="#808080"/>
    </style:style>
    <style:style style:name="P373" style:parent-style-name="Textbody" style:family="paragraph">
      <style:paragraph-properties fo:line-height="150%"/>
      <style:text-properties fo:color="#808080"/>
    </style:style>
    <style:style style:name="P374" style:parent-style-name="Heading3" style:family="paragraph">
      <style:paragraph-properties fo:line-height="150%"/>
      <style:text-properties fo:color="#808080"/>
    </style:style>
    <style:style style:name="P375" style:parent-style-name="Firstparagraph" style:family="paragraph">
      <style:paragraph-properties fo:line-height="150%"/>
      <style:text-properties fo:color="#808080"/>
    </style:style>
    <style:style style:name="P376" style:parent-style-name="Textbody" style:family="paragraph">
      <style:paragraph-properties fo:line-height="150%"/>
      <style:text-properties fo:color="#808080"/>
    </style:style>
    <style:style style:name="P377" style:parent-style-name="Textbody" style:family="paragraph">
      <style:paragraph-properties fo:line-height="150%"/>
      <style:text-properties fo:color="#808080"/>
    </style:style>
    <style:style style:name="P378" style:parent-style-name="Textbody" style:family="paragraph">
      <style:paragraph-properties fo:line-height="150%"/>
      <style:text-properties fo:color="#808080"/>
    </style:style>
    <style:style style:name="P379" style:parent-style-name="Textbody" style:family="paragraph">
      <style:paragraph-properties fo:line-height="150%"/>
      <style:text-properties fo:color="#808080"/>
    </style:style>
    <style:style style:name="P380" style:parent-style-name="Firstparagraph" style:family="paragraph">
      <style:paragraph-properties fo:line-height="150%"/>
      <style:text-properties fo:color="#808080"/>
    </style:style>
    <style:style style:name="P381" style:parent-style-name="Heading2" style:family="paragraph">
      <style:paragraph-properties fo:line-height="150%"/>
      <style:text-properties fo:color="#808080"/>
    </style:style>
    <style:style style:name="P382" style:parent-style-name="Firstparagraph" style:family="paragraph">
      <style:paragraph-properties fo:line-height="150%"/>
      <style:text-properties fo:color="#808080"/>
    </style:style>
    <style:style style:name="P383" style:parent-style-name="Textbody" style:family="paragraph">
      <style:paragraph-properties fo:margin-top="0in" fo:margin-bottom="0in" fo:line-height="150%"/>
      <style:text-properties fo:color="#808080"/>
    </style:style>
    <style:style style:name="P384" style:parent-style-name="Textbody" style:family="paragraph">
      <style:paragraph-properties fo:margin-top="0in" fo:margin-bottom="0in" fo:line-height="150%"/>
      <style:text-properties fo:color="#808080"/>
    </style:style>
    <style:style style:name="P385" style:parent-style-name="Firstparagraph" style:family="paragraph">
      <style:paragraph-properties fo:line-height="150%"/>
      <style:text-properties fo:font-weight="bold" style:font-weight-asian="bold" style:font-weight-complex="bold" fo:color="#808080"/>
    </style:style>
    <style:style style:name="P386" style:parent-style-name="Textbody" style:family="paragraph">
      <style:paragraph-properties fo:line-height="150%"/>
      <style:text-properties fo:color="#808080"/>
    </style:style>
    <style:style style:name="P387" style:parent-style-name="Textbody" style:family="paragraph">
      <style:paragraph-properties fo:line-height="150%"/>
      <style:text-properties fo:color="#808080"/>
    </style:style>
    <style:style style:name="P388" style:parent-style-name="Textbody" style:family="paragraph">
      <style:paragraph-properties fo:line-height="150%"/>
    </style:style>
    <style:style style:name="S1" style:family="section">
      <style:section-properties fo:margin-left="0in" fo:margin-right="0in" style:writing-mode="lr-tb"/>
    </style:style>
    <style:style style:name="P389" style:parent-style-name="Textbody" style:family="paragraph">
      <style:paragraph-properties fo:line-height="150%"/>
    </style:style>
    <style:style style:name="S2" style:family="section">
      <style:section-properties fo:margin-left="0in" fo:margin-right="0in" style:writing-mode="lr-tb"/>
    </style:style>
    <style:style style:name="P390" style:parent-style-name="Bibliography1" style:family="paragraph">
      <style:paragraph-properties fo:line-height="150%"/>
    </style:style>
    <style:style style:name="T391" style:parent-style-name="DefaultParagraphFont" style:family="text">
      <style:text-properties fo:font-style="italic" style:font-style-asian="italic"/>
    </style:style>
    <style:style style:name="T392" style:parent-style-name="DefaultParagraphFont" style:family="text">
      <style:text-properties fo:font-style="italic" style:font-style-asian="italic"/>
    </style:style>
    <style:style style:name="P393" style:parent-style-name="Bibliography1" style:family="paragraph">
      <style:paragraph-properties fo:line-height="150%"/>
    </style:style>
    <style:style style:name="T394" style:parent-style-name="DefaultParagraphFont" style:family="text">
      <style:text-properties fo:font-style="italic" style:font-style-asian="italic"/>
    </style:style>
    <style:style style:name="P395" style:parent-style-name="Bibliography1" style:family="paragraph">
      <style:paragraph-properties fo:line-height="150%"/>
    </style:style>
    <style:style style:name="T396" style:parent-style-name="DefaultParagraphFont" style:family="text">
      <style:text-properties fo:font-style="italic" style:font-style-asian="italic"/>
    </style:style>
    <style:style style:name="P397" style:parent-style-name="Bibliography1" style:family="paragraph">
      <style:paragraph-properties fo:line-height="150%"/>
    </style:style>
    <style:style style:name="T398" style:parent-style-name="DefaultParagraphFont" style:family="text">
      <style:text-properties fo:font-style="italic" style:font-style-asian="italic"/>
    </style:style>
    <style:style style:name="P399" style:parent-style-name="Bibliography1" style:family="paragraph">
      <style:paragraph-properties fo:line-height="150%"/>
    </style:style>
    <style:style style:name="T400" style:parent-style-name="DefaultParagraphFont" style:family="text">
      <style:text-properties fo:font-style="italic" style:font-style-asian="italic"/>
    </style:style>
    <style:style style:name="P401" style:parent-style-name="Bibliography1" style:family="paragraph">
      <style:paragraph-properties fo:line-height="150%"/>
    </style:style>
    <style:style style:name="P402" style:parent-style-name="Bibliography1" style:family="paragraph">
      <style:paragraph-properties fo:line-height="150%"/>
    </style:style>
    <style:style style:name="T403" style:parent-style-name="DefaultParagraphFont" style:family="text">
      <style:text-properties fo:font-style="italic" style:font-style-asian="italic"/>
    </style:style>
    <style:style style:name="T404" style:parent-style-name="DefaultParagraphFont" style:family="text">
      <style:text-properties fo:font-style="italic" style:font-style-asian="italic"/>
    </style:style>
    <style:style style:name="T405" style:parent-style-name="DefaultParagraphFont" style:family="text">
      <style:text-properties fo:font-style="italic" style:font-style-asian="italic"/>
    </style:style>
    <style:style style:name="P406" style:parent-style-name="Bibliography1" style:family="paragraph">
      <style:paragraph-properties fo:line-height="150%"/>
    </style:style>
    <style:style style:name="T407" style:parent-style-name="DefaultParagraphFont" style:family="text">
      <style:text-properties fo:font-style="italic" style:font-style-asian="italic"/>
    </style:style>
    <style:style style:name="T408" style:parent-style-name="DefaultParagraphFont" style:family="text">
      <style:text-properties fo:font-style="italic" style:font-style-asian="italic"/>
    </style:style>
    <style:style style:name="P409" style:parent-style-name="Bibliography1" style:family="paragraph">
      <style:paragraph-properties fo:line-height="150%"/>
    </style:style>
    <style:style style:name="T410" style:parent-style-name="DefaultParagraphFont" style:family="text">
      <style:text-properties fo:font-style="italic" style:font-style-asian="italic"/>
    </style:style>
    <style:style style:name="T411" style:parent-style-name="DefaultParagraphFont" style:family="text">
      <style:text-properties fo:font-style="italic" style:font-style-asian="italic"/>
    </style:style>
    <style:style style:name="P412" style:parent-style-name="Bibliography1" style:family="paragraph">
      <style:paragraph-properties fo:line-height="150%"/>
    </style:style>
    <style:style style:name="T413" style:parent-style-name="DefaultParagraphFont" style:family="text">
      <style:text-properties fo:font-style="italic" style:font-style-asian="italic"/>
    </style:style>
    <style:style style:name="P414" style:parent-style-name="Bibliography1" style:family="paragraph">
      <style:paragraph-properties fo:line-height="150%"/>
    </style:style>
    <style:style style:name="T415" style:parent-style-name="DefaultParagraphFont" style:family="text">
      <style:text-properties fo:font-style="italic" style:font-style-asian="italic"/>
    </style:style>
    <style:style style:name="P416" style:parent-style-name="Bibliography1" style:family="paragraph">
      <style:paragraph-properties fo:line-height="150%"/>
    </style:style>
    <style:style style:name="T417" style:parent-style-name="DefaultParagraphFont" style:family="text">
      <style:text-properties fo:font-style="italic" style:font-style-asian="italic"/>
    </style:style>
    <style:style style:name="P418" style:parent-style-name="Bibliography1" style:family="paragraph">
      <style:paragraph-properties fo:line-height="150%"/>
    </style:style>
    <style:style style:name="T419" style:parent-style-name="DefaultParagraphFont" style:family="text">
      <style:text-properties fo:font-style="italic" style:font-style-asian="italic"/>
    </style:style>
    <style:style style:name="P420" style:parent-style-name="Bibliography1" style:family="paragraph">
      <style:paragraph-properties fo:line-height="150%"/>
    </style:style>
    <style:style style:name="T421" style:parent-style-name="DefaultParagraphFont" style:family="text">
      <style:text-properties fo:font-style="italic" style:font-style-asian="italic"/>
    </style:style>
    <style:style style:name="P422" style:parent-style-name="Bibliography1" style:family="paragraph">
      <style:paragraph-properties fo:line-height="150%"/>
    </style:style>
    <style:style style:name="T423" style:parent-style-name="DefaultParagraphFont" style:family="text">
      <style:text-properties fo:font-style="italic" style:font-style-asian="italic"/>
    </style:style>
    <style:style style:name="P424" style:parent-style-name="Bibliography1" style:family="paragraph">
      <style:paragraph-properties fo:line-height="150%"/>
    </style:style>
    <style:style style:name="T425" style:parent-style-name="DefaultParagraphFont" style:family="text">
      <style:text-properties fo:font-style="italic" style:font-style-asian="italic"/>
    </style:style>
    <style:style style:name="T426" style:parent-style-name="DefaultParagraphFont" style:family="text">
      <style:text-properties fo:font-style="italic" style:font-style-asian="italic"/>
    </style:style>
    <style:style style:name="P427" style:parent-style-name="Bibliography1" style:family="paragraph">
      <style:paragraph-properties fo:line-height="150%"/>
    </style:style>
    <style:style style:name="T428" style:parent-style-name="DefaultParagraphFont" style:family="text">
      <style:text-properties fo:font-style="italic" style:font-style-asian="italic"/>
    </style:style>
    <style:style style:name="P429" style:parent-style-name="Bibliography1" style:family="paragraph">
      <style:paragraph-properties fo:line-height="150%"/>
    </style:style>
    <style:style style:name="T430" style:parent-style-name="DefaultParagraphFont" style:family="text">
      <style:text-properties fo:font-style="italic" style:font-style-asian="italic"/>
    </style:style>
    <style:style style:name="P431" style:parent-style-name="Bibliography1" style:family="paragraph">
      <style:paragraph-properties fo:line-height="150%"/>
    </style:style>
    <style:style style:name="T432" style:parent-style-name="DefaultParagraphFont" style:family="text">
      <style:text-properties fo:font-style="italic" style:font-style-asian="italic"/>
    </style:style>
    <style:style style:name="P433" style:parent-style-name="Bibliography1" style:family="paragraph">
      <style:paragraph-properties fo:line-height="150%"/>
    </style:style>
    <style:style style:name="T434" style:parent-style-name="DefaultParagraphFont" style:family="text">
      <style:text-properties fo:font-style="italic" style:font-style-asian="italic"/>
    </style:style>
    <style:style style:name="P435" style:parent-style-name="Bibliography1" style:family="paragraph">
      <style:paragraph-properties fo:line-height="150%"/>
    </style:style>
    <style:style style:name="T436" style:parent-style-name="DefaultParagraphFont" style:family="text">
      <style:text-properties fo:font-style="italic" style:font-style-asian="italic"/>
    </style:style>
    <style:style style:name="P437" style:parent-style-name="Bibliography1" style:family="paragraph">
      <style:paragraph-properties fo:line-height="150%"/>
    </style:style>
    <style:style style:name="T438" style:parent-style-name="DefaultParagraphFont" style:family="text">
      <style:text-properties fo:font-style="italic" style:font-style-asian="italic"/>
    </style:style>
    <style:style style:name="P439" style:parent-style-name="Bibliography1" style:family="paragraph">
      <style:paragraph-properties fo:line-height="150%"/>
    </style:style>
    <style:style style:name="T440" style:parent-style-name="DefaultParagraphFont" style:family="text">
      <style:text-properties fo:font-style="italic" style:font-style-asian="italic"/>
    </style:style>
    <style:style style:name="P441" style:parent-style-name="Bibliography1" style:family="paragraph">
      <style:paragraph-properties fo:line-height="150%"/>
    </style:style>
    <style:style style:name="T442" style:parent-style-name="DefaultParagraphFont" style:family="text">
      <style:text-properties fo:font-style="italic" style:font-style-asian="italic"/>
    </style:style>
    <style:style style:name="P443" style:parent-style-name="Bibliography1" style:family="paragraph">
      <style:paragraph-properties fo:line-height="150%"/>
    </style:style>
    <style:style style:name="T444" style:parent-style-name="DefaultParagraphFont" style:family="text">
      <style:text-properties fo:font-style="italic" style:font-style-asian="italic"/>
    </style:style>
    <style:style style:name="P445" style:parent-style-name="Bibliography1" style:family="paragraph">
      <style:paragraph-properties fo:line-height="150%"/>
    </style:style>
    <style:style style:name="T446" style:parent-style-name="DefaultParagraphFont" style:family="text">
      <style:text-properties fo:font-style="italic" style:font-style-asian="italic"/>
    </style:style>
    <style:style style:name="P447" style:parent-style-name="Bibliography1" style:family="paragraph">
      <style:paragraph-properties fo:line-height="150%"/>
    </style:style>
    <style:style style:name="T448" style:parent-style-name="DefaultParagraphFont" style:family="text">
      <style:text-properties fo:font-style="italic" style:font-style-asian="italic"/>
    </style:style>
    <style:style style:name="P449" style:parent-style-name="Bibliography1" style:family="paragraph">
      <style:paragraph-properties fo:line-height="150%"/>
    </style:style>
    <style:style style:name="T450" style:parent-style-name="DefaultParagraphFont" style:family="text">
      <style:text-properties fo:font-style="italic" style:font-style-asian="italic"/>
    </style:style>
    <style:style style:name="P451" style:parent-style-name="Bibliography1" style:family="paragraph">
      <style:paragraph-properties fo:line-height="150%"/>
    </style:style>
    <style:style style:name="T452" style:parent-style-name="DefaultParagraphFont" style:family="text">
      <style:text-properties fo:font-style="italic" style:font-style-asian="italic"/>
    </style:style>
    <style:style style:name="P453" style:parent-style-name="Bibliography1" style:family="paragraph">
      <style:paragraph-properties fo:line-height="150%"/>
    </style:style>
    <style:style style:name="T454" style:parent-style-name="DefaultParagraphFont" style:family="text">
      <style:text-properties fo:font-style="italic" style:font-style-asian="italic"/>
    </style:style>
    <style:style style:name="T455" style:parent-style-name="DefaultParagraphFont" style:family="text">
      <style:text-properties fo:font-style="italic" style:font-style-asian="italic"/>
    </style:style>
    <style:style style:name="P456" style:parent-style-name="Bibliography1" style:family="paragraph">
      <style:paragraph-properties fo:line-height="150%"/>
    </style:style>
    <style:style style:name="T457" style:parent-style-name="DefaultParagraphFont" style:family="text">
      <style:text-properties fo:font-style="italic" style:font-style-asian="italic"/>
    </style:style>
    <style:style style:name="P458" style:parent-style-name="Bibliography1" style:family="paragraph">
      <style:paragraph-properties fo:line-height="150%"/>
    </style:style>
    <style:style style:name="T459" style:parent-style-name="DefaultParagraphFont" style:family="text">
      <style:text-properties fo:font-style="italic" style:font-style-asian="italic"/>
    </style:style>
    <style:style style:name="P460" style:parent-style-name="Bibliography1" style:family="paragraph">
      <style:paragraph-properties fo:line-height="150%"/>
    </style:style>
    <style:style style:name="T461" style:parent-style-name="DefaultParagraphFont" style:family="text">
      <style:text-properties fo:font-style="italic" style:font-style-asian="italic"/>
    </style:style>
    <style:style style:name="P462" style:parent-style-name="Bibliography1" style:family="paragraph">
      <style:paragraph-properties fo:line-height="150%"/>
    </style:style>
    <style:style style:name="T463" style:parent-style-name="DefaultParagraphFont" style:family="text">
      <style:text-properties fo:font-style="italic" style:font-style-asian="italic"/>
    </style:style>
    <style:style style:name="P464" style:parent-style-name="Bibliography1" style:family="paragraph">
      <style:paragraph-properties fo:line-height="150%"/>
    </style:style>
    <style:style style:name="T465" style:parent-style-name="DefaultParagraphFont" style:family="text">
      <style:text-properties fo:font-style="italic" style:font-style-asian="italic"/>
    </style:style>
    <style:style style:name="P466" style:parent-style-name="Bibliography1" style:family="paragraph">
      <style:paragraph-properties fo:line-height="150%"/>
    </style:style>
    <style:style style:name="T467" style:parent-style-name="DefaultParagraphFont" style:family="text">
      <style:text-properties fo:font-style="italic" style:font-style-asian="italic"/>
    </style:style>
    <style:style style:name="P468" style:parent-style-name="Bibliography1" style:family="paragraph">
      <style:paragraph-properties fo:line-height="150%"/>
    </style:style>
    <style:style style:name="T469" style:parent-style-name="DefaultParagraphFont" style:family="text">
      <style:text-properties fo:font-style="italic" style:font-style-asian="italic"/>
    </style:style>
    <style:style style:name="P470" style:parent-style-name="Bibliography1" style:family="paragraph">
      <style:paragraph-properties fo:line-height="150%"/>
    </style:style>
    <style:style style:name="T471" style:parent-style-name="DefaultParagraphFont" style:family="text">
      <style:text-properties fo:font-style="italic" style:font-style-asian="italic"/>
    </style:style>
    <style:style style:name="T472" style:parent-style-name="DefaultParagraphFont" style:family="text">
      <style:text-properties fo:font-style="italic" style:font-style-asian="italic"/>
    </style:style>
    <style:style style:name="P473" style:parent-style-name="Bibliography1" style:family="paragraph">
      <style:paragraph-properties fo:line-height="150%"/>
    </style:style>
    <style:style style:name="T474" style:parent-style-name="DefaultParagraphFont" style:family="text">
      <style:text-properties fo:font-style="italic" style:font-style-asian="italic"/>
    </style:style>
    <style:style style:name="P475" style:parent-style-name="Bibliography1" style:family="paragraph">
      <style:paragraph-properties fo:line-height="150%"/>
    </style:style>
    <style:style style:name="T476" style:parent-style-name="DefaultParagraphFont" style:family="text">
      <style:text-properties fo:font-style="italic" style:font-style-asian="italic"/>
    </style:style>
    <style:style style:name="P477" style:parent-style-name="Bibliography1" style:family="paragraph">
      <style:paragraph-properties fo:line-height="150%"/>
    </style:style>
    <style:style style:name="T478" style:parent-style-name="DefaultParagraphFont" style:family="text">
      <style:text-properties fo:font-style="italic" style:font-style-asian="italic"/>
    </style:style>
    <style:style style:name="P479" style:parent-style-name="Bibliography1" style:family="paragraph">
      <style:paragraph-properties fo:line-height="150%"/>
    </style:style>
    <style:style style:name="T480" style:parent-style-name="DefaultParagraphFont" style:family="text">
      <style:text-properties fo:font-style="italic" style:font-style-asian="italic"/>
    </style:style>
    <style:style style:name="P481" style:parent-style-name="Bibliography1" style:family="paragraph">
      <style:paragraph-properties fo:line-height="150%"/>
    </style:style>
    <style:style style:name="T482" style:parent-style-name="DefaultParagraphFont" style:family="text">
      <style:text-properties fo:font-style="italic" style:font-style-asian="italic"/>
    </style:style>
    <style:style style:name="P483" style:parent-style-name="Bibliography1" style:family="paragraph">
      <style:paragraph-properties fo:line-height="150%"/>
    </style:style>
    <style:style style:name="T484" style:parent-style-name="DefaultParagraphFont" style:family="text">
      <style:text-properties fo:font-style="italic" style:font-style-asian="italic"/>
    </style:style>
    <style:style style:name="P485" style:parent-style-name="Bibliography1" style:family="paragraph">
      <style:paragraph-properties fo:line-height="150%"/>
    </style:style>
    <style:style style:name="T486" style:parent-style-name="DefaultParagraphFont" style:family="text">
      <style:text-properties fo:font-style="italic" style:font-style-asian="italic"/>
    </style:style>
    <style:style style:name="P487" style:parent-style-name="Bibliography1" style:family="paragraph">
      <style:paragraph-properties fo:line-height="150%"/>
    </style:style>
    <style:style style:name="P488" style:parent-style-name="Bibliography1" style:family="paragraph">
      <style:paragraph-properties fo:line-height="150%"/>
    </style:style>
    <style:style style:name="T489" style:parent-style-name="DefaultParagraphFont" style:family="text">
      <style:text-properties fo:font-style="italic" style:font-style-asian="italic"/>
    </style:style>
    <style:style style:name="P490" style:parent-style-name="Bibliography1" style:family="paragraph">
      <style:paragraph-properties fo:line-height="150%"/>
    </style:style>
    <style:style style:name="T491" style:parent-style-name="DefaultParagraphFont" style:family="text">
      <style:text-properties fo:font-style="italic" style:font-style-asian="italic"/>
    </style:style>
    <style:style style:name="P492" style:parent-style-name="Bibliography1" style:family="paragraph">
      <style:paragraph-properties fo:line-height="150%"/>
    </style:style>
    <style:style style:name="T493" style:parent-style-name="DefaultParagraphFont" style:family="text">
      <style:text-properties fo:font-style="italic" style:font-style-asian="italic"/>
    </style:style>
    <style:style style:name="P494" style:parent-style-name="Bibliography1" style:family="paragraph">
      <style:paragraph-properties fo:line-height="150%"/>
    </style:style>
    <style:style style:name="T495" style:parent-style-name="DefaultParagraphFont" style:family="text">
      <style:text-properties fo:font-style="italic" style:font-style-asian="italic"/>
    </style:style>
    <style:style style:name="P496" style:parent-style-name="Bibliography1" style:family="paragraph">
      <style:paragraph-properties fo:line-height="150%"/>
    </style:style>
    <style:style style:name="T497" style:parent-style-name="DefaultParagraphFont" style:family="text">
      <style:text-properties fo:font-style="italic" style:font-style-asian="italic"/>
    </style:style>
    <style:style style:name="P498" style:parent-style-name="Bibliography1" style:family="paragraph">
      <style:paragraph-properties fo:line-height="150%"/>
    </style:style>
    <style:style style:name="P499" style:parent-style-name="Bibliography1" style:family="paragraph">
      <style:paragraph-properties fo:line-height="150%"/>
    </style:style>
    <style:style style:name="P500" style:parent-style-name="Bibliography1" style:family="paragraph">
      <style:paragraph-properties fo:line-height="150%"/>
    </style:style>
    <style:style style:name="T501" style:parent-style-name="DefaultParagraphFont" style:family="text">
      <style:text-properties fo:font-style="italic" style:font-style-asian="italic"/>
    </style:style>
    <style:style style:name="P502" style:parent-style-name="Bibliography1" style:family="paragraph">
      <style:paragraph-properties fo:line-height="150%"/>
    </style:style>
    <style:style style:name="T503" style:parent-style-name="DefaultParagraphFont" style:family="text">
      <style:text-properties fo:font-style="italic" style:font-style-asian="italic"/>
    </style:style>
    <style:style style:name="T504" style:parent-style-name="DefaultParagraphFont" style:family="text">
      <style:text-properties fo:font-style="italic" style:font-style-asian="italic"/>
    </style:style>
    <style:style style:name="P505" style:parent-style-name="Bibliography1" style:family="paragraph">
      <style:paragraph-properties fo:line-height="150%"/>
    </style:style>
    <style:style style:name="T506" style:parent-style-name="DefaultParagraphFont" style:family="text">
      <style:text-properties fo:font-style="italic" style:font-style-asian="italic"/>
    </style:style>
    <style:style style:name="P507" style:parent-style-name="Bibliography1" style:family="paragraph">
      <style:paragraph-properties fo:line-height="150%"/>
    </style:style>
    <style:style style:name="T508" style:parent-style-name="DefaultParagraphFont" style:family="text">
      <style:text-properties fo:font-style="italic" style:font-style-asian="italic"/>
    </style:style>
    <style:style style:name="T509" style:parent-style-name="DefaultParagraphFont" style:family="text">
      <style:text-properties fo:font-style="italic" style:font-style-asian="italic"/>
    </style:style>
    <style:style style:name="P510" style:parent-style-name="Bibliography1" style:family="paragraph">
      <style:paragraph-properties fo:line-height="150%"/>
    </style:style>
    <style:style style:name="T511" style:parent-style-name="DefaultParagraphFont" style:family="text">
      <style:text-properties fo:font-style="italic" style:font-style-asian="italic"/>
    </style:style>
    <style:style style:name="P512" style:parent-style-name="Bibliography1" style:family="paragraph">
      <style:paragraph-properties fo:line-height="150%"/>
    </style:style>
    <style:style style:name="T513" style:parent-style-name="DefaultParagraphFont" style:family="text">
      <style:text-properties fo:font-style="italic" style:font-style-asian="italic"/>
    </style:style>
    <style:style style:name="P514" style:parent-style-name="Bibliography1" style:family="paragraph">
      <style:paragraph-properties fo:line-height="150%"/>
    </style:style>
    <style:style style:name="T515" style:parent-style-name="DefaultParagraphFont" style:family="text">
      <style:text-properties fo:font-style="italic" style:font-style-asian="italic"/>
    </style:style>
    <style:style style:name="P516" style:parent-style-name="Bibliography1" style:family="paragraph">
      <style:paragraph-properties fo:line-height="150%"/>
    </style:style>
    <style:style style:name="T517" style:parent-style-name="DefaultParagraphFont" style:family="text">
      <style:text-properties fo:font-style="italic" style:font-style-asian="italic"/>
    </style:style>
    <style:style style:name="P518" style:parent-style-name="Bibliography1" style:family="paragraph">
      <style:paragraph-properties fo:line-height="150%"/>
    </style:style>
    <style:style style:name="T519" style:parent-style-name="DefaultParagraphFont" style:family="text">
      <style:text-properties fo:font-style="italic" style:font-style-asian="italic"/>
    </style:style>
    <style:style style:name="P520" style:parent-style-name="Bibliography1" style:family="paragraph">
      <style:paragraph-properties fo:line-height="150%"/>
    </style:style>
    <style:style style:name="T521" style:parent-style-name="DefaultParagraphFont" style:family="text">
      <style:text-properties fo:font-style="italic" style:font-style-asian="italic"/>
    </style:style>
    <style:style style:name="T522" style:parent-style-name="DefaultParagraphFont" style:family="text">
      <style:text-properties fo:font-style="italic" style:font-style-asian="italic"/>
    </style:style>
    <style:style style:name="P523" style:parent-style-name="Bibliography1" style:family="paragraph">
      <style:paragraph-properties fo:line-height="150%"/>
    </style:style>
    <style:style style:name="T524" style:parent-style-name="DefaultParagraphFont" style:family="text">
      <style:text-properties fo:font-style="italic" style:font-style-asian="italic"/>
    </style:style>
    <style:style style:name="T525" style:parent-style-name="DefaultParagraphFont" style:family="text">
      <style:text-properties fo:font-style="italic" style:font-style-asian="italic"/>
    </style:style>
    <style:style style:name="P526" style:parent-style-name="Bibliography1" style:family="paragraph">
      <style:paragraph-properties fo:line-height="150%"/>
    </style:style>
    <style:style style:name="T527" style:parent-style-name="DefaultParagraphFont" style:family="text">
      <style:text-properties fo:font-style="italic" style:font-style-asian="italic"/>
    </style:style>
    <style:style style:name="P528" style:parent-style-name="Bibliography1" style:family="paragraph">
      <style:paragraph-properties fo:line-height="150%"/>
    </style:style>
    <style:style style:name="T529" style:parent-style-name="DefaultParagraphFont" style:family="text">
      <style:text-properties fo:font-style="italic" style:font-style-asian="italic"/>
    </style:style>
    <style:style style:name="T530" style:parent-style-name="DefaultParagraphFont" style:family="text">
      <style:text-properties fo:font-style="italic" style:font-style-asian="italic"/>
    </style:style>
    <style:style style:name="P531" style:parent-style-name="Bibliography1" style:family="paragraph">
      <style:paragraph-properties fo:line-height="150%"/>
    </style:style>
    <style:style style:name="T532" style:parent-style-name="DefaultParagraphFont" style:family="text">
      <style:text-properties fo:font-style="italic" style:font-style-asian="italic"/>
    </style:style>
    <style:style style:name="P533" style:parent-style-name="Bibliography1" style:family="paragraph">
      <style:paragraph-properties fo:line-height="150%"/>
    </style:style>
    <style:style style:name="T534" style:parent-style-name="DefaultParagraphFont" style:family="text">
      <style:text-properties fo:font-style="italic" style:font-style-asian="italic"/>
    </style:style>
    <style:style style:name="P535" style:parent-style-name="Bibliography1" style:family="paragraph">
      <style:paragraph-properties fo:line-height="150%"/>
    </style:style>
    <style:style style:name="T536" style:parent-style-name="DefaultParagraphFont" style:family="text">
      <style:text-properties fo:font-style="italic" style:font-style-asian="italic"/>
    </style:style>
    <style:style style:name="T537" style:parent-style-name="DefaultParagraphFont" style:family="text">
      <style:text-properties fo:font-style="italic" style:font-style-asian="italic"/>
    </style:style>
    <style:style style:name="P538" style:parent-style-name="Bibliography1" style:family="paragraph">
      <style:paragraph-properties fo:line-height="150%"/>
    </style:style>
    <style:style style:name="T539" style:parent-style-name="DefaultParagraphFont" style:family="text">
      <style:text-properties fo:font-style="italic" style:font-style-asian="italic"/>
    </style:style>
    <style:style style:name="P540" style:parent-style-name="Bibliography1" style:family="paragraph">
      <style:paragraph-properties fo:line-height="150%"/>
    </style:style>
    <style:style style:name="T541" style:parent-style-name="DefaultParagraphFont" style:family="text">
      <style:text-properties fo:font-style="italic" style:font-style-asian="italic"/>
    </style:style>
    <style:style style:name="P542" style:parent-style-name="Bibliography1" style:family="paragraph">
      <style:paragraph-properties fo:line-height="150%"/>
    </style:style>
    <style:style style:name="P543" style:parent-style-name="Bibliography1" style:family="paragraph">
      <style:paragraph-properties fo:line-height="150%"/>
    </style:style>
    <style:style style:name="T544" style:parent-style-name="DefaultParagraphFont" style:family="text">
      <style:text-properties fo:font-style="italic" style:font-style-asian="italic"/>
    </style:style>
    <style:style style:name="P545" style:parent-style-name="Textbody" style:family="paragraph">
      <style:paragraph-properties fo:line-height="150%"/>
    </style:style>
  </office:automatic-styles>
  <office:body>
    <office:text text:use-soft-page-breaks="true">
      <text:p text:style-name="P1">7. Seeding and Nurturing Community Game Making Practices to Facilitate Learner Agency</text:p>
      <text:list text:style-name="LFO11" text:continue-numbering="true">
        <text:list-item>
          <text:p text:style-name="P3"><text:a xlink:href="#seeding-and-nurturing-community-game-making-practices-to-facilitate-learner-agency" office:target-frame-name="_top" xlink:show="replace"><text:span text:style-name="Definition">Seeding and Nurturing Community Game Making Practices to Facilitate Learner Agency</text:span></text:a></text:p>
        </text:list-item>
      </text:list>
      <text:list text:style-name="LFO12" text:continue-numbering="true">
        <text:list-item>
          <text:list>
            <text:list-item>
              <text:p text:style-name="P4"><text:a xlink:href="#research-questions-jan-2025" office:target-frame-name="_top" xlink:show="replace"><text:span text:style-name="Definition">Research Questions Jan 2025</text:span></text:a></text:p>
            </text:list-item>
            <text:list-item>
              <text:p text:style-name="P5"><text:a xlink:href="#notes" office:target-frame-name="_top" xlink:show="replace"><text:span text:style-name="Definition">Notes</text:span></text:a></text:p>
            </text:list-item>
            <text:list-item>
              <text:p text:style-name="P6"><text:a xlink:href="#introduction" office:target-frame-name="_top" xlink:show="replace"><text:span text:style-name="Definition">Introduction</text:span></text:a></text:p>
            </text:list-item>
            <text:list-item>
              <text:p text:style-name="P7"><text:a xlink:href="#the-following-summary-is-currently-under-developed-and-will-be-revised-later." office:target-frame-name="_top" xlink:show="replace"><text:span text:style-name="Definition">The following summary is currently under developed and will be revised later.</text:span></text:a></text:p>
            </text:list-item>
            <text:list-item>
              <text:p text:style-name="P8"><text:a xlink:href="#part-one---exploring-concepts-of-abstract-and-concrete-knowledge-frameworks-in-relation-to-game-design-patterns" office:target-frame-name="_top" xlink:show="replace"><text:span text:style-name="Definition">Part one - Exploring concepts of abstract and concrete knowledge frameworks in relation to Game Design Patterns</text:span></text:a></text:p>
            </text:list-item>
          </text:list>
        </text:list-item>
      </text:list>
      <text:list text:style-name="LFO13" text:continue-numbering="true">
        <text:list-item>
          <text:list>
            <text:list-item>
              <text:list>
                <text:list-item>
                  <text:p text:style-name="P9"><text:a xlink:href="#exploration-of-gdps-as-an-intermediate-level-construct-in-relation-to-other-conceptions-of-abstraction-in-computing-education-" office:target-frame-name="_top" xlink:show="replace"><text:span text:style-name="Definition">Exploration of GDPs as an intermediate-level construct in relation to other conceptions of abstraction in computing education research</text:span></text:a></text:p>
                </text:list-item>
              </text:list>
            </text:list-item>
          </text:list>
        </text:list-item>
      </text:list>
      <text:list text:style-name="LFO14" text:continue-numbering="true">
        <text:list-item>
          <text:list>
            <text:list-item>
              <text:list>
                <text:list-item>
                  <text:list>
                    <text:list-item>
                      <text:p text:style-name="P10"><text:a xlink:href="#computational-thinking" office:target-frame-name="_top" xlink:show="replace"><text:span text:style-name="Definition">Computational thinking</text:span></text:a></text:p>
                    </text:list-item>
                    <text:list-item>
                      <text:p text:style-name="P11"><text:a xlink:href="#levels-of-abstraction" office:target-frame-name="_top" xlink:show="replace"><text:span text:style-name="Definition">Levels of Abstraction</text:span></text:a></text:p>
                    </text:list-item>
                    <text:list-item>
                      <text:p text:style-name="P12"><text:a xlink:href="#epistemological-pluralism-bricolage-microworlds" office:target-frame-name="_top" xlink:show="replace"><text:span text:style-name="Definition">Epistemological pluralism, bricolage &amp; Microworlds</text:span></text:a></text:p>
                    </text:list-item>
                  </text:list>
                </text:list-item>
              </text:list>
            </text:list-item>
          </text:list>
        </text:list-item>
      </text:list>
      <text:list text:style-name="LFO13" text:continue-numbering="true">
        <text:list-item>
          <text:list>
            <text:list-item>
              <text:list>
                <text:list-item>
                  <text:p text:style-name="P13"><text:a xlink:href="#observations-on-abstract-concrete-dimensions-in-my-data-related-to-gameplay-design-patterns." office:target-frame-name="_top" xlink:show="replace"><text:span text:style-name="Definition">Observations on abstract / concrete dimensions in my data related to gameplay design patterns.</text:span></text:a></text:p>
                </text:list-item>
                <text:list-item>
                  <text:p text:style-name="P14"><text:a xlink:href="#how-my-research-contributes-to-discussions-regarding-dimensions-of-abstraction-within-existing-research" office:target-frame-name="_top" xlink:show="replace"><text:span text:style-name="Definition">How my research contributes to discussions regarding dimensions of abstraction within existing research</text:span></text:a></text:p>
                </text:list-item>
              </text:list>
            </text:list-item>
          </text:list>
        </text:list-item>
      </text:list>
      <text:list text:style-name="LFO12" text:continue-numbering="true">
        <text:list-item>
          <text:list>
            <text:list-item>
              <text:p text:style-name="P15"><text:a xlink:href="#part-two---agency" office:target-frame-name="_top" xlink:show="replace"><text:span text:style-name="Definition">Part Two - Agency</text:span></text:a></text:p>
            </text:list-item>
          </text:list>
        </text:list-item>
      </text:list>
      <text:list text:style-name="LFO15" text:continue-numbering="true">
        <text:list-item>
          <text:list>
            <text:list-item>
              <text:list>
                <text:list-item>
                  <text:p text:style-name="P16"><text:a xlink:href="#instrumental-agency" office:target-frame-name="_top" xlink:show="replace"><text:span text:style-name="Definition">Instrumental Agency</text:span></text:a></text:p>
                </text:list-item>
                <text:list-item>
                  <text:p text:style-name="P17"><text:a xlink:href="#transformational-agency" office:target-frame-name="_top" xlink:show="replace"><text:span text:style-name="Definition">Transformational Agency</text:span></text:a></text:p>
                </text:list-item>
                <text:list-item>
                  <text:p text:style-name="P18"><text:a xlink:href="#c---relational-agency-in-emergent-activities-in-emergent-cultural-context---3rd-spaces-idiocultures-and-repertoires" office:target-frame-name="_top" xlink:show="replace"><text:span text:style-name="Definition">2c - Relational Agency in emergent activities in emergent cultural context - 3rd Spaces, idiocultures, and repertoires</text:span></text:a></text:p>
                </text:list-item>
                <text:list-item>
                  <text:p text:style-name="P19"><text:a xlink:href="#repertoires-and-relational-agency" office:target-frame-name="_top" xlink:show="replace"><text:span text:style-name="Definition">Repertoires and relational agency</text:span></text:a></text:p>
                </text:list-item>
                <text:list-item>
                  <text:p text:style-name="P20"><text:a xlink:href="#repertoires-and-relational-agency-1" office:target-frame-name="_top" xlink:show="replace"><text:span text:style-name="Definition">Repertoires and relational agency</text:span></text:a></text:p>
                </text:list-item>
              </text:list>
            </text:list-item>
          </text:list>
        </text:list-item>
      </text:list>
      <text:list text:style-name="LFO16" text:continue-numbering="true">
        <text:list-item>
          <text:list>
            <text:list-item>
              <text:list>
                <text:list-item>
                  <text:list>
                    <text:list-item>
                      <text:p text:style-name="P21"><text:a xlink:href="#exploring-design-features-which-support-identity-development-in-the-emerging-game-making-community---to-integrate" office:target-frame-name="_top" xlink:show="replace"><text:span text:style-name="Definition">Exploring design features which support identity development in the emerging game making community - TO INTEGRATE</text:span></text:a></text:p>
                    </text:list-item>
                    <text:list-item>
                      <text:p text:style-name="P22"><text:a xlink:href="#use-of-gdps-as-a-gateway-framework-to-support-the-development-of-social-and-cultural-repertoires-of-practice" office:target-frame-name="_top" xlink:show="replace"><text:span text:style-name="Definition">Use of GDPs as a gateway framework to support the development of social and cultural repertoires of practice</text:span></text:a></text:p>
                    </text:list-item>
                    <text:list-item>
                      <text:p text:style-name="P23"><text:a xlink:href="#funds-of-knowledge-repertoires-and-how-they-emerge-in-my-research" office:target-frame-name="_top" xlink:show="replace"><text:span text:style-name="Definition">Funds of Knowledge / repertoires and how they emerge in my research</text:span></text:a></text:p>
                    </text:list-item>
                    <text:list-item>
                      <text:p text:style-name="P24"><text:a xlink:href="#playtesting-as-a-suitable-medium-for-emerging-activities-creating-third-spaces" office:target-frame-name="_top" xlink:show="replace"><text:span text:style-name="Definition">Playtesting as a suitable medium for emerging activities creating third spaces</text:span></text:a></text:p>
                    </text:list-item>
                    <text:list-item>
                      <text:p text:style-name="P25"><text:a xlink:href="#the-introduction-of-maker-types-and-side-missions-as-affordances-of-my-pedagogy-to-legitimise-diversity" office:target-frame-name="_top" xlink:show="replace"><text:span text:style-name="Definition">The introduction of maker types and side missions as affordances of my pedagogy to legitimise diversity</text:span></text:a></text:p>
                    </text:list-item>
                    <text:list-item>
                      <text:p text:style-name="P26"><text:a xlink:href="#examining-complexity-within-identity-formation-and-specialisation" office:target-frame-name="_top" xlink:show="replace"><text:span text:style-name="Definition">Examining complexity within identity formation and specialisation</text:span></text:a></text:p>
                    </text:list-item>
                  </text:list>
                </text:list-item>
              </text:list>
            </text:list-item>
          </text:list>
        </text:list-item>
      </text:list>
      <text:list text:style-name="LFO15" text:continue-numbering="true">
        <text:list-item>
          <text:list>
            <text:list-item>
              <text:list>
                <text:list-item>
                  <text:p text:style-name="P27"><text:a xlink:href="#metaphors-as-a-way-to-explore-conceptions-of-agency-within-digital-making" office:target-frame-name="_top" xlink:show="replace"><text:span text:style-name="Definition">Metaphors as a way to explore conceptions of agency within digital making</text:span></text:a></text:p>
                </text:list-item>
              </text:list>
            </text:list-item>
          </text:list>
        </text:list-item>
      </text:list>
      <text:list text:style-name="LFO17" text:continue-numbering="true">
        <text:list-item>
          <text:list>
            <text:list-item>
              <text:list>
                <text:list-item>
                  <text:list>
                    <text:list-item>
                      <text:p text:style-name="P28"><text:a xlink:href="#harbours-as-both-protective-and-authentic" office:target-frame-name="_top" xlink:show="replace"><text:span text:style-name="Definition">Harbours as both protective and authentic</text:span></text:a></text:p>
                    </text:list-item>
                    <text:list-item>
                      <text:p text:style-name="P29"><text:a xlink:href="#spaces-to-play---playgrounds-and-jam-sessions" office:target-frame-name="_top" xlink:show="replace"><text:span text:style-name="Definition">Spaces to play - playgrounds and jam sessions</text:span></text:a></text:p>
                    </text:list-item>
                  </text:list>
                </text:list-item>
              </text:list>
            </text:list-item>
          </text:list>
        </text:list-item>
      </text:list>
      <text:list text:style-name="LFO12" text:continue-numbering="true">
        <text:list-item>
          <text:list>
            <text:list-item>
              <text:p text:style-name="P30"><text:a xlink:href="#part-three-synthesis-contributions-to-the-field" office:target-frame-name="_top" xlink:show="replace"><text:span text:style-name="Definition">Part Three : Synthesis &amp; contributions to the field</text:span></text:a></text:p>
            </text:list-item>
          </text:list>
        </text:list-item>
      </text:list>
      <text:list text:style-name="LFO18" text:continue-numbering="true">
        <text:list-item>
          <text:list>
            <text:list-item>
              <text:list>
                <text:list-item>
                  <text:p text:style-name="P31"><text:a xlink:href="#returning-to-gaps-in-the-research-landscape-my-motivations" office:target-frame-name="_top" xlink:show="replace"><text:span text:style-name="Definition">Returning to gaps in the research landscape &amp; my motivations</text:span></text:a></text:p>
                </text:list-item>
                <text:list-item>
                  <text:p text:style-name="P32"><text:a xlink:href="#first-area-of-contribution-to-the-research-in-the-field-an-applied-pedagogy-with-detailed-analysis-of-inherent-structural-comp" office:target-frame-name="_top" xlink:show="replace"><text:span text:style-name="Definition">First area of contribution to the research in the field: An applied pedagogy with detailed analysis of inherent structural components</text:span></text:a></text:p>
                </text:list-item>
                <text:list-item>
                  <text:p text:style-name="P33"><text:a xlink:href="#second-area-of-contribution-to-the-research-in-the-field-a-complex-view-of-agency-and-repertoires-development-within-this-rese" office:target-frame-name="_top" xlink:show="replace"><text:span text:style-name="Definition">Second area of contribution to the research in the field: A complex view of agency and repertoires development within this research</text:span></text:a></text:p>
                </text:list-item>
              </text:list>
            </text:list-item>
          </text:list>
        </text:list-item>
      </text:list>
      <text:list text:style-name="LFO19" text:continue-numbering="true">
        <text:list-item>
          <text:list>
            <text:list-item>
              <text:list>
                <text:list-item>
                  <text:list>
                    <text:list-item>
                      <text:p text:style-name="P34"><text:a xlink:href="#summary-of-discussion-on-designing-for-agency" office:target-frame-name="_top" xlink:show="replace"><text:span text:style-name="Definition">Summary of discussion on designing for agency</text:span></text:a></text:p>
                    </text:list-item>
                  </text:list>
                </text:list-item>
              </text:list>
            </text:list-item>
          </text:list>
        </text:list-item>
      </text:list>
      <text:list text:style-name="LFO18" text:continue-numbering="true">
        <text:list-item>
          <text:list>
            <text:list-item>
              <text:list>
                <text:list-item>
                  <text:p text:style-name="P35"><text:a xlink:href="#third-area-of-contribution-to-the-research-in-the-field-the-impact-of-the-dbr-fi" office:target-frame-name="_top" xlink:show="replace"><text:span text:style-name="Definition">Third area of contribution to the research in the field: The impact of the DBR / FI</text:span></text:a></text:p>
                </text:list-item>
              </text:list>
            </text:list-item>
          </text:list>
        </text:list-item>
      </text:list>
      <text:list text:style-name="LFO12" text:continue-numbering="true">
        <text:list-item>
          <text:list>
            <text:list-item>
              <text:p text:style-name="P36"><text:a xlink:href="#conclusion" office:target-frame-name="_top" xlink:show="replace"><text:span text:style-name="Definition">Conclusion</text:span></text:a></text:p>
            </text:list-item>
            <text:list-item>
              <text:p text:style-name="P37"/>
            </text:list-item>
          </text:list>
        </text:list-item>
      </text:list>
      <text:h text:style-name="P38" text:outline-level="1"/>
      <text:h text:style-name="P39" text:outline-level="1"><text:bookmark-start text:name="seeding-and-nurturing-community-game-mak"/><text:soft-page-break/>Seeding and Nurturing Community Game Making Practices to Facilitate Learner Agency<text:bookmark-end text:name="seeding-and-nurturing-community-game-mak"/></text:h>
      <text:h text:style-name="P40" text:outline-level="2"><text:bookmark-start text:name="research-questions-jan-2025"/>Research Questions Jan 2025<text:bookmark-end text:name="research-questions-jan-2025"/></text:h>
      <text:p text:style-name="P41">1.<text:s/><office:annotation office:name="0" xml:id="1980399025"><dc:creator>Cathy Lewin</dc:creator><dc:date>2025-03-17T11:30:00</dc:date><meta:creator-initials>CL</meta:creator-initials><text:p text:style-name="CommentText">Something about developing a pedagogical approach?</text:p></office:annotation>What contradictions arose in participation in this research’s game coding processes and how were they addressed?<text:span text:style-name="T42"><office:annotation-end office:name="0"/></text:span></text:p>
      <text:p text:style-name="P43">2.<text:s/><office:annotation office:name="1" xml:id="776242323"><dc:creator>Cathy Lewin</dc:creator><dc:date>2025-03-17T08:08:00</dc:date><meta:creator-initials>CL</meta:creator-initials><text:p text:style-name="CommentText">Not sure about this one - perhaps discuss?</text:p></office:annotation><office:annotation office:name="2" xml:id="171114040"><dc:creator>Cathy Lewin</dc:creator><dc:date>2025-03-17T11:29:00</dc:date><meta:creator-initials>CL</meta:creator-initials><text:p text:style-name="CommentText">Something about balancing abstract/concrete</text:p></office:annotation>How does CHAT theory help us understand how game design patterns <text:s/>can be used in an evolving community of novice game makers?<text:span text:style-name="T44"><office:annotation-end office:name="1"/></text:span><text:span text:style-name="T45"><office:annotation-end office:name="2"/></text:span></text:p>
      <text:p text:style-name="P46">3. How can learners build agency in an evolving community of game makers? REVISE</text:p>
      <text:h text:style-name="P47" text:outline-level="2"/>
      <text:h text:style-name="P48" text:outline-level="2"><text:bookmark-start text:name="introduction"/>Introduction<text:bookmark-end text:name="introduction"/></text:h>
      <text:p text:style-name="P49">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50">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Gutiérrez and Rogoff, 2003)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text:s/><text:soft-page-break/>and facilitators as both as component features of emerging game making repertoires and as a orienting framework to increase the inclusive characteristics of the learning environment. Part two ends with an exploration of metaphors that synthesise significant features of the learning design which influence dimensions of agency.</text:p>
      <text:p text:style-name="P51"><text:span text:style-name="T52"><office:annotation office:name="3" xml:id="1319745472"><dc:creator>Cathy Lewin</dc:creator><dc:date>2025-03-17T08:13:00</dc:date><meta:creator-initials>CL</meta:creator-initials><text:p text:style-name="CommentText">This could be in the conclusions which would make this chapter more manageable.</text:p></office:annotation>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text:span><text:span text:style-name="T53">rm future recommendations for practice.</text:span><text:span text:style-name="T54"><office:annotation-end office:name="3"/></text:span></text:p>
      <text:p text:style-name="P55"/>
      <text:h text:style-name="P56" text:outline-level="2"><text:bookmark-start text:name="part-one---exploring-concepts-of-abstrac"/>Part one - Exploring concepts of abstract and concrete knowledge frameworks in relation to Game Design Patterns<text:bookmark-end text:name="part-one---exploring-concepts-of-abstrac"/></text:h>
      <text:p text:style-name="P57">In chapter two I described the<text:s/>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text:s/><office:annotation office:name="4" xml:id="620095669"><dc:creator>Cathy Lewin</dc:creator><dc:date>2025-03-17T08:16:00</dc:date><meta:creator-initials>CL</meta:creator-initials><text:p text:style-name="CommentText">Chapter number just to be explicitly clear</text:p></office:annotation>previous chapter<text:s/><text:span text:style-name="T58"><office:annotation-end office:name="4"/></text:span>began to explore, through the lens of personal appropriation, a variety of concepts and practices suitable for development via this learning design in the form of a map of learning dimensions.</text:p>
      <text:p text:style-name="P59">This chapter section develops this line of thinking in two broad streams. Firstly, the research process and the evolving design involve a process of<text:s/><text:span text:style-name="T60"><office:annotation office:name="5" xml:id="1114078374"><dc:creator>Cathy Lewin</dc:creator><dc:date>2025-03-17T08:17:00</dc:date><meta:creator-initials>CL</meta:creator-initials><text:p text:style-name="CommentText">Does this need a citation?</text:p></office:annotation>rising to the concrete</text:span><text:span text:style-name="T61"><office:annotation-end office:name="5"/></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text:s/>for educational designers, researchers and for participants.</text:p>
      <text:p text:style-name="P62">To start, however, let us consider the nature of the utility of abstraction using this study’s theoretical framework of activity theory. For Sannino’ (2011) distinction between<text:s/><office:annotation office:name="6" xml:id="179806340"><dc:creator>Cathy Lewin</dc:creator><dc:date>2025-03-17T08:20:00</dc:date><meta:creator-initials>CL</meta:creator-initials><text:p text:style-name="CommentText">Is it possible to add an example here to help the reader understand the difference?</text:p></office:annotation>empirical<text:s/><text:soft-page-break/>abstraction, described as “observation and categorization”, and theoretical abstraction, characterised as “practical transformation, change, and experimentation<text:span text:style-name="T63"><office:annotation-end office:name="6"/></text:span>”. The utility of such theoretical abstraction lies in its ability to generate “concrete manifestations and developmental forms of the reality under scrutiny”, hence the use of the term<text:s/><text:span text:style-name="T64">germ cell</text:span><text:s/>(Sannino, 2011:590). In this research, the empirical level of abstraction was most prevalent present in<text:s/><office:annotation office:name="7" xml:id="258149987"><dc:creator>Cathy Lewin</dc:creator><dc:date>2025-03-17T08:25:00</dc:date><meta:creator-initials>CL</meta:creator-initials><text:p text:style-name="CommentText">I can’t remember what these stand for! Perhaps use in full first time in a chapter and then move to acronym?</text:p></office:annotation>P1, D1 and P2<text:s/><text:span text:style-name="T65"><office:annotation-end office:name="7"/></text:span>where features to be added to the game were classified as gameplay features and categorised.<text:s/><office:annotation office:name="8" xml:id="1403562347"><dc:creator>Cathy Lewin</dc:creator><dc:date>2025-03-17T08:25:00</dc:date><meta:creator-initials>CL</meta:creator-initials><text:p text:style-name="CommentText">I think this needs a little more unpicking/explanation</text:p></office:annotation>The nature of abstraction becomes more theoretical as I position each feature as a gameplay design pattern<text:span text:style-name="T66"><office:annotation-end office:name="8"/></text:span>. The guiding conception is the pedagogical utility of a strongly coupled link between a feature of an observable game product (in this case gameplay design patterns) and<text:s/><office:annotation office:name="9" xml:id="1390417988"><dc:creator>Cathy Lewin</dc:creator><dc:date>2025-03-17T08:27:00</dc:date><meta:creator-initials>CL</meta:creator-initials><text:p text:style-name="CommentText">Can you give an example as you have done for game product?</text:p></office:annotation>scaffolding resources<text:s/><text:span text:style-name="T67"><office:annotation-end office:name="9"/></text:span>available within a community. This concept becomes the root of the varied approaches and forms of support outlined in Chapter 5 and in the resulting uses of GDPs in Chapter 6.<text:s/><office:annotation office:name="10" xml:id="1108430955"><dc:creator>Cathy Lewin</dc:creator><dc:date>2025-03-17T08:31:00</dc:date><meta:creator-initials>CL</meta:creator-initials><text:p text:style-name="CommentText">In order to do what?</text:p></office:annotation>The following section makes a parallel between the utility of germ cell concepts and so-called strong concepts or intermediate knowledge in design theory<text:s/><text:span text:style-name="T68"><office:annotation-end office:name="10"/></text:span>(Höök and Löwgren, 2012; Barendregt et al., 2018).</text:p>
      <text:p text:style-name="P69"/>
      <text:h text:style-name="P70" text:outline-level="3"><text:bookmark-start text:name="exploration-of-gdps-as-an-intermediate-l"/><office:annotation office:name="11" xml:id="1773244910"><dc:creator>Cathy Lewin</dc:creator><dc:date>2025-03-17T09:39:00</dc:date><meta:creator-initials>CL</meta:creator-initials><text:p text:style-name="CommentText">I’m not sure why this is here - I appreciate that the (multiple) concepts are important but I think they need presenting earlier on (may already have been done). However, given the number of complex concepts you are drawing on I can see why it’s a struggle to get the right balance - the reader needs to understand what these concepts mean.</text:p></office:annotation>Exploration of GDPs as an intermediate-level construct in relation to other conceptions of abstraction in computing education research<text:bookmark-end text:name="exploration-of-gdps-as-an-intermediate-l"/><text:span text:style-name="T71"><office:annotation-end office:name="11"/></text:span></text:h>
      <text:p text:style-name="P72"><office:annotation office:name="12" xml:id="1980636635"><dc:creator>Cathy Lewin</dc:creator><dc:date>2025-03-17T08:32:00</dc:date><meta:creator-initials>CL</meta:creator-initials><text:p text:style-name="CommentText">Might be better to say this in the preceding section - because I was left thinking about this!</text:p></office:annotation><office:annotation office:name="13" xml:id="492302879"><dc:creator>Cathy Lewin</dc:creator><dc:date>2025-03-17T08:33:00</dc:date><meta:creator-initials>CL</meta:creator-initials><text:p text:style-name="CommentText">How do GDPs relate to empirical and theoretical abstraction?</text:p></office:annotation>As explored in Chapter 2, design patterns in computing contexts are presented as a middle ground between abstract theories (e.g. computational thinking) and more concrete techniques.<text:s/><text:span text:style-name="T73"><office:annotation-end office:name="12"/></text:span><text:span text:style-name="T74"><office:annotation-end office:name="13"/></text:span><office:annotation office:name="14" xml:id="1474723782"><dc:creator>Cathy Lewin</dc:creator><dc:date>2025-03-17T08:34:00</dc:date><meta:creator-initials>CL</meta:creator-initials><text:p text:style-name="CommentText">I think you could paraphrase this rather than quote</text:p></office:annotation>“Formulations that are too abstract will be impractical in real design<text:s/>use; those that are too specific will be difficult to re-use in new scenarios.”<text:s/><text:span text:style-name="T75"><office:annotation-end office:name="14"/></text:span>(Dearden and Finlay, 2006:20).<text:s/><office:annotation office:name="15" xml:id="139316003"><dc:creator>Cathy Lewin</dc:creator><dc:date>2025-03-17T08:37:00</dc:date><meta:creator-initials>CL</meta:creator-initials><text:p text:style-name="CommentText">Perhaps combine with previous sentence (quote) - how does the middle ground manifest and why is it important?</text:p></office:annotation>Höök and Löwgren (Höök and Löwgren, 2012) illustrate this<text:s/><text:span text:style-name="T76">midway</text:span><text:s/>concepts as heuristics or design patterns between concrete instances of products and more general theories e.g. constructivism (Stolterman and Wiberg, 2010).<text:span text:style-name="T77"><office:annotation-end office:name="15"/></text:span></text:p>
      <text:p text:style-name="P78"><office:annotation office:name="17" xml:id="2006193513"><dc:creator>Cathy Lewin</dc:creator><dc:date>2025-03-17T08:41:00</dc:date><meta:creator-initials>CL</meta:creator-initials><text:p text:style-name="CommentText">Feels like this should be in the intro (rationale for this research) or the lit review or both - it’s one of the gaps your work is addressing. The cross refer to that argument here (as stated in Chapter X, ….) etc</text:p></office:annotation>The work of Eriksson et al. (2019:15) using gameplay design patterns with young people frame design patterns as “intermediate-level concepts”, and used a curated collection of GDPs as a base for young people to input ideas for game redesign.<text:s/><office:annotation office:name="16" xml:id="1424084820"><dc:creator>Cathy Lewin</dc:creator><dc:date>2025-03-17T08:39:00</dc:date><meta:creator-initials>CL</meta:creator-initials><text:p text:style-name="CommentText">Why?</text:p></office:annotation>There is still much work to be undertaken addressing the utility of GDPs to support novice programmers<text:span text:style-name="T79"><office:annotation-end office:name="16"/></text:span>. The use of design patterns to support learning coding and has been explored chiefly on professional rather than novice learners. While work on design patterns to support novice game programmer exists, it focused main on transfer to science simulation (Repenning et al., 2015) or analysis and assessment of code complexity (Werner et al., 2014; Bienkowski et al., 2015).<text:s/><text:span text:style-name="T80"><office:annotation-end office:name="17"/></text:span>Before fully exploring my research using this framing of intermediate-level concept<text:s/><office:annotation office:name="18" xml:id="1276140394"><dc:creator>Cathy Lewin</dc:creator><dc:date>2025-03-17T08:42:00</dc:date><meta:creator-initials>CL</meta:creator-initials><text:p text:style-name="CommentText">It feels like this work should have been done earlier in the thesis</text:p></office:annotation><office:annotation office:name="19" xml:id="1171246267"><dc:creator>Cathy Lewin</dc:creator><dc:date>2025-03-17T08:42:00</dc:date><meta:creator-initials>CL</meta:creator-initials><text:p text:style-name="CommentText">Or are you briefly reviewing it here?</text:p></office:annotation>I address the role of conceptions of abstract and concrete in research within the domain of learning programming<text:span text:style-name="T81"><office:annotation-end office:name="18"/></text:span><text:span text:style-name="T82"><office:annotation-end office:name="19"/></text:span>: specifically I address<text:s/><text:soft-page-break/>computational thinking, levels of abstraction (LOA), and epistemological pluralism including succinct analysis the findings of this research using those concepts.</text:p>
      <text:h text:style-name="P83" text:outline-level="5"><text:bookmark-start text:name="computational-thinking"/>Computational thinking<text:bookmark-end text:name="computational-thinking"/></text:h>
      <text:p text:style-name="P84">Chapter 2 explores definitions of computational thinking varying in degrees of abstraction or application. Two notably<text:s/>interpretations include Wing’s [wing_computational_2006] focus on<text:s/><office:annotation office:name="20" xml:id="684841233"><dc:creator>Cathy Lewin</dc:creator><dc:date>2025-03-17T08:45:00</dc:date><meta:creator-initials>CL</meta:creator-initials><text:p text:style-name="CommentText">Brief examples would be helpful here</text:p></office:annotation>abstraction encompassing as overarching computing principles and high level structural design approaches, and Resnick and Brennan’s (Brennan and Resnick, 2012) more applied approach including<text:s/><text:span text:style-name="T85">computational practices</text:span><text:s/>and perspectives<text:span text:style-name="T86"><office:annotation-end office:name="20"/></text:span>. Wing’s emphasis on the importance of the explicit teaching of skills of decomposition, pattern recognition, abstraction, and algorithmic thinking, contribution on computational thinking<text:s/><office:annotation office:name="21" xml:id="1933486093"><dc:creator>Cathy Lewin</dc:creator><dc:date>2025-03-17T08:45:00</dc:date><meta:creator-initials>CL</meta:creator-initials><text:p text:style-name="CommentText">Explain why or give an example</text:p></office:annotation>is more theoretical than applied<text:s/><text:span text:style-name="T87"><office:annotation-end office:name="21"/></text:span>and invites discussion on how best to teach this abstract approach to computation thinking. Grover (Grover and Pea, 2013, 2017) and Guzdial (Guzdial, 2015) offer explicit techniques linked<text:s/><office:annotation office:name="22" xml:id="1248275630"><dc:creator>Cathy Lewin</dc:creator><dc:date>2025-03-17T08:46:00</dc:date><meta:creator-initials>CL</meta:creator-initials><text:p text:style-name="CommentText">Concrete examples?</text:p></office:annotation>using computer code as the driving mechanism<text:span text:style-name="T88"><office:annotation-end office:name="22"/></text:span>.<text:s/><office:annotation office:name="24" xml:id="557918686"><dc:creator>Cathy Lewin</dc:creator><dc:date>2025-03-17T08:52:00</dc:date><meta:creator-initials>CL</meta:creator-initials><text:p text:style-name="CommentText">Are you suggesting this is abstract or applied - it’s not clear what this is an example of - I think I know but that’s based on my background knowledge of unplugged activities.</text:p></office:annotation>Bell and colleagues (Bell and Lodi, 2019) explore the process of unplugged activities, exploring abstract<text:s/><office:annotation office:name="23" xml:id="1691824294"><dc:creator>Cathy Lewin</dc:creator><dc:date>2025-03-17T08:54:00</dc:date><meta:creator-initials>CL</meta:creator-initials><text:p text:style-name="CommentText">Make sure that acronyms are written in full before you use them.</text:p></office:annotation>CT<text:span text:style-name="T89"><office:annotation-end office:name="23"/></text:span><text:s/>concepts without using computers or coding<text:span text:style-name="T90"><office:annotation-end office:name="24"/></text:span>.</text:p>
      <text:p text:style-name="P91"><office:annotation office:name="25" xml:id="341443335"><dc:creator>Cathy Lewin</dc:creator><dc:date>2025-03-17T08:53:00</dc:date><meta:creator-initials>CL</meta:creator-initials><text:p text:style-name="CommentText">Be a bit clearer perhaps - The learning design presented in this thesis</text:p></office:annotation>This learning design<text:s/><text:span text:style-name="T92"><office:annotation-end office:name="25"/></text:span>takes a fundamentally different approach by avoiding the explicit teaching of these more abstract dimensions of CT. Abstract aspects of CT are strongly scaffolded: for example<text:s/><office:annotation office:name="26" xml:id="589306287"><dc:creator>Cathy Lewin</dc:creator><dc:date>2025-03-17T08:56:00</dc:date><meta:creator-initials>CL</meta:creator-initials><text:p text:style-name="CommentText">Great -<text:s/>examples! However, You do need some CS knowledge to understand them! Can you make them more explicit?</text:p></office:annotation>the process of code decomposition via the pre-existing functions in the code template, and abstraction again in template via the graphical design tool<text:span text:style-name="T93"><office:annotation-end office:name="26"/></text:span>. The subsequent structuring of the of core learning design around a collection of GDPs coupling description and implementation also involves the processes of decomposition and pattern recognition. Thus, while the process was<text:s/><office:annotation office:name="27" xml:id="670906464"><dc:creator>Cathy Lewin</dc:creator><dc:date>2025-03-17T09:00:00</dc:date><meta:creator-initials>CL</meta:creator-initials><text:p text:style-name="CommentText">Not sure what you mean by this</text:p></office:annotation>collaborative in goal formation<text:s/><text:span text:style-name="T94"><office:annotation-end office:name="27"/></text:span><office:annotation office:name="28" xml:id="1812382285"><dc:creator>Cathy Lewin</dc:creator><dc:date>2025-03-17T08:59:00</dc:date><meta:creator-initials>CL</meta:creator-initials><text:p text:style-name="CommentText">Try to avoid phrases like the and be explicit about what you did</text:p></office:annotation>the heavy lifting<text:s/><text:span text:style-name="T95"><office:annotation-end office:name="28"/></text:span>was carried out by myself, a decision justified by focusing on<text:s/><office:annotation office:name="29" xml:id="2080054159"><dc:creator>Cathy Lewin</dc:creator><dc:date>2025-03-17T08:59:00</dc:date><meta:creator-initials>CL</meta:creator-initials><text:p text:style-name="CommentText">Example?</text:p></office:annotation>more relational elements of the learning design<text:s/><text:span text:style-name="T96"><office:annotation-end office:name="29"/></text:span>aligned with agency addressed by RQ3. Thus in the context of this study, Wing’s CT framework is applicable some of the code creation processes I have undertaken as a learning designer, but is less relevant to participants.</text:p>
      <text:h text:style-name="P97" text:outline-level="5"><text:bookmark-start text:name="levels-of-abstraction"/>Levels of Abstraction<text:bookmark-end text:name="levels-of-abstraction"/></text:h>
      <text:p text:style-name="P98">While Waite and colleagues also propose that abstraction should be explicitly taught, even to younger pupils (Waite et al., 2016), their approach to abstraction (Waite et al., 2018a)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Waite et al., 2018a) (see Table 7.1). Wing’s CT concepts within the<text:s/><office:annotation office:name="30" xml:id="1126138834"><dc:creator>Cathy Lewin</dc:creator><dc:date>2025-03-17T09:02:00</dc:date><meta:creator-initials>CL</meta:creator-initials><text:p text:style-name="CommentText">Acronym!</text:p></office:annotation>LOA<text:span text:style-name="T99"><office:annotation-end office:name="30"/></text:span><text:s/>model would lie at the design level. This advocacy for the utility of awareness of levels of abstraction, based on research indicating its efficacy in supporting learning programming<text:s/><text:soft-page-break/>(Cutts et al., 2012; Statter and Armoni, 2016), cites the value of learners knowing at what level of abstraction they are operating and their fluency in movement between the levels. Waite and Sentance’s later work (Sentance and Waite, 2017) synthesises this interpretation of levels of abstraction with the concept of semantic<text:s/>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text:s/><office:annotation office:name="31" xml:id="204903597"><dc:creator>Cathy Lewin</dc:creator><dc:date>2025-03-17T09:04:00</dc:date><meta:creator-initials>CL</meta:creator-initials><text:p text:style-name="CommentText">Acronyms. Have you explained PRIMM pedagogy and UMC elsewhere?</text:p></office:annotation>In their PRIMM pedagogy the researchers also incorporate the UMC model and draw parallels with LOA<text:span text:style-name="T100"><office:annotation-end office:name="31"/></text:span>. In the Use stage of the UMC model (Lee et al., 2011) (explored in Chapter 5 in relation to this research’s learning design), participants would be aware of the goal of the program, and the results. Subsequently, in the Modify stage they would become familiar with the design and code levels.</text:p>
      <text:p text:style-name="P101">Turning to a synthesis of my finding with those of Waite et al on levels of abstraction, while<text:s/><office:annotation office:name="32" xml:id="1591062005"><dc:creator>Cathy Lewin</dc:creator><dc:date>2025-03-17T09:05:00</dc:date><meta:creator-initials>CL</meta:creator-initials><text:p text:style-name="CommentText">In your learning design?</text:p></office:annotation>the teaching of the theories levels of abstraction is not explicit<text:span text:style-name="T102"><office:annotation-end office:name="32"/></text:span>,<text:s/><office:annotation office:name="33" xml:id="1152376178"><dc:creator>Cathy Lewin</dc:creator><dc:date>2025-03-17T09:05:00</dc:date><meta:creator-initials>CL</meta:creator-initials><text:p text:style-name="CommentText">Towards the concrete?</text:p></office:annotation>movement is clearly happening<text:span text:style-name="T103"><office:annotation-end office:name="33"/></text:span>, as demonstrated by the table below.</text:p>
      <table:table table:style-name="Table104">
        <table:table-columns>
          <table:table-column table:style-name="TableColumn105"/>
          <table:table-column table:style-name="TableColumn106"/>
          <table:table-column table:style-name="TableColumn107"/>
        </table:table-columns>
        <table:table-header-rows>
          <table:table-row table:style-name="TableRow108">
            <table:table-cell table:style-name="TableCell109">
              <text:p text:style-name="P110">Level</text:p>
            </table:table-cell>
            <table:table-cell table:style-name="TableCell111">
              <text:p text:style-name="P112"><office:annotation office:name="34" xml:id="338318559"><dc:creator>Cathy Lewin</dc:creator><dc:date>2025-03-17T09:09:00</dc:date><meta:creator-initials>CL</meta:creator-initials><text:p text:style-name="CommentText">Might be helpful to be a little clearer about the difference between conceptual and design levels</text:p></office:annotation>Focus<text:span text:style-name="T113"><office:annotation-end office:name="34"/></text:span></text:p>
            </table:table-cell>
            <table:table-cell table:style-name="TableCell114">
              <text:p text:style-name="P115"><office:annotation office:name="35" xml:id="764508688"><dc:creator>Cathy Lewin</dc:creator><dc:date>2025-03-17T09:07:00</dc:date><meta:creator-initials>CL</meta:creator-initials><text:p text:style-name="CommentText">I<text:s/>think the examples could be more explicit here - think about explaining to a non computer scientist perhaps?</text:p></office:annotation>Example<text:span text:style-name="T116"><office:annotation-end office:name="35"/></text:span></text:p>
            </table:table-cell>
          </table:table-row>
        </table:table-header-rows>
        <table:table-row table:style-name="TableRow117">
          <table:table-cell table:style-name="TableCell118">
            <text:p text:style-name="P119">Conceptual Level</text:p>
          </table:table-cell>
          <table:table-cell table:style-name="TableCell120">
            <text:p text:style-name="P121">Thinking about the GDPs to be added to the game</text:p>
          </table:table-cell>
          <table:table-cell table:style-name="TableCell122">
            <text:p text:style-name="P123">Goal formation, prioritisation</text:p>
          </table:table-cell>
        </table:table-row>
        <table:table-row table:style-name="TableRow124">
          <table:table-cell table:style-name="TableCell125">
            <text:p text:style-name="P126">Design Level</text:p>
          </table:table-cell>
          <table:table-cell table:style-name="TableCell127">
            <text:p text:style-name="P128">GDP supporting<text:s/>documentation scaffolds this process</text:p>
          </table:table-cell>
          <table:table-cell table:style-name="TableCell129">
            <text:p text:style-name="P130">What it should do is to a large extent preset via documentation.</text:p>
          </table:table-cell>
        </table:table-row>
        <table:table-row table:style-name="TableRow131">
          <table:table-cell table:style-name="TableCell132">
            <text:p text:style-name="P133">Code Level</text:p>
          </table:table-cell>
          <table:table-cell table:style-name="TableCell134">
            <text:p text:style-name="P135">Writing the actual code, is supported via code patching</text:p>
          </table:table-cell>
          <table:table-cell table:style-name="TableCell136">
            <text:p text:style-name="P137">is supported via code patching, and a structure which encourages modification</text:p>
          </table:table-cell>
        </table:table-row>
        <table:table-row table:style-name="TableRow138">
          <table:table-cell table:style-name="TableCell139">
            <text:p text:style-name="P140">Execution Level</text:p>
          </table:table-cell>
          <table:table-cell table:style-name="TableCell141">
            <text:p text:style-name="P142">Understanding the outputs</text:p>
          </table:table-cell>
          <table:table-cell table:style-name="TableCell143">
            <text:p text:style-name="P144">A strong correlation between goal and outcome, as playing the game product is very immediate.</text:p>
          </table:table-cell>
        </table:table-row>
      </table:table>
      <text:p text:style-name="P145">Table. 2.x Breakdown or Table of levels of abstraction. (Waite et al., 2018b)</text:p>
      <text:p text:style-name="P146">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P147"><office:annotation office:name="36" xml:id="788781456"><dc:creator>Cathy Lewin</dc:creator><dc:date>2025-03-17T09:09:00</dc:date><meta:creator-initials>CL</meta:creator-initials><text:p text:style-name="CommentText">Yes please!</text:p></office:annotation>THIS AREA MAY NEED MORE DEVELOPMENT VIA EXAMPLES<text:span text:style-name="T148"><office:annotation-end office:name="36"/></text:span></text:p>
      <text:h text:style-name="P149" text:outline-level="5"><text:bookmark-start text:name="epistemological-pluralism-bricolage-micr"/><text:soft-page-break/>Epistemological pluralism, bricolage &amp; Microworlds<text:bookmark-end text:name="epistemological-pluralism-bricolage-micr"/></text:h>
      <text:p text:style-name="P150"><office:annotation office:name="37" xml:id="745352321"><dc:creator>Cathy Lewin</dc:creator><dc:date>2025-03-17T09:14:00</dc:date><meta:creator-initials>CL</meta:creator-initials><text:p text:style-name="CommentText">Not sure about the level of detail here - good that you are referring back to ch 2 though!</text:p></office:annotation>In<text:span text:style-name="T151"><office:annotation-end office:name="37"/></text:span><text:s/>Chapter 2, the concepts and legacy of Papert and Turkle’s (1990) exploration of diversity in coding approaches are introduced through what they call epistemological pluralism. The focus here is on their championing of approaches beyond the dominant formal, abstract approach that “emphasizes control through structure and planning” (Papert and Turkle, 1990:134).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1990)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Curzon et al., 2020) research on the importance of alternating between abstract and concrete dimensions, present in research on semantic waves.</text:p>
      <text:p text:style-name="P152"><office:annotation office:name="38" xml:id="1099513818"><dc:creator>Cathy Lewin</dc:creator><dc:date>2025-03-17T09:33:00</dc:date><meta:creator-initials>CL</meta:creator-initials><text:p text:style-name="CommentText">This paragraph is packed with stuff and the overall point you are trying to make is not clear</text:p></office:annotation>My<text:span text:style-name="T153"><office:annotation-end office:name="38"/></text:span><text:s/>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and the goal-results hierarchy present in the LOA framework. It is within the design level of LOA that such distinctions persist, as<text:s/>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P154">The<text:s/><office:annotation office:name="39" xml:id="1760317188"><dc:creator>Cathy Lewin</dc:creator><dc:date>2025-03-17T09:33:00</dc:date><meta:creator-initials>CL</meta:creator-initials><text:p text:style-name="CommentText">Right word?</text:p></office:annotation>celebration<text:span text:style-name="T155"><office:annotation-end office:name="39"/></text:span><text:s/>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text:s/><text:soft-page-break/>participation is present in his focus on child-play as a leading activity rather than teacher-led instruction.<text:s/><office:annotation office:name="40" xml:id="103895512"><dc:creator>Cathy Lewin</dc:creator><dc:date>2025-03-17T09:35:00</dc:date><meta:creator-initials>CL</meta:creator-initials><text:p text:style-name="CommentText">Not sure why these examples are relevant here</text:p></office:annotation><office:annotation office:name="41" xml:id="2105377062"><dc:creator>Cathy Lewin</dc:creator><dc:date>2025-03-17T09:36:00</dc:date><meta:creator-initials>CL</meta:creator-initials><text:p text:style-name="CommentText">Or perhaps necessary rather than relevant (ie can see the relevance but better placed in the lit review).</text:p></office:annotation>This simple but radical perspective also drives some of the foundational work on Microworlds, using the LOGO language as a vehicle to make previously abstract mathematical concepts concrete through exploratory play (Papert, 1980). This perspective continues to drive constructionist design approaches supporting creative computing (Kafai, 1994; Kafai and Resnick, 1996, 1996; Resnick et al., 2005, 2009; Lee et al., 2014; Peppler et al., 2016).<text:s/><text:span text:style-name="T156"><office:annotation-end office:name="40"/></text:span><text:span text:style-name="T157"><office:annotation-end office:name="41"/></text:span>A component aspect within this approach is<text:s/><office:annotation office:name="42" xml:id="1311781640"><dc:creator>Cathy Lewin</dc:creator><dc:date>2025-03-17T09:37:00</dc:date><meta:creator-initials>CL</meta:creator-initials><text:p text:style-name="CommentText">Not sure what you are trying to say here</text:p></office:annotation>the careful consideration of the process of abstraction or black-boxing in learning design and tools<text:s/><text:span text:style-name="T158"><office:annotation-end office:name="42"/></text:span>(Resnick and Silverman, 2005), which is of direct relevance to my research. Specifically, these concerns are present in my design of the use of a code playground as a supporting tool, the use<text:s/>of a starting template with pre-created code functions in place, the structuring of the template with key variables moved to the start of the code, and a grid matrix in an array data structure.</text:p>
      <text:p text:style-name="P159">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P160" text:outline-level="3"><text:bookmark-start text:name="observations-on-abstract-concrete-dimens"/>Observations on abstract / concrete dimensions in my data related to gameplay design patterns.<text:bookmark-end text:name="observations-on-abstract-concrete-dimens"/></text:h>
      <text:p text:style-name="P161">I now return to the proposal of GDPs as a useful intermediate-level framework, given<text:s/><office:annotation office:name="43" xml:id="1102465271"><dc:creator>Cathy Lewin</dc:creator><dc:date>2025-03-17T09:40:00</dc:date><meta:creator-initials>CL</meta:creator-initials><text:p text:style-name="CommentText">Is there any way of representing the framing diagramatically?</text:p></office:annotation>the framing of abstraction summarized above<text:span text:style-name="T162"><office:annotation-end office:name="43"/></text:span>, and explore this proposal using the findings of my research process. To do this, it is useful to re-examine the utility of the term “intermediate framework” (Eriksson et al., 2019), given the exploration of LOA, semantic waves, and Papert’s work. Does the framework provided by GDPs sit between a more abstract theory and concrete implementation as given? Waite’s conception of LOA would place the implementation of each GDP at<text:s/><office:annotation office:name="44" xml:id="1005916447"><dc:creator>Cathy Lewin</dc:creator><dc:date>2025-03-17T09:42:00</dc:date><meta:creator-initials>CL</meta:creator-initials><text:p text:style-name="CommentText">Which is framed as conceptual level?</text:p></office:annotation>the highest level of abstraction<text:span text:style-name="T163"><office:annotation-end office:name="44"/></text:span>, whereas<text:s/><office:annotation office:name="45" xml:id="1802246962"><dc:creator>Cathy Lewin</dc:creator><dc:date>2025-03-17T09:41:00</dc:date><meta:creator-initials>CL</meta:creator-initials><text:p text:style-name="CommentText">I don’t understand this</text:p></office:annotation>the more potentially transferable nature of Wing’s abstract CT conceptions would form a candidate for a more generalisable theory<text:span text:style-name="T164"><office:annotation-end office:name="45"/></text:span>. As such, GDPs would be situated between those and concrete implementation.<text:s/><office:annotation office:name="46" xml:id="1037542155"><dc:creator>Cathy Lewin</dc:creator><dc:date>2025-03-17T09:44:00</dc:date><meta:creator-initials>CL</meta:creator-initials><text:p text:style-name="CommentText">Not sure<text:s/>what you are trying to do here</text:p></office:annotation>To illuminate this positioning, we can examine the above-cited research in the field of human-computer interaction<text:s/><text:span text:style-name="T165"><office:annotation-end office:name="46"/></text:span>(Höök and Löwgren, 2012; Barendregt et al., 2018; Eriksson et al., 2019);<text:s/><office:annotation office:name="47" xml:id="1320578857"><dc:creator>Cathy Lewin</dc:creator><dc:date>2025-03-17T09:44:00</dc:date><meta:creator-initials>CL</meta:creator-initials><text:p text:style-name="CommentText">This seems important - does it come out in the lit review as a gap?</text:p></office:annotation><office:annotation office:name="48" xml:id="826529348"><dc:creator>Cathy Lewin</dc:creator><dc:date>2025-03-17T10:01:00</dc:date><meta:creator-initials>CL</meta:creator-initials><text:p text:style-name="CommentText">Or is this statement explicit to these cited studies from HCI</text:p></office:annotation>however, in most of these studies, the nature of the general theories is not clearly articulated.<text:span text:style-name="T166"><office:annotation-end office:name="47"/></text:span><text:span text:style-name="T167"><office:annotation-end office:name="48"/></text:span></text:p>
      <text:p text:style-name="P168">At this stage, it is valuable to look past a potentially arbitrary placing of these levels within a hierarchy to investigate instead<text:s/><office:annotation office:name="49" xml:id="1477358874"><dc:creator>Cathy Lewin</dc:creator><dc:date>2025-03-17T09:45:00</dc:date><meta:creator-initials>CL</meta:creator-initials><text:p text:style-name="CommentText">Ok - so I think the reader needs to know how the learning design came to be and what literature and theory informed it. So perhaps a brief para in the intro to this chapter would be helpful?</text:p></office:annotation>the core value of the relational nature of the framework<text:s/><text:span text:style-name="T169"><office:annotation-end office:name="49"/></text:span>to other concepts in the context of my research. To help with this analysis of utility,<text:s/><office:annotation office:name="50" xml:id="1262517487"><dc:creator>Cathy Lewin</dc:creator><dc:date>2025-03-17T09:47:00</dc:date><meta:creator-initials>CL</meta:creator-initials><text:p text:style-name="CommentText">I want to know how your findings contribute to debates in the field. How do they challenge and/or support what others are currently writing about?</text:p></office:annotation>the following section<text:s/><text:soft-page-break/>develops this line of research, making more explicit the observed and potential uses of GDPs for different stakeholders in this context: specifically, comparing their utility for participants and facilitators/researchers.<text:span text:style-name="T170"><office:annotation-end office:name="50"/></text:span></text:p>
      <text:p text:style-name="P171">Addressing utility for participants, in computing education, design pattern-based approaches have benefits in making complex problems more modular and concrete (Muller et al., 2004; Waite and Sentance, 2021). In the work of Eriksson et al., the young people make design suggestions to alter a game<text:s/><office:annotation office:name="51" xml:id="168098400"><dc:creator>Cathy Lewin</dc:creator><dc:date>2025-03-17T09:48:00</dc:date><meta:creator-initials>CL</meta:creator-initials><text:p text:style-name="CommentText">Why not?</text:p></office:annotation>but do not modify computer code<text:span text:style-name="T172"><office:annotation-end office:name="51"/></text:span>.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office:annotation office:name="52" xml:id="501638672"><dc:creator>Cathy Lewin</dc:creator><dc:date>2025-03-17T09:48:00</dc:date><meta:creator-initials>CL</meta:creator-initials><text:p text:style-name="CommentText">Not quite sure what you mean by this</text:p></office:annotation><office:annotation office:name="53" xml:id="104093844"><dc:creator>Cathy Lewin</dc:creator><dc:date>2025-03-17T09:49:00</dc:date><meta:creator-initials>CL</meta:creator-initials><text:p text:style-name="CommentText">Core? Central?</text:p></office:annotation>eading<text:span text:style-name="T173"><office:annotation-end office:name="52"/></text:span><text:span text:style-name="T174"><office:annotation-end office:name="53"/></text:span><text:s/>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P175"><office:annotation office:name="55" xml:id="818636699"><dc:creator>Cathy Lewin</dc:creator><dc:date>2025-03-17T09:54:00</dc:date><meta:creator-initials>CL</meta:creator-initials><text:p text:style-name="CommentText">Not clear if this is coming from your data, or the lit, or both</text:p></office:annotation>Firstly, GDPs are particularly helpful in participant goal formation, as explored in Chapter 6 in the sections on ideation and prioritisation. Secondly, the<text:s/><office:annotation office:name="54" xml:id="1915277849"><dc:creator>Cathy Lewin</dc:creator><dc:date>2025-03-17T09:52:00</dc:date><meta:creator-initials>CL</meta:creator-initials><text:p text:style-name="CommentText">Still not quite sure what you mean by this</text:p></office:annotation>close coupling in patterns<text:s/><text:span text:style-name="T176"><office:annotation-end office:name="54"/></text:span>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text:s/>a narrower goal of implementing a game design pattern and the technical actions and operations needed to complete it.<text:span text:style-name="T177"><office:annotation-end office:name="55"/></text:span></text:p>
      <text:p text:style-name="P178">Turning to the utility for designers, researchers and facilitators, it follows<text:s/><office:annotation office:name="56" xml:id="1926883336"><dc:creator>Cathy Lewin</dc:creator><dc:date>2025-03-17T09:55:00</dc:date><meta:creator-initials>CL</meta:creator-initials><text:p text:style-name="CommentText">Not clear what you are referring to here</text:p></office:annotation>that the concerns above<text:s/><text:span text:style-name="T179"><office:annotation-end office:name="56"/></text:span>are also relevant for this group of stakeholders in terms of supporting learners. GDPs can also be useful for wider pedagogical and analytical motivations. One such motivation is the ability for a solid understanding of GDPs to open up exploration of other concepts.<text:s/><office:annotation office:name="57" xml:id="936573427"><dc:creator>Cathy Lewin</dc:creator><dc:date>2025-03-17T09:57:00</dc:date><meta:creator-initials>CL</meta:creator-initials><text:p text:style-name="CommentText">How does this relate to the stuff on levels of abstraction above - seems odd to connect to it here - it’s also dated - does that mean that this remains an issue?</text:p></office:annotation>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Barron et al., 1998:63).<text:span text:style-name="T180"><office:annotation-end office:name="57"/></text:span></text:p>
      <text:p text:style-name="P181">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text:s/><text:soft-page-break/>accessible via explicit teaching. The close coupling between design and code structure levels in my design may not align with LOA principles given that “1:1 mapping between the design/algorithm and the code may lead to confusion between the levels” (Waite et al., 2018a:21). However, given that Waite’s subsequent research does not include examples of activity explicitly teaching abstraction (Waite et al., 2018a; Sentance et al., 2019a, 2019b),<text:s/><office:annotation office:name="58" xml:id="1962775886"><dc:creator>Cathy Lewin</dc:creator><dc:date>2025-03-17T10:00:00</dc:date><meta:creator-initials>CL</meta:creator-initials><text:p text:style-name="CommentText">This seems an important gap<text:s/></text:p></office:annotation>what counts as explicit teaching of abstraction is not clear<text:span text:style-name="T182"><office:annotation-end office:name="58"/></text:span>.<text:s/>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text:s/><office:annotation office:name="59" xml:id="985516797"><dc:creator>Cathy Lewin</dc:creator><dc:date>2025-03-17T10:03:00</dc:date><meta:creator-initials>CL</meta:creator-initials><text:p text:style-name="CommentText">This might help tweak RQ2</text:p></office:annotation>Additionally, this research contends that GDPs are a more suitable accessible leading pedagogical framework than computational thinking, a proposal explored in the following section.<text:span text:style-name="T183"><office:annotation-end office:name="59"/></text:span></text:p>
      <text:h text:style-name="P184" text:outline-level="3"><text:bookmark-start text:name="how-my-research-contributes-to-discussio"/><office:annotation office:name="60" xml:id="270948971"><dc:creator>Cathy Lewin</dc:creator><dc:date>2025-03-17T10:03:00</dc:date><meta:creator-initials>CL</meta:creator-initials><text:p text:style-name="CommentText">At last!</text:p></office:annotation>How my research contributes to discussions regarding dimensions of abstraction within existing research<text:bookmark-end text:name="how-my-research-contributes-to-discussio"/><text:span text:style-name="T185"><office:annotation-end office:name="60"/></text:span></text:h>
      <text:p text:style-name="P186">The evidence and examples<text:s/>surfaced in this paragraph support a view of a collection of GDPs as a productive research and pedagogical framework. The data from the last chapter contributes a series of grounded pedagogical instances via examples that map a concrete pedagogical process<text:s/><office:annotation office:name="61" xml:id="1570499042"><dc:creator>Cathy Lewin</dc:creator><dc:date>2025-03-17T10:04:00</dc:date><meta:creator-initials>CL</meta:creator-initials><text:p text:style-name="CommentText">Not quite sure what you mean by this</text:p></office:annotation>to theoretical observations<text:span text:style-name="T187"><office:annotation-end office:name="61"/></text:span>.<text:s/><office:annotation office:name="64" xml:id="2013434773"><dc:creator>Cathy Lewin</dc:creator><dc:date>2025-03-17T10:05:00</dc:date><meta:creator-initials>CL</meta:creator-initials><text:p text:style-name="CommentText">This sounds good but perhaps needs to be a little clearer</text:p></office:annotation>Eriksson et al. note the utility of GDP concepts in several dimensions: as a lingua franca between<text:s/><office:annotation office:name="62" xml:id="1942495281"><dc:creator>Cathy Lewin</dc:creator><dc:date>2025-03-17T10:06:00</dc:date><meta:creator-initials>CL</meta:creator-initials><text:p text:style-name="CommentText">Could facilitators be included in this group too? If it’s about practice then the researcher is not always present?</text:p></office:annotation>researchers<text:span text:style-name="T188"><office:annotation-end office:name="62"/></text:span><text:s/>and participants; to aid the framing of analysis; and to inspire participants. However, given that the focus of this analysis addresses the utility for the researcher rather than that of participants,<text:s/><office:annotation office:name="63" xml:id="1563977622"><dc:creator>Cathy Lewin</dc:creator><dc:date>2025-03-17T10:07:00</dc:date><meta:creator-initials>CL</meta:creator-initials><text:p text:style-name="CommentText">Make it clearer to the reader that you are referring to your research here (I think)</text:p></office:annotation>this<text:span text:style-name="T189"><office:annotation-end office:name="63"/></text:span><text:s/>research significantly advances these contributions<text:span text:style-name="T190"><office:annotation-end office:name="64"/></text:span>. Additionally, given this shift to include the utility for participants and the problematisation of the term intermediate, I propose a change in terminology. Instead of an<text:s/><text:span text:style-name="T191"><office:annotation office:name="65" xml:id="788862302"><dc:creator>Cathy Lewin</dc:creator><dc:date>2025-03-17T10:08:00</dc:date><meta:creator-initials>CL</meta:creator-initials><text:p text:style-name="CommentText">Some connection to lit talking about this would be good here</text:p></office:annotation>intermediate framework</text:span><text:span text:style-name="T192"><office:annotation-end office:name="65"/></text:span>, I propose the term<text:s/><text:span text:style-name="T193"><office:annotation office:name="66" xml:id="1130535730"><dc:creator>Cathy Lewin</dc:creator><dc:date>2025-03-17T10:08:00</dc:date><meta:creator-initials>CL</meta:creator-initials><text:p text:style-name="CommentText">Contribution to knowledge? Relates to how levels of abstraction are conceptualised?</text:p></office:annotation><office:annotation office:name="67" xml:id="1619751724"><dc:creator>Cathy Lewin</dc:creator><dc:date>2025-03-17T10:12:00</dc:date><meta:creator-initials>CL</meta:creator-initials><text:p text:style-name="CommentText">Feels like this should be at the end of the discussion or in the conclusion</text:p></office:annotation>gateway framework</text:span><text:s/><text:span text:style-name="T194"><office:annotation-end office:name="66"/></text:span><text:span text:style-name="T195"><office:annotation-end office:name="67"/></text:span>to avoid the confusion explored earlier in terms of its position within a hierarchy.</text:p>
      <text:p text:style-name="P196">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text:s/><office:annotation office:name="68" xml:id="286387919"><dc:creator>Cathy Lewin</dc:creator><dc:date>2025-03-17T10:14:00</dc:date><meta:creator-initials>CL</meta:creator-initials><text:p text:style-name="CommentText">Not sure what you mean here</text:p></office:annotation>with affordances strongly coupled with object output<text:span text:style-name="T197"><office:annotation-end office:name="68"/></text:span>, providing immediate feedback. Thirdly, just-in-time<text:s/><office:annotation office:name="69" xml:id="1560126453"><dc:creator>Cathy Lewin</dc:creator><dc:date>2025-03-17T10:14:00</dc:date><meta:creator-initials>CL</meta:creator-initials><text:p text:style-name="CommentText">Examples?</text:p></office:annotation>supporting resources<text:s/><text:span text:style-name="T198"><office:annotation-end office:name="69"/></text:span>are provided, closely aligned to the sub-goals of GDPs. Finally, this gateway framework may also facilitate<text:s/><office:annotation office:name="70" xml:id="911775923"><dc:creator>Cathy Lewin</dc:creator><dc:date>2025-03-17T10:16:00</dc:date><meta:creator-initials>CL</meta:creator-initials><text:p text:style-name="CommentText">By participants? Facilitators? Why is this helpful (for either or both)</text:p></office:annotation>reflection on its use<text:span text:style-name="T199"><office:annotation-end office:name="70"/></text:span>, and<text:s/>reinforcement of this process can be structured using supporting tools, such as a learning map (see appendix.learningmap for an<text:s/><text:soft-page-break/>example in P4).</text:p>
      <text:p text:style-name="P200">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P201" text:outline-level="2"><text:bookmark-start text:name="part-two---agency"/>Part Two - Agency<text:bookmark-end text:name="part-two---agency"/></text:h>
      <text:p text:style-name="P202">As noted in Chapter 2,<text:s/><office:annotation office:name="71" xml:id="656571566"><dc:creator>Cathy Lewin</dc:creator><dc:date>2025-03-17T10:19:00</dc:date><meta:creator-initials>CL</meta:creator-initials><text:p text:style-name="CommentText">A gap?</text:p></office:annotation>much research on the learning to coding has focused chiefly on this aspect of personal knowledge construction, neglected this social and perspectives typified by socio-cultural approaches [find source].<text:s/><text:span text:style-name="T203"><office:annotation-end office:name="71"/></text:span>This trend is exemplified by a comparison of Wing and Papert’s conceptions of computational thinking (Lodi and Martini, 2021),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Resnick and Rusk, 2020) and focused on toolsets rather than pedagogies (Resnick, 2020). We should recall here the parallel call of Kafai and Burke in the field of game making for learning to address social and cultural motivations and aspects of the process (Kafai and Burke, 2015).</text:p>
      <text:p text:style-name="P204">In a UK computing education context, while the work of Waite and Sentence begins to address sociocultural aspects (Sentance et al., 2019b; Hwang et al., 2023), this work is limited in scope and merits further attention. Given that a guiding motivation of this study to explore the process of designing and facilitating for participant empowerment learning to program, it is valuable to articulate different types of agency.</text:p>
      <text:h text:style-name="P205" text:outline-level="3"><text:bookmark-start text:name="instrumental-agency"/>Instrumental Agency<text:bookmark-end text:name="instrumental-agency"/></text:h>
      <text:p text:style-name="P206">As previously explored, varied conceptions of agency exist including: instrumental, authorial and transformative agency<text:s/>(Matusov et al., 2016). (See methodology chapter).</text:p>
      <text:soft-page-break/>
      <text:p text:style-name="P207">To summarise similarities and distinctions between mediation and a transformative approach (Isaac et al., 2022), it is beyond an instrumental approach to provoke change in the environment.</text:p>
      <text:p text:style-name="P208">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Matusov et al., 2016:433).</text:p>
      <text:p text:style-name="P209">Examples of mediation and instrumental agency are shown in varied forms in the use of GDPs aligned often with a personal appropriation (shown in Table 6.1).</text:p>
      <text:p text:style-name="P210">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P211">Straight forward individual use of documentation by Tony and Susanna in V1 and V2.</text:p>
      <text:h text:style-name="P212" text:outline-level="3"><text:bookmark-start text:name="transformational-agency"/>Transformational Agency<text:bookmark-end text:name="transformational-agency"/></text:h>
      <text:p text:style-name="P213">In line with collective conceptions of agency ecplore in in Chatper to, transformational agency may stem from transcending individual motivation but also involves a transformation to systemic constraints. As outlined in chapter 3, Sannino explains TADS using a metaphor of a using a kedging anchors (Hopwood, 2022). In this metaphor the act of casting out the anchor is a visible act of volition which aims overcome conflicts blocking activity progress.</text:p>
      <text:p text:style-name="P214">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P215">Understandably, examples of this process in the research process were prevalent in early stages where participants had access to little in terms of supporting resources. Illustrative attempts of TADS are present in (Appendix.design.p1). For example, email correspondance from myself to participants asking for help in organising project work resulting in the emergence of list of proto-typical GDPs. Additionally the process of leading with exploration of a half-baked template was an experimental response from<text:s/>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soft-page-break/>
      <text:p text:style-name="P216">Engendering authorial and transformative agency</text:p>
      <text:p text:style-name="P217">As a designer I began to noticed acts of volition to adapt the game making process, for example in adapting the game to add sound and characters of interest. In preparation for P2, to aid learners evolving activity, and then tried to add explicit affordences and make them visible to learners.</text:p>
      <text:p text:style-name="P218">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Engeström, 2006; Haapasaari et al., 2016; Sannino et al., 2016).</text:p>
      <text:p text:style-name="P219">Shifting forms of agency.</text:p>
      <text:p text:style-name="P220">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P221">In the introduction I outlined that a driving movit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ences and instrucmental agency here is a danger of designing away the possibility for transformational agency.</text:p>
      <text:p text:style-name="P222">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P223">Also, not everyone like messy / sketchy pedagogies, there is a danger that levels of stress for participants may reduce the inclusivity.</text:p>
      <text:h text:style-name="P224" text:outline-level="3"><text:bookmark-start text:name="c---relational-agency-in-emergent-activi"/>2c - Relational Agency in<text:s/>emergent activities in emergent cultural context - 3rd Spaces, idiocultures, and repertoires<text:bookmark-end text:name="c---relational-agency-in-emergent-activi"/></text:h>
      <text:p text:style-name="P225">This section moves beyond instrumental and transformative agency to a wider more ecological interpretation of agency helpful in deeper analysis of the cultural plane of activity.</text:p>
      <text:p text:style-name="P226">In research which addresses participant agency, Gutiérrez et al. (Kris D. Gutiérrez et al., 2019) incorporate broader cultural factors including issues of participant identity and movement of<text:s/><text:soft-page-break/>practices between learning settings. While these concepts build on the foundation of 3GAT in terms of conceptions of interacting activity systems (Engeström, 1996),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P227">This section contends that<text:s/><office:annotation office:name="72" xml:id="1704095351"><dc:creator>Cathy Lewin</dc:creator><dc:date>2025-03-17T10:25:00</dc:date><meta:creator-initials>CL</meta:creator-initials><text:p text:style-name="CommentText">Do others write about this or are you proposing it as a new concept?</text:p></office:annotation>relational agency<text:s/><text:span text:style-name="T228"><office:annotation-end office:name="72"/></text:span>is the closest fit to match the development of these three elements but will<text:s/><office:annotation office:name="73" xml:id="147139951"><dc:creator>Cathy Lewin</dc:creator><dc:date>2025-03-17T10:24:00</dc:date><meta:creator-initials>CL</meta:creator-initials><text:p text:style-name="CommentText">Why?</text:p></office:annotation>complexify this via comparative analysis with transformational agency in the final section.<text:span text:style-name="T229"><office:annotation-end office:name="73"/></text:span></text:p>
      <text:h text:style-name="P230" text:outline-level="3"><text:bookmark-start text:name="repertoires-and-relational-agency"/>Repertoires and relational agency<text:bookmark-end text:name="repertoires-and-relational-agency"/></text:h>
      <text:p text:style-name="P231">The data of this study provides a strong case study, evidence and detail to this process in<text:s/><office:annotation office:name="74" xml:id="1855114610"><dc:creator>Cathy Lewin</dc:creator><dc:date>2025-03-17T10:26:00</dc:date><meta:creator-initials>CL</meta:creator-initials><text:p text:style-name="CommentText">Examples?</text:p></office:annotation>the use of external repertoires and their remediation into new repertoires<text:span text:style-name="T232"><office:annotation-end office:name="74"/></text:span>.</text:p>
      <text:p text:style-name="P233">The process of developing new repertoires is not a solo process in this new space. The complex relations between participants outlined in the vignettes and data of the last chapter show an interdependence showing characteristics of relational agency.</text:p>
      <text:p text:style-name="P234"><office:annotation office:name="75" xml:id="1984193132"><dc:creator>Cathy Lewin</dc:creator><dc:date>2025-03-17T10:28:00</dc:date><meta:creator-initials>CL</meta:creator-initials><text:p text:style-name="CommentText">Ok - so it’s a concept that exists already!</text:p></office:annotation>Edwards (Edwards, 2009) explores relational agency within a CHAT framework as transcending individuals capacity to encompass collective problems solving via specialisation and diversity of approaches within activity systems<text:span text:style-name="T235"><office:annotation-end office:name="75"/></text:span>.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DiGiacomo and Gutiérrez, 2016 , p.144),</text:p>
      <text:p text:style-name="P236">While the data in the last chapter address aspects / elements of repertoires which incorporated GDPs,<text:s/><office:annotation office:name="76" xml:id="1685776854"><dc:creator>Cathy Lewin</dc:creator><dc:date>2025-03-17T10:29:00</dc:date><meta:creator-initials>CL</meta:creator-initials><text:p text:style-name="CommentText">Why?</text:p></office:annotation>this chapter widens the focus of data examined to include other element of practices which help participants incorporated home repertoires as an inclusive practice<text:span text:style-name="T237"><office:annotation-end office:name="76"/></text:span>.</text:p>
      <text:h text:style-name="P238" text:outline-level="3"><text:bookmark-start text:name="repertoires-and-relational-agency-1"/>Repertoires and relational agency<text:bookmark-end text:name="repertoires-and-relational-agency-1"/></text:h>
      <text:p text:style-name="P239">The data of this<text:s/>study provides a strong case study, evidence and detail to this process in the use of external repertoires and their remediation into new repertoires.</text:p>
      <text:p text:style-name="P240">The process of developing new repertoires is not a solo process in this new space. The complex relations between participants outlined in the vignettes and data of the last chapter show an interdependence showing characteristics of relational agency.</text:p>
      <text:soft-page-break/>
      <text:p text:style-name="P241">Edwards (Edwards, 2009)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text:s/>increased “relational expertise” in partipants (DiGiacomo and Gutiérrez, 2016 , p.144),</text:p>
      <text:p text:style-name="P242">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P243" text:outline-level="4"><text:bookmark-start text:name="exploring-design-features-which-support-"/>Exploring design features which support identity development in the emerging game making community - TO INTEGRATE<text:bookmark-end text:name="exploring-design-features-which-support-"/></text:h>
      <text:p text:style-name="P244">The relationship between developing effective repertoires and the affective relationship to the activity relies on the participants being able to identify with the ongoing activity thus informing a processes of inclusion.</text:p>
      <text:p text:style-name="P245">The concept of hybridity as a way of recognising and deploying diversity of mediational tactics and resources in learning contexts (Gutiérrez et al., 1999) is relevant to this research as a pathway into an exploration of the competing alternate goals within the overall motivation of making a game to share, and component goals of implementing GDPs to do this.</text:p>
      <text:p text:style-name="P246">In a similar vein, drawing on Barron’s helping roles (Barron et al., 2009),<text:s/>Roque (Roque, 2016; Roque et al., 2016) employed supporting faciliators to highlight and celebrate the helping processes parents used to support children in a making environment.</text:p>
      <text:h text:style-name="P247" text:outline-level="4"><text:bookmark-start text:name="use-of-gdps-as-a-gateway-framework-to-su"/>Use of GDPs as a gateway framework to support the development of social and cultural repertoires of practice<text:bookmark-end text:name="use-of-gdps-as-a-gateway-framework-to-su"/></text:h>
      <text:p text:style-name="P248">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P249">I propose that providing a menu of GDPs can, as with accessing more abstract concepts, act as a gateway framework to facilitate to process of development of social and cultural repertoires of practice.</text:p>
      <text:p text:style-name="P250">The nature and process of this community evolution merits exploration. As such, this section steps back to discuss the emergence of these practices.</text:p>
      <text:h text:style-name="P251" text:outline-level="4"><text:bookmark-start text:name="funds-of-knowledge-repertoires-and-how-t"/><text:soft-page-break/>Funds of Knowledge / repertoires and how they emerge in my research<text:bookmark-end text:name="funds-of-knowledge-repertoires-and-how-t"/></text:h>
      <text:p text:style-name="P252">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text:s/>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Gutiérrez and Rogoff, 2003). The researchers highlight the value of identifying potential funds of knowledge framed as “linguistic and cultural-historical repertoires” that learners bring to learning environments (Gutiérrez and Rogoff, 2003:22). Other research by Gutierrez addresses the importance of participants movement between sites of activity and its impact on learning (Gutiérrez, 2008; Kris D. Gutiérrez et al., 2019).</text:p>
      <text:p text:style-name="P253"/>
      <text:h text:style-name="P254" text:outline-level="4"><text:bookmark-start text:name="playtesting-as-a-suitable-medium-for-eme"/>Playtesting as a suitable medium for emerging activities creating third spaces<text:bookmark-end text:name="playtesting-as-a-suitable-medium-for-eme"/></text:h>
      <text:p text:style-name="P255">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P256">As explored in the literature review, playtesting is a process common to game making which corresponds to the evaluation phase of design thinking cycles and the process of user testing in HCI (Fullerton, 2018).</text:p>
      <text:p text:style-name="P257">The role of play as leading activity is explored by Gutierrez (Kris D. Gutiérrez et al., 2019) to facilitate movement between sites of learning</text:p>
      <text:p text:style-name="P258">An analysis on the role of playtesting and an emerging forms of playful playtesting follows.</text:p>
      <text:p text:style-name="P259">Variations in approaches to playtesting</text:p>
      <text:p text:style-name="P260">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text:s/><text:soft-page-break/>add to their game next and to ask for direct help in that process.</text:p>
      <text:p text:style-name="P261">Some children added additional playful elements to playtesting (see Appendix.playtestingtypes). Playtesting surfaced design practices which involved a playing against game design norms of the genre.</text:p>
      <text:p text:style-name="P262">Some in particular brought a physicality to the process, clustering in a particular zone of the class, referencing the game play elements, acting them out, attempting to change the games of others and playful tussling as part of resistance to those changes.</text:p>
      <text:p text:style-name="P263">Playtesting acted as a stimulus and incubator for emerging socio-cultural practices prompting me to ask if suitable affordances be added to the design to encourage their further growth in line with Gutiérrez’s valuing of the inclusive, diverse properties of hybridity in practices (Gutiérrez et al., 1999).</text:p>
      <text:p text:style-name="P264">I observed an evolution of the form and function of playtesting by young participants as an expression of agency by participants.</text:p>
      <text:p text:style-name="P265">COMMENT - This evolution maker types here exists especially in social makers, glitchers and magpies.</text:p>
      <text:h text:style-name="P266" text:outline-level="4"><text:bookmark-start text:name="the-introduction-of-maker-types-and-side"/>The introduction of maker types and side missions as affordances of my pedagogy to legitimise diversity<text:bookmark-end text:name="the-introduction-of-maker-types-and-side"/></text:h>
      <text:p text:style-name="P267">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FO20" text:continue-numbering="true">
        <text:list-item>
          <text:p text:style-name="P268"><text:span text:style-name="T269">Social makers:</text:span><text:span text:style-name="T270"><text:s/>form relationships with other game makers and players by finding out more about their work and telling stories in their game</text:span><text:span text:style-name="T271"><text:line-break/></text:span></text:p>
        </text:list-item>
        <text:list-item>
          <text:p text:style-name="P272"><text:span text:style-name="T273">Planners:</text:span><text:span text:style-name="T274"><text:s/>like to study to build knowledge of the tools before they build up their game step-by-step following instructions</text:span></text:p>
        </text:list-item>
        <text:list-item>
          <text:p text:style-name="P275"><text:span text:style-name="T276">Magpie makers:</text:span><text:span text:style-name="T277"><text:s/>like trying out lots of different things and happy to borrow code, images and sound from anywhere for quick results</text:span></text:p>
        </text:list-item>
        <text:list-item>
          <text:p text:style-name="P278"><text:span text:style-name="T279">Glitchers:</text:span><text:span text:style-name="T280"><text:s/>mess around with the code trying to see if they can break it interesting ways and cause a bit of havoc for other users.</text:span></text:p>
        </text:list-item>
      </text:list>
      <text:p text:style-name="P281">While not a conscious link, there is a parallel to the contrast between planners and bricoleurs present in this typology. By way of contrast the wider focus playtesting as well as coding behaviours.</text:p>
      <text:soft-page-break/>
      <text:p text:style-name="P282">Some approached objectives in a<text:s/>methodical manner, others socially and others embracing a playfully disruptive stance. Some decided to focus extensively on the creation and implementation of graphical assets and level design.</text:p>
      <text:p text:style-name="P283">This process extends the work of Barron and Roque (Roque, 2016; Roque et al., 2016) to begin to surface and celebrage stylistic elements for all participants not just parents.</text:p>
      <text:p text:style-name="P284">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P285" text:outline-level="4"><text:bookmark-start text:name="examining-complexity-within-identity-for"/>Examining complexity within identity formation and specialisation<text:bookmark-end text:name="examining-complexity-within-identity-for"/></text:h>
      <text:p text:style-name="P286">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287">The introduction of these terms and missions Stone and colleagues (Stone and Gutiérrez, 2007)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P288">Or, perhaps more accurately here as a movement between activity systems, to be incorporated as a repertoire.</text:p>
      <text:p text:style-name="P289">These repertoires become public, and are in part socially<text:s/>motivated, via the process of playtesting.</text:p>
      <text:p text:style-name="P290">The process of feedback, recognising and valuing the merging areas of specialisation and expertise helps the development of diverse practices (DiGiacomo and Gutiérrez, 2016). The specialisation contributes to possibilities of relational agency for the learning environment as a whole. It exists as a form of identity within an individuals repertoire and for others to draw on as an affordance of the learning system.</text:p>
      <text:p text:style-name="P291">The awareness of and conversations about maker styles and related side-missions created in this research are potential powerful tool to support this process in novice game making communities.</text:p>
      <text:p text:style-name="P292">LINK - NATURE OF TRANSFORMATION / LINK TO AGENCY</text:p>
      <text:p text:style-name="P293">It is of value to examine specialisation as a form of agency and identity formation using different lenses.</text:p>
      <text:soft-page-break/>
      <text:p text:style-name="P294">It can be seen through the lens of double stimulation. The choice to specialise, marks a form of transformative agency. Participants craft for themselves a specialist status which becomes shared and celebrated by the group.</text:p>
      <text:p text:style-name="P295">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P296" text:outline-level="3"><text:bookmark-start text:name="metaphors-as-a-way-to-explore-conception"/>Metaphors as a way to explore conceptions of agency within digital making<text:bookmark-end text:name="metaphors-as-a-way-to-explore-conception"/></text:h>
      <text:p text:style-name="P297">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text:s/>reflections on the value of a utopian approach to communicating the future possibilities of findings (Gutiérrez et al., 2020; Rajala et al., 2023) paired with the conceptual difficulties of communicating complex pedagogical affordances of adaptable media-making toolsets (e.g., Logo and Microworlds (Kynigos, 2004, 2007)),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P298" text:outline-level="4"><text:bookmark-start text:name="harbours-as-both-protective-and-authenti"/>Harbours as both protective and authentic<text:bookmark-end text:name="harbours-as-both-protective-and-authenti"/></text:h>
      <text:p text:style-name="P299">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Nachtigall et al., 2024).</text:p>
      <text:p text:style-name="P300">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text:s/><text:soft-page-break/>metaphorically to indicate a space of safety, nurturing, and a gathering space f</text:p>
      <text:p text:style-name="P301">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P302">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P303">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text:s/>propose that the curated replication of authentic processes of finding and incorporating code snippets into the starting template supported the development of skills used in the authentic waters of professional coding communities.</text:p>
      <text:p text:style-name="P304">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Rosso, 2014).</text:p>
      <text:h text:style-name="P305" text:outline-level="4"><text:bookmark-start text:name="spaces-to-play---playgrounds-and-jam-ses"/>Spaces to play - playgrounds and jam sessions<text:bookmark-end text:name="spaces-to-play---playgrounds-and-jam-ses"/></text:h>
      <text:p text:style-name="P306">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text:s/>a safety in terms of non-critical space to trial new code and make mistakes. As with harbours, a space of play space evokes protection within designed<text:s/><text:soft-page-break/>limitations (Rosso, 2014),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07">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Sawyer, 2003; Pinheiro, 2011). The area of improvisation is underexplored in the game jam context compared to that of music and theatre (Jaffurs, 2004; Meriläinen et al., 2020). The following section makes a closer parallel in the context of the data of this study.</text:p>
      <text:p text:style-name="P308">On a macro-level, at a jam<text:s/>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text:s/>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P309">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P310">ADD MORE HERE IF RELEVANT.</text:p>
      <text:p text:style-name="P311">The following table serves as a visual summary of some of the relevant space/place based characteristics relevant to the importance of this research.</text:p>
      <text:p text:style-name="P312">THIS TABLE NEEDS TO BE COMPLETED - FEEDBACK IS APPRECIATED AS TO HOE USEFUL IT WILL /MAY BE Perhaps add another analytical dimension?</text:p>
      <table:table table:style-name="Table313">
        <table:table-columns>
          <table:table-column table:style-name="TableColumn314"/>
          <table:table-column table:style-name="TableColumn315"/>
        </table:table-columns>
        <table:table-header-rows>
          <table:table-row table:style-name="TableRow316">
            <table:table-cell table:style-name="TableCell317">
              <text:p text:style-name="P318">Harbour</text:p>
            </table:table-cell>
            <table:table-cell table:style-name="TableCell319">
              <text:p text:style-name="P320">Jam Session</text:p>
            </table:table-cell>
          </table:table-row>
        </table:table-header-rows>
        <table:table-row table:style-name="TableRow321">
          <table:table-cell table:style-name="TableCell322">
            <text:p text:style-name="P323">Protection from complexity</text:p>
          </table:table-cell>
          <table:table-cell table:style-name="TableCell324">
            <text:p text:style-name="P325">Restrictions in genre explored</text:p>
          </table:table-cell>
        </table:table-row>
        <text:soft-page-break/>
        <table:table-row table:style-name="TableRow326">
          <table:table-cell table:style-name="TableCell327">
            <text:p text:style-name="P328">Form</text:p>
          </table:table-cell>
          <table:table-cell table:style-name="TableCell329">
            <text:p text:style-name="P330"/>
          </table:table-cell>
        </table:table-row>
      </table:table>
      <text:p text:style-name="P331">Table 7.2 exploring valuable concepts via metaphor.</text:p>
      <text:p text:style-name="P332">At this stage is relevant to return to issues of underlying motivation driving participation as a way of making a link to<text:s/>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Papert and Resnick, 1995; Resnick and Rusk, 2020).</text:p>
      <text:p text:style-name="P333"/>
      <text:h text:style-name="P334" text:outline-level="2"><text:bookmark-start text:name="part-three-synthesis-contributions-to-th"/>Part Three : Synthesis &amp; contributions to the field<text:bookmark-end text:name="part-three-synthesis-contributions-to-th"/></text:h>
      <text:h text:style-name="P335" text:outline-level="3"><text:bookmark-start text:name="returning-to-gaps-in-the-research-landsc"/>Returning to gaps in the research landscape &amp; my motivations<text:bookmark-end text:name="returning-to-gaps-in-the-research-landsc"/></text:h>
      <text:p text:style-name="P336">In Chapter x, I outlined in broad strokes areas of the landscape of computer game design and programming (CGD&amp;P)</text:p>
      <text:p text:style-name="P337">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P338">In addition there is another gaps conceptually in a clarity in terms of what we are undertaking (CGD&amp;P) for, i.e. the motivation, what we are developing.</text:p>
      <text:p text:style-name="P339">While vague conceptions of collaboration and broader 21st C skills seem broadly applicable, they are unfocused.</text:p>
      <text:p text:style-name="P340">While one promising concept, that of computational fluency, exists in broader research, the concept is only explored in broads strokes as both technical competency and an ability to for self-expression within digital code mediums [].</text:p>
      <text:p text:style-name="P341">The work of Resnick is convincing but lacks theoretical foundations as Papert’s ideas were before their time. It is of value to align them with more contemporary socio-cultural conceptions, in particular the lens of agency.</text:p>
      <text:p text:style-name="P342">This research aims in part to explore to what extent my own interest in chaotic, community-based pedagogies aligns with those gaps.</text:p>
      <text:h text:style-name="P343" text:outline-level="3"><text:bookmark-start text:name="first-area-of-contribution-to-the-resear"/><text:soft-page-break/>First area of contribution to the research in the field: An applied pedagogy with detailed analysis of inherent structural components<text:bookmark-end text:name="first-area-of-contribution-to-the-resear"/></text:h>
      <text:p text:style-name="P344">This chapter contend that the underlying structure of the learning design is vital to support the social and cultural processes described above. This technical structure synthesises UMC pedagogy, a half-baked game template and the use of a collection of game design patterns. This section summaries this structural / technical approach.</text:p>
      <text:p text:style-name="P345">In terms of the specificity of the last section, this chapter has, in line with underlying Marxist principles, returned to the concrete. Specifically the<text:s/>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P346">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P347">The potential of this innovation is significant in scope. Firstly, the surfacing of GDPs as a germ cell concept,<text:s/>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P348">Can’t quite fit in.</text:p>
      <text:p text:style-name="P349">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P350" text:outline-level="3"><text:bookmark-start text:name="second-area-of-contribution-to-the-resea"/>Second area of contribution to the research in the field: A complex view of agency and repertoires development within this research<text:bookmark-end text:name="second-area-of-contribution-to-the-resea"/></text:h>
      <text:p text:style-name="P351">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text:s/><text:soft-page-break/>book chapter as a framework called the 3M approach (Chesterman, 2023) a summary of which is included in (see appendix.3M).</text:p>
      <text:p text:style-name="P352">Thus instead in this thesis I focus instead on the value of recognising the shifting nature of agency in this game making process, the value of designing for varied forms of agency, and the use of metaphors to represent learning spaces and processes that foster agency in game making.</text:p>
      <text:h text:style-name="P353" text:outline-level="4"><text:bookmark-start text:name="summary-of-discussion-on-designing-for-a"/>Summary of discussion on designing for agency<text:bookmark-end text:name="summary-of-discussion-on-designing-for-a"/></text:h>
      <text:p text:style-name="P354">Agency in this in game making community is seen as multi-dimensional and as a process located in community participation rather than an individualised property.</text:p>
      <text:p text:style-name="P355">A straight forward manifestation of agency stems from the importance of the collection of GDPS as a guiding activity. The resulting choice over learner pathway helps transcend limitations typical in instruction based approaches.</text:p>
      <text:p text:style-name="P356">Beyond that element of choice, development of relational agency is a part of the social and cultural aspects of repertoires development, which can be aided by the use of techniques</text:p>
      <text:p text:style-name="P357">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358">Agency / Equity Terms - utopian concepts</text:p>
      <text:p text:style-name="P359">The discussion above concerning shifting forms of agency can be developed further using the concepts from Gutierrez and Rogoff.</text:p>
      <text:p text:style-name="P360">Given the mutuality of the DBR approach of the research process, and the development of relational equity in the process of specialisation [Gutierrez], the process aligns with a utopian approach to design research</text:p>
      <text:p text:style-name="P361">Returning to the dilemma regarding the difficulty of maintaining a learning design requiring heroic levels of transformational agency, and the difficulty of replicating such conditions,</text:p>
      <text:p text:style-name="P362">While there is clearly value in TADS as a concept in early stages of design, in particular as analytical tool, I lean more towards Gutiérrez’s framing of equity and diversity in learning design overall as a goal to work towards.</text:p>
      <text:p text:style-name="P363">More broadly this research can be developed beyond agency to encompass, equity, diversity, enacted, concrete, thus towards inclusion.</text:p>
      <text:p text:style-name="P364">Terms - designing for agency means developing X.</text:p>
      <text:soft-page-break/>
      <text:p text:style-name="P365">There is potentally a gap in communicating the value of this framing of the research to practitioners. In particular he framing of agency as a group process rather than an individual attribute could be confusing.</text:p>
      <text:p text:style-name="P366">To follow on from the gap in research concerning the underlying goals of undertaking CGD&amp;P. Let’s turn to terminology.</text:p>
      <text:p text:style-name="P367">What goals in the field of CGD&amp;P address the development of agency.</text:p>
      <text:p text:style-name="P368">The concepts of computational fluency is can be critiqued as a potentially individualised approach compared to Fluidity of practice of participants for characteristics of an emerging inclusive, idioculture</text:p>
      <text:p text:style-name="P369">Learner agency in the form of choice over the chosen activity is present not only in the dimensions of the difficulty and theme of the game features they wished to add, but also in their approach to undertaking it.</text:p>
      <text:p text:style-name="P370">The conception of development of repertoires of practices is key to this interpretation.</text:p>
      <text:p text:style-name="P371">As such, I draw on concrete example of repertoire in my research as a case study contribution to applied research in this promising field.</text:p>
      <text:p text:style-name="P372">equity and diversity as concrete instances with the learning environment</text:p>
      <text:p text:style-name="P373">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P374" text:outline-level="3"><text:bookmark-start text:name="third-area-of-contribution-to-the-resear"/>Third area of contribution to the research in the field: The<text:s/>impact of the DBR / FI<text:bookmark-end text:name="third-area-of-contribution-to-the-resear"/></text:h>
      <text:p text:style-name="P375">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Engeström and Sannino, 2021). As a early career research and novice I cautiously advance some observations, at times framed as questions which may be fruitful in future interaction with DBR and FI research community.</text:p>
      <text:list text:style-name="LFO21" text:continue-numbering="true">
        <text:list-item>
          <text:p text:style-name="P376">How structural and permanent does transformational agency needs to be before it becomes transformational compared to a more blended view of emerging repertoires of practice?</text:p>
        </text:list-item>
        <text:list-item>
          <text:p text:style-name="P377">What are the pros and cons of the use of 360 video to capture social / cultural interactions especially in this field.</text:p>
        </text:list-item>
        <text:list-item>
          <text:p text:style-name="P378">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379">How best can socio-cultural approaches be aligned with constructionist legacy. Is my approach of x, fruitful in other areas?</text:p>
        </text:list-item>
      </text:list>
      <text:p text:style-name="P380">TO INTEGRATE The process of identifying and working with GDPs in this research process can be mapped as a dialectical process of moving (rising) to the concrete<text:s/><text:bookmark-start text:name="ZOTERO_ITEM_CSL_CITATION_{&quot;citationID&quot;:&quot;"/>(Sannino, 2011)<text:bookmark-end text:name="ZOTERO_ITEM_CSL_CITATION_{&quot;citationID&quot;:&quot;"/>.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P381" text:outline-level="2"><text:bookmark-start text:name="conclusion"/>Conclusion<text:bookmark-end text:name="conclusion"/></text:h>
      <text:p text:style-name="P382">As this chapter is ongoing this conclusion is in draft form. Feedback on what to include in this chapter conclusion is welcome.</text:p>
      <text:list text:style-name="LFO22" text:continue-numbering="true">
        <text:list-item>
          <text:p text:style-name="P383">the place of this chapter in the narrative of the thesis</text:p>
        </text:list-item>
        <text:list-item>
          <text:p text:style-name="P384">the limitations or questions arising that may be addressed in the following chapter.</text:p>
        </text:list-item>
      </text:list>
      <text:p text:style-name="P385">limitations/ further work</text:p>
      <text:p text:style-name="P386">This work invites exploration of related issues of - inclusion as a lens</text:p>
      <text:p text:style-name="P387">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p text:style-name="P388"/>
      <text:section text:name="Sect1" text:style-name="S1">
        <text:p text:style-name="P389"/>
      </text:section>
      <text:section text:name="Sect2" text:style-name="S2">
        <text:p text:style-name="P390">Barendregt, W., Bekker, T., Börjesson, P., Eriksson, E., Vasalou, A. and Torgersson, O. (2018)<text:s/>‘Intermediate-level knowledge in child-computer interaction.’<text:s/><text:span text:style-name="T391">In</text:span><text:s/><text:span text:style-name="T392">Proceedings of the 17th ACM Conference on Interaction Design and Children</text:span>. Trondheim Norway: ACM, pp. 699–704.</text:p>
        <text:p text:style-name="P393">Barron, B. J. S., Schwartz, D. L., Vye, N. J., Moore, A., Petrosino, A., Zech, L. and Bransford, J. D. (1998) ‘Doing With Understanding: Lessons From Research on Problem- and Project-Based Learning.’<text:s/><text:span text:style-name="T394">Journal of the Learning Sciences</text:span>, 7(3–4) pp. 271–311.</text:p>
        <text:soft-page-break/>
        <text:p text:style-name="P395">Barron, B., Martin, C. K., Takeuchi, L. and Fithian, R. (2009) ‘Parents as Learning Partners in the Development of Technological Fluency.’<text:s/><text:span text:style-name="T396">International Journal of Learning and Media</text:span>, 1(2) pp. 55–77.</text:p>
        <text:p text:style-name="P397">Bell, T. and Lodi, M. (2019) ‘Constructing computational thinking without using computers.’<text:s/><text:span text:style-name="T398">Constructivist foundations</text:span>. Alexander Riegler, 14(3) pp. 342–351.</text:p>
        <text:p text:style-name="P399">Bienkowski, M., Snow, E., Rutstein, D. and Grover, S. (2015) ‘Assessment design patterns for computational thinking practices in secondary computer science: A first look.’<text:s/><text:span text:style-name="T400">SRI International</text:span>.</text:p>
        <text:p text:style-name="P401">Brennan, K. and Resnick, M. (2012) ‘New frameworks for studying and assessing the development of computational thinking’ p. 25.</text:p>
        <text:p text:style-name="P402">Chesterman, M. (2023) ‘Game Making and Coding Fluency in a Primary Computing Context.’<text:s/><text:span text:style-name="T403">In</text:span><text:s/>Keane, T. and Fluck, A. E. (eds)<text:s/><text:span text:style-name="T404">Teaching Coding in K-12 Schools: Research and<text:s/></text:span><text:span text:style-name="T405">Application</text:span>. Cham: Springer International Publishing, pp. 171–187.</text:p>
        <text:p text:style-name="P406">Curzon, P., Waite, J., Maton, K. and Donohue, J. (2020) ‘Using semantic waves to analyse the effectiveness of unplugged computing activities.’<text:s/><text:span text:style-name="T407">In</text:span><text:s/><text:span text:style-name="T408">Proceedings of the 15th Workshop on Primary and Secondary Computing Education</text:span>. New York, NY, USA: Association for Computing Machinery (WiPSCE ’20), pp. 1–10.</text:p>
        <text:p text:style-name="P409">Cutts, Q., Esper, S., Fecho, M., Foster, S. R. and Simon, B. (2012) ‘The abstraction transition taxonomy: Developing desired learning outcomes through the lens of situated cognition.’<text:s/><text:span text:style-name="T410">In</text:span><text:s/><text:span text:style-name="T411">Proceedings of the ninth annual international conference on International computing education research</text:span>, pp. 63–70.</text:p>
        <text:p text:style-name="P412">Dearden, A. and Finlay, J. (2006) ‘Pattern Languages in HCI: A Critical Review.’<text:s/><text:span text:style-name="T413">Human–Computer Interaction</text:span>, 21(1) pp. 49–102.</text:p>
        <text:p text:style-name="P414">DiGiacomo, D. K. and Gutiérrez, K. D. (2016) ‘Relational Equity as a Design Tool Within Making and Tinkering Activities.’<text:s/><text:span text:style-name="T415">Mind, Culture, and Activity</text:span>, 23(2) pp. 141–153.</text:p>
        <text:p text:style-name="P416">Edwards, A. (2009) ‘From the systemic to the relational: Relational agency and activity theory.’<text:s/><text:span text:style-name="T417">Learning and expanding with activity theory</text:span><text:s/>pp. 197–211.</text:p>
        <text:p text:style-name="P418">Engeström, Y. (1996) ‘Development as breaking away and opening up: A challenge to Vygotsky and Piaget.’<text:s/><text:span text:style-name="T419">Swiss Journal of Psychology</text:span>.</text:p>
        <text:p text:style-name="P420">Engeström, Y. (2006) ‘Development, movement and agency: Breaking away into mycorrhizae<text:s/><text:soft-page-break/>activities.’<text:s/><text:span text:style-name="T421">Building activity theory in practice: Toward the next generation</text:span>, 1 pp. 1–43.</text:p>
        <text:p text:style-name="P422">Engeström, Y. and Sannino, A. (2021) ‘From mediated actions to heterogenous coalitions: four generations of activity-theoretical studies of work and learning.’<text:s/><text:span text:style-name="T423">Mind, Culture, and Activity</text:span>. Routledge, 28(1) pp. 4–23.</text:p>
        <text:p text:style-name="P424">Eriksson, E., Baykal, G. E., Björk, S. and Torgersson, O. (2019) ‘Using Gameplay Design Patterns with Children in the Redesign of a Collaborative Co-located Game.’<text:s/><text:span text:style-name="T425">In</text:span><text:s/><text:span text:style-name="T426">Proceedings of the 18th ACM International Conference on Interaction Design and Children</text:span>. Boise ID USA: ACM, pp. 15–25.</text:p>
        <text:p text:style-name="P427">Fullerton, T. (2018)<text:s/><text:span text:style-name="T428">Game Design Workshop: A Playcentric Approach to Creating Innovative Games, Fourth Edition</text:span>. 4 edition, Boca Raton: A K Peters/CRC Press.</text:p>
        <text:p text:style-name="P429">Grover, S. and Pea, R. (2013) ‘Computational Thinking in K–12: A Review of the State of the Field.’<text:s/><text:span text:style-name="T430">Educational Researcher</text:span>, 42(1) pp. 38–43.</text:p>
        <text:p text:style-name="P431">Grover, S. and Pea, R. (2017) ‘Computational Thinking: A Competency Whose Time Has Come.’<text:s/><text:span text:style-name="T432">In</text:span>.</text:p>
        <text:p text:style-name="P433">Gutiérrez, K. D. (2008) ‘Developing a Sociocritical Literacy in the Third Space.’<text:s/><text:span text:style-name="T434">Reading Research Quarterly</text:span>, 43(2) pp. 148–164.</text:p>
        <text:p text:style-name="P435">Gutiérrez, K. D., Baquedano‐López, P. and Tejeda, C. (1999) ‘Rethinking diversity: Hybridity and hybrid language practices in the third space.’<text:s/><text:span text:style-name="T436">Mind, Culture, and Activity</text:span>, 6(4) pp. 286–303.</text:p>
        <text:p text:style-name="P437">Gutiérrez, Kris D., Becker, B. L. C., Espinoza, M. L., Cortes, K. L., Cortez, A., Lizárraga, J. R., Rivero, E., Villegas, K. and Yin, P. (2019) ‘Youth as historical actors in the production of possible futures.’<text:s/><text:span text:style-name="T438">Mind, Culture, and Activity</text:span>, 26(4) pp. 291–308.</text:p>
        <text:p text:style-name="P439">Gutiérrez, Kris D., Higgs, J., Lizárraga, J. R. and Rivero, E. (2019) ‘Learning as Movement in Social Design-Based Experiments: Play as a Leading<text:s/>Activity.’<text:s/><text:span text:style-name="T440">Human Development</text:span>, 62(1–2) pp. 66–82.</text:p>
        <text:p text:style-name="P441">Gutiérrez, K. D., Jurow, A. S. and Vakil, S. (2020) ‘A utopian methodology for understanding new possibilities for learning.’<text:s/><text:span text:style-name="T442">Handbook of the cultural foundations of learning</text:span><text:s/>p. 330.</text:p>
        <text:p text:style-name="P443">Gutiérrez, K. D. and Rogoff, B. (2003) ‘Cultural Ways of Learning: Individual Traits or Repertoires of Practice.’<text:s/><text:span text:style-name="T444">Educational Researcher</text:span>, 32(5) pp. 19–25.</text:p>
        <text:p text:style-name="P445">Guzdial, M. (2015) ‘Learner-Centered Design of Computing Education: Research on Computing for Everyone.’<text:s/><text:span text:style-name="T446">Synthesis Lectures on Human-Centered Informatics</text:span>, 8(6) pp. 1–165.</text:p>
        <text:soft-page-break/>
        <text:p text:style-name="P447">Haapasaari, A., Engeström, Y. and Kerosuo, H. (2016) ‘The emergence of learners’ transformative agency in a Change Laboratory intervention.’<text:s/><text:span text:style-name="T448">Journal of Education and Work</text:span>, 29(2) pp. 232–262.</text:p>
        <text:p text:style-name="P449">Höök, K. and Löwgren, J. (2012) ‘Strong concepts: Intermediate-level knowledge in interaction design research.’<text:s/><text:span text:style-name="T450">ACM Transactions on Computer-Human Interaction</text:span>, 19(3) pp. 1–18.</text:p>
        <text:p text:style-name="P451">Hopwood, N. (2022) ‘Agency in cultural-historical activity theory: strengthening commitment to social transformation.’<text:s/><text:span text:style-name="T452">Mind, Culture, and Activity</text:span>. Routledge, 29(2) pp. 108–122.</text:p>
        <text:p text:style-name="P453">Hwang, Y., Das, A., Waite, J. and Sentance, S. (2023) ‘Using a Sociological Lens to Investigate Computing Teachers’ Culturally Responsive Classroom Practices.’<text:s/><text:span text:style-name="T454">In</text:span><text:s/><text:span text:style-name="T455">Proceedings of the 2023 ACM Conference on International Computing Education Research V.1</text:span>. Chicago IL USA: ACM, pp. 206–221.</text:p>
        <text:p text:style-name="P456">Isaac, G., Barma, S. and Romero, M. (2022) ‘Cultural historical activity theory, double stimulation, and conflicts of motives in education science: Where have we been? (2012-2021).’<text:s/><text:span text:style-name="T457">Revue internationale du CRIRES : innover dans la tradition de Vygotsky</text:span>, 5(2) pp. 86–94.</text:p>
        <text:p text:style-name="P458">Jaffurs, S. E. (2004) ‘The impact of informal music learning practices in the classroom, or how I learned how to teach from a garage band.’<text:s/><text:span text:style-name="T459">International Journal of Music Education</text:span>, 22(3) pp. 189–200.</text:p>
        <text:p text:style-name="P460">Kafai, Y. B. (1994)<text:s/><text:span text:style-name="T461">Minds in Play: Computer Game Design As A Context for Children’s Learning: Computer Game Designs as a Context for Children’s Learning</text:span>. 1 edition, Hillsdale, N.J: Routledge.</text:p>
        <text:p text:style-name="P462">Kafai, Y. B. and Resnick, M. (eds) (1996)<text:s/><text:span text:style-name="T463">Constructionism in practice: designing, thinking, and learning in a digital world</text:span>. Mahwah, N.J: Lawrence Erlbaum Associates.</text:p>
        <text:p text:style-name="P464">Kafai, Y. and Burke, Q. (2015) ‘Constructionist gaming: understanding the benefits of making games for learning.’<text:s/><text:span text:style-name="T465">Educational Psychologist</text:span>, 50(4) pp. 313–334.</text:p>
        <text:p text:style-name="P466">Kynigos, C. (2004) ‘A “Black-and-White Box” Approach to User Empowerment With Component Computing.’<text:s/><text:span text:style-name="T467">Interactive Learning Environments</text:span>, 12(1–2) pp. 27–71.</text:p>
        <text:p text:style-name="P468">Kynigos, C. (2007)<text:s/>‘Half-Baked Logo Microworlds as Boundary Objects in Integrated Design.’<text:s/><text:span text:style-name="T469">Informatics in Education - An International Journal</text:span>, 6(2) pp. 335–359.</text:p>
        <text:p text:style-name="P470">Lee, E., Kafai, Y. B., Vasudevan, V. and Davis, R. L. (2014) ‘Playing in the Arcade: Designing Tangible Interfaces with MaKey MaKey for Scratch Games.’<text:s/><text:span text:style-name="T471">In</text:span><text:s/><text:span text:style-name="T472">Playful User Interfaces</text:span>. Springer, Singapore (Gaming Media and Social Effects), pp. 277–292.</text:p>
        <text:soft-page-break/>
        <text:p text:style-name="P473">Lee, I., Martin, F., Denner, J., Coulter, B., Allan, W., Erickson, J., Malyn-Smith, J. and Werner, L. (2011) ‘Computational thinking for youth in practice.’<text:s/><text:span text:style-name="T474">ACM Inroads</text:span>, 2(1) pp. 32–37.</text:p>
        <text:p text:style-name="P475">Lodi, M. and Martini, S. (2021) ‘Computational Thinking, Between Papert and Wing.’<text:s/><text:span text:style-name="T476">Science &amp; Education</text:span>, 30(4) pp. 883–908.</text:p>
        <text:p text:style-name="P477">Matusov, E., von Duyke, K. and Kayumova, S. (2016) ‘Mapping Concepts of Agency in Educational Contexts.’<text:s/><text:span text:style-name="T478">Integrative Psychological and Behavioral Science</text:span>, 50(3) pp. 420–446.</text:p>
        <text:p text:style-name="P479">Meriläinen, M., Aurava, R., Kultima, A. and Stenros, J. (2020) ‘Game Jams for Learning and Teaching: A Review.’<text:s/><text:span text:style-name="T480">International Journal of Game-Based Learning</text:span>, 10(2) pp. 54–71.</text:p>
        <text:p text:style-name="P481">Muller, O., Haberman, B. and Averbuch, H. (2004) ‘(An almost) pedagogical pattern for pattern-based problem-solving instruction.’<text:s/><text:span text:style-name="T482">ACM SIGCSE Bulletin</text:span>, 36(3) pp. 102–106.</text:p>
        <text:p text:style-name="P483">Nachtigall, V., Shaffer, D. W. and Rummel, N. (2024) ‘The authenticity dilemma: towards a theory on the conditions and effects of authentic learning.’<text:s/><text:span text:style-name="T484">European Journal of Psychology of Education</text:span>, 39(4) pp. 3483–3509.</text:p>
        <text:p text:style-name="P485">Papert, S. (1980)<text:s/><text:span text:style-name="T486">Mindstorms: children, computers, and powerful ideas</text:span>. 2nd ed, New York: Basic Books.</text:p>
        <text:p text:style-name="P487">Papert, S. and Resnick, M. (1995) ‘Technological Fluency And The Representation Of Knowledge. Proposal to the National Science Foundation.’ MIT Media Laboratory. Cambridge, MA.</text:p>
        <text:p text:style-name="P488">Papert, S. and Turkle, S. (1990) ‘Epistemological Pluralism and the<text:s/>Revaluation of the Concrete.’<text:s/><text:span text:style-name="T489">Signs</text:span>, 16(1).</text:p>
        <text:p text:style-name="P490">Peppler, K., Halverson, E. and Kafai, Y. B. (2016)<text:s/><text:span text:style-name="T491">Makeology: Makerspaces as Learning Environments</text:span>. Routledge.</text:p>
        <text:p text:style-name="P492">Pinheiro, R. (2011) ‘The creative process in the context of jazz jam sessions.’<text:s/><text:span text:style-name="T493">Journal of Music and Dance</text:span>, 1(1) pp. 1–5.</text:p>
        <text:p text:style-name="P494">Rajala, A., Cole, M. and Esteban-Guitart, M. (2023) ‘Utopian methodology: Researching educational interventions to promote equity over multiple timescales.’<text:s/><text:span text:style-name="T495">Journal of the Learning Sciences</text:span>, 32(1) pp. 110–136.</text:p>
        <text:p text:style-name="P496">Repenning, A., Webb, D. C., Koh, K. H., Nickerson, H., Miller, S. B., Brand, C., Horses, I. H. M., Basawapatna, A., Gluck, F., Grover, R., Gutierrez, K. and Repenning, N. (2015) ‘Scalable Game<text:s/><text:soft-page-break/>Design: A Strategy to Bring Systemic Computer Science Education to Schools Through Game Design and Simulation Creation.’<text:s/><text:span text:style-name="T497">Trans. Comput. Educ.</text:span>, 15(2) p. 11:1-11:31.</text:p>
        <text:p text:style-name="P498">Resnick, M. (2020) ‘The Seeds That Seymour Sowed.’ Medium. 16th October. [Online] [Accessed on 25th February 2025] https://mres.medium.com/the-seeds-that-seymour-sowed-c2860379617b.</text:p>
        <text:p text:style-name="P499">Resnick, M., Myers, B., Nakakoji, K., Shneiderman, B., Pausch, R., Selker, T. and Eisenberg, M. (2005) ‘Design principles for tools to support creative thinking.’</text:p>
        <text:p text:style-name="P500">Resnick, M. and Rusk, N. (2020) ‘Coding at a crossroads.’<text:s/><text:span text:style-name="T501">Communications of the ACM</text:span>, 63(11) pp. 120–127.</text:p>
        <text:p text:style-name="P502">Resnick, M. and Silverman, B. (2005) ‘Some reflections on designing construction kits for kids.’<text:s/><text:span text:style-name="T503">In</text:span><text:s/><text:span text:style-name="T504">Proceedings of the 2005 conference on Interaction design and children</text:span>. ACM, pp. 117–122.</text:p>
        <text:p text:style-name="P505">Resnick, M., Silverman, B., Kafai, Y., Maloney, J., Monroy-Hernández, A., Rusk, N., Eastmond, E., Brennan, K., Millner, A., Rosenbaum, E. and Silver, J. (2009) ‘Scratch: programming for all.’<text:s/><text:span text:style-name="T506">Communications of the ACM</text:span>, 52(11) p. 60.</text:p>
        <text:p text:style-name="P507">Roque, R., Lin, K. and Liuzzi, R. (2016) ‘“I’m Not Just a Mom”: Parents Developing Multiple Roles in Creative Computing.’<text:s/><text:span text:style-name="T508">In</text:span><text:s/><text:span text:style-name="T509">Conference: International Conference of the Learning Sciences</text:span>.</text:p>
        <text:p text:style-name="P510">Roque, R. V. (2016)<text:s/><text:span text:style-name="T511">Family creative learning : designing structures to engage kids and parents as computational creators</text:span>. Thesis. Massachusetts Institute of Technology.</text:p>
        <text:p text:style-name="P512">Rosso, B. D. (2014) ‘Creativity and Constraints: Exploring the Role of Constraints in the Creative Processes of Research and Development Teams.’<text:s/><text:span text:style-name="T513">Organization Studies</text:span>, 35(4) pp. 551–585.</text:p>
        <text:p text:style-name="P514">Sannino, A. (2011) ‘Activity theory as an activist and interventionist theory.’<text:s/><text:span text:style-name="T515">Theory &amp; Psychology</text:span>, 21(5) pp. 571–597.</text:p>
        <text:p text:style-name="P516">Sannino, A., Engeström, Y. and Lemos, M. (2016) ‘Formative Interventions for Expansive Learning and Transformative Agency.’<text:s/><text:span text:style-name="T517">Journal of the Learning Sciences</text:span>, 25(4) pp. 599–633.</text:p>
        <text:p text:style-name="P518">Sawyer, R. K. (2003)<text:s/><text:span text:style-name="T519">Group creativity: <text:s/>Music, theater, collaboration</text:span>. Mahwah, NJ, US: Lawrence Erlbaum Associates Publishers (Group creativity: <text:s/>Music, theater, collaboration), pp. ix, 214.</text:p>
        <text:p text:style-name="P520">Sentance, S. and Waite, J. (2017) ‘PRIMM: Exploring pedagogical approaches for teaching text-based programming in school.’<text:s/><text:span text:style-name="T521">In</text:span><text:s/><text:span text:style-name="T522">Proceedings of the 12th Workshop on Primary and Secondary Computing Education</text:span>. Nijmegen Netherlands: ACM, pp. 113–114.</text:p>
        <text:soft-page-break/>
        <text:p text:style-name="P523">Sentance, S., Waite, J. and Kallia, M. (2019a) ‘Teachers’ Experiences of using PRIMM to Teach Programming in School.’<text:s/><text:span text:style-name="T524">In</text:span><text:s/><text:span text:style-name="T525">Proceedings of the 50th ACM Technical Symposium on Computer Science Education</text:span>. Minneapolis MN USA: ACM, pp. 476–482.</text:p>
        <text:p text:style-name="P526">Sentance, S., Waite, J. and Kallia, M. (2019b) ‘Teaching computer programming with PRIMM: a<text:s/>sociocultural perspective.’<text:s/><text:span text:style-name="T527">Computer Science Education</text:span>. Routledge, 29(2–3) pp. 136–176.</text:p>
        <text:p text:style-name="P528">Statter, D. and Armoni, M. (2016) ‘Teaching Abstract Thinking in Introduction to Computer Science for 7th Graders.’<text:s/><text:span text:style-name="T529">In</text:span><text:s/><text:span text:style-name="T530">Proceedings of the 11th Workshop in Primary and Secondary Computing Education on ZZZ - WiPSCE ’16</text:span>. M&amp;#252;nster, Germany: ACM Press, pp. 80–83.</text:p>
        <text:p text:style-name="P531">Stolterman, E. and Wiberg, M. (2010) ‘Concept-Driven Interaction Design Research.’<text:s/><text:span text:style-name="T532">Human–Computer Interaction</text:span>, 25(2) pp. 95–118.</text:p>
        <text:p text:style-name="P533">Stone, L. D. and Gutiérrez, K. D. (2007) ‘Problem articulation and the processes of assistance: An activity theoretic view of mediation in game play.’<text:s/><text:span text:style-name="T534">International Journal of Educational Research</text:span>, 46(1–2) pp. 43–56.</text:p>
        <text:p text:style-name="P535">Waite, J., Curzon, P., Marsh, W. and Sentance, S. (2016) ‘Abstraction and common classroom activities.’<text:s/><text:span text:style-name="T536">In</text:span><text:s/><text:span text:style-name="T537">Proceedings of the 11th Workshop in Primary and Secondary Computing Education on ZZZ - WiPSCE ’16</text:span>. M&amp;#252;nster, Germany: ACM Press, pp. 112–113.</text:p>
        <text:p text:style-name="P538">Waite, J. L., Curzon, P., Marsh, W., Sentance, S. and<text:s/>Hadwen-Bennett, A. (2018a) ‘Abstraction in action: K-5 teachers’ uses of levels of abstraction, particularly the design level, in teaching programming.’<text:s/><text:span text:style-name="T539">International Journal of Computer Science Education in Schools</text:span>, 2(1) pp. 14–40.</text:p>
        <text:p text:style-name="P540">Waite, J. L., Curzon, P., Marsh, W., Sentance, S. and Hadwen-Bennett, A. (2018b) ‘Abstraction in action: K-5 teachers’ uses of levels of abstraction, particularly the design level, in teaching programming.’<text:s/><text:span text:style-name="T541">International Journal of Computer Science Education in Schools</text:span>, 2(1) p. 14.</text:p>
        <text:p text:style-name="P542">Waite, J. and Sentance, S. (2021) ‘Teaching programming in schools: A review of approaches and strategies.’</text:p>
        <text:p text:style-name="P543">Werner, L., Denner, J. and Campe, S. (2014) ‘Children Programming Games: A Strategy for Measuring Computational Learning.’<text:s/><text:span text:style-name="T544">ACM Transactions on Computing Education</text:span>, 14(4) pp. 1–22.</text:p>
        <text:p text:style-name="P54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Lato" style:font-name-asian="Lato" style:font-name-complex="Lat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ato" style:font-name-asian="Lato" style:font-name-complex="Lato" fo:font-weight="bold" style:font-weight-asian="bold" style:font-weight-complex="bold" fo:font-style="italic" style:font-style-asian="italic" style:font-style-complex="italic" fo:font-size="18pt" style:font-size-asian="18pt" fo:hyphenate="false"/>
    </style:style>
    <style:style style:name="Heading3" style:display-name="Heading 3" style:family="paragraph" style:parent-style-name="Heading" style:next-style-name="Textbody" style:default-outline-level="3">
      <style:text-properties style:font-name="Lato" style:font-name-asian="Lato" style:font-name-complex="Lat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Lato" style:font-name-asian="Lato" style:font-name-complex="Lato" fo:font-weight="bold" style:font-weight-asian="bold" style:font-weight-complex="bold" fo:font-style="italic" style:font-style-asian="italic" style:font-style-complex="italic" fo:font-size="13pt" style:font-size-asian="13pt" fo:hyphenate="false"/>
    </style:style>
    <style:style style:name="Heading5" style:display-name="Heading 5" style:family="paragraph" style:parent-style-name="Heading" style:next-style-name="Textbody" style:default-outline-level="5">
      <style:text-properties style:font-name="Lato" style:font-name-asian="Lato" style:font-name-complex="Lato" fo:font-weight="bold" style:font-weight-asian="bold" fo:font-size="10pt" style:font-size-asian="10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style:font-name="Lato" style:font-name-asian="Lato" style:font-name-complex="Lato" fo:font-size="11pt" style:font-size-asian="11pt" fo:hyphenate="false"/>
    </style:style>
    <style:style style:name="Author" style:display-name="Author" style:family="paragraph" style:parent-style-name="Standard" style:next-style-name="Date">
      <style:text-properties fo:font-style="italic" style:font-style-asian="italic" fo:hyphenate="false"/>
    </style:style>
    <style:style style:name="Date" style:display-name="Date" style:family="paragraph" style:parent-style-name="Standard" style:next-style-name="Textbody">
      <style:text-properties fo:font-style="italic" style:font-style-asian="italic"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Table" style:display-name="Table" style:family="paragraph" style:parent-style-name="Caption">
      <style:paragraph-properties fo:margin-top="0.0826in" fo:margin-bottom="0.0826i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Quotations" style:display-name="Quotations" style:family="paragraph" style:parent-style-name="Standard">
      <style:paragraph-properties style:contextual-spacing="true" fo:margin-top="0.0986in" fo:margin-bottom="0.0986in" fo:margin-left="0.3152in" fo:margin-right="0.2361in">
        <style:tab-stops/>
      </style:paragraph-properties>
      <style:text-properties fo:font-style="italic" style:font-style-asian="italic" fo:hyphenate="false"/>
    </style:style>
    <style:style style:name="PreformattedText" style:display-name="Preformatted Text" style:family="paragraph" style:parent-style-name="Standard">
      <style:paragraph-properties style:contextual-spacing="true" fo:margin-top="0.118in" fo:margin-bottom="0.118in" fo:margin-left="0.3937in">
        <style:tab-stops/>
      </style:paragraph-properties>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font-size="10pt" style:font-size-asian="10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Title" style:display-name="Title" style:family="paragraph" style:parent-style-name="Heading" style:next-style-name="Textbody">
      <style:paragraph-properties fo:text-align="center"/>
      <style:text-properties style:font-name="Lato" style:font-name-asian="Lato" style:font-name-complex="Lato"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Addressee" style:display-name="Addressee" style:family="paragraph" style:parent-style-name="Standard">
      <style:paragraph-properties text:number-lines="false" fo:margin-bottom="0.0416in"/>
      <style:text-properties style:font-name="Ubuntu" style:font-name-asian="Ubuntu" style:font-name-complex="Ubuntu" fo:font-size="12pt" style:font-size-asian="12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text-properties fo:color="#2A6099" fo:font-size="9pt" style:font-size-asian="9pt" style:text-underline-type="single" style:text-underline-style="solid" style:text-underline-width="auto" style:text-underline-mode="continuous" style:text-underline-color="font-color"/>
    </style:style>
    <style:style style:name="IndexLink" style:display-name="Index Link"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tarSymbol" style:font-name-asian="StarSymbol" style:font-name-complex="StarSymbol" fo:font-size="9pt" style:font-size-asian="9pt" style:font-size-complex="9pt"/>
    </style:style>
    <style:style style:name="WW_CharLFO22LVL2" style:family="text">
      <style:text-properties style:font-name="StarSymbol" style:font-name-asian="StarSymbol" style:font-name-complex="StarSymbol" fo:font-size="9pt" style:font-size-asian="9pt" style:font-size-complex="9pt"/>
    </style:style>
    <style:style style:name="WW_CharLFO22LVL3" style:family="text">
      <style:text-properties style:font-name="StarSymbol" style:font-name-asian="StarSymbol" style:font-name-complex="StarSymbol" fo:font-size="9pt" style:font-size-asian="9pt" style:font-size-complex="9pt"/>
    </style:style>
    <style:style style:name="WW_CharLFO22LVL4" style:family="text">
      <style:text-properties style:font-name="StarSymbol" style:font-name-asian="StarSymbol" style:font-name-complex="StarSymbol" fo:font-size="9pt" style:font-size-asian="9pt" style:font-size-complex="9pt"/>
    </style:style>
    <style:style style:name="WW_CharLFO22LVL5" style:family="text">
      <style:text-properties style:font-name="StarSymbol" style:font-name-asian="StarSymbol" style:font-name-complex="StarSymbol" fo:font-size="9pt" style:font-size-asian="9pt" style:font-size-complex="9pt"/>
    </style:style>
    <style:style style:name="WW_CharLFO22LVL6" style:family="text">
      <style:text-properties style:font-name="StarSymbol" style:font-name-asian="StarSymbol" style:font-name-complex="StarSymbol" fo:font-size="9pt" style:font-size-asian="9pt" style:font-size-complex="9pt"/>
    </style:style>
    <style:style style:name="WW_CharLFO22LVL7" style:family="text">
      <style:text-properties style:font-name="StarSymbol" style:font-name-asian="StarSymbol" style:font-name-complex="StarSymbol" fo:font-size="9pt" style:font-size-asian="9pt" style:font-size-complex="9pt"/>
    </style:style>
    <style:style style:name="WW_CharLFO22LVL8" style:family="text">
      <style:text-properties style:font-name="StarSymbol" style:font-name-asian="StarSymbol" style:font-name-complex="StarSymbol" fo:font-size="9pt" style:font-size-asian="9pt" style:font-size-complex="9pt"/>
    </style:style>
    <style:style style:name="WW_CharLFO2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1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4</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7. Seeding and Nurturing Community Game Making Practices to Facilitate Learner Agency</dc:title>
    <dc:description/>
    <dc:subject/>
    <meta:initial-creator>Cathy Lewin</meta:initial-creator>
    <dc:creator>Cathy Lewin</dc:creator>
    <meta:creation-date>2025-03-16T18:04:00Z</meta:creation-date>
    <dc:date>2025-03-17T11:30:00Z</dc:date>
    <meta:template xlink:href="Normal" xlink:type="simple"/>
    <meta:editing-cycles>4</meta:editing-cycles>
    <meta:editing-duration>PT60120S</meta:editing-duration>
    <meta:user-defined meta:name="ZOTERO_PREF_1">&lt;data data-version="3" zotero-version="7.0.13"&gt;&lt;session id="H7XTMyNB"/&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33" meta:paragraph-count="170" meta:word-count="12757" meta:character-count="85307" meta:row-count="606" meta:non-whitespace-character-count="72720"/>
  </office:meta>
</office:document-meta>
</file>